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Standard">
      <style:paragraph-properties fo:margin-left="0cm" fo:margin-right="0.3cm" fo:line-height="0.564cm" fo:text-align="justify" style:justify-single-word="false" fo:text-indent="0cm" style:auto-text-indent="false"/>
      <style:text-properties fo:color="#231f20" style:font-name="DejaVu Sans" fo:font-size="11pt" fo:language="en" fo:country="US" style:font-size-asian="11pt" style:font-size-complex="11pt"/>
    </style:style>
    <style:style style:name="P2" style:family="paragraph" style:parent-style-name="Standard">
      <style:paragraph-properties fo:margin-left="0cm" fo:margin-right="0.3cm" fo:text-align="center" style:justify-single-word="false" fo:text-indent="0cm" style:auto-text-indent="false"/>
      <style:text-properties fo:color="#231f20" style:font-name="DejaVu Sans" fo:font-size="18pt" fo:language="en" fo:country="US" fo:font-weight="bold" style:font-size-asian="18pt" style:font-weight-asian="bold" style:font-size-complex="18pt"/>
    </style:style>
    <style:style style:name="P3" style:family="paragraph" style:parent-style-name="Standard">
      <style:paragraph-properties fo:margin-left="0cm" fo:margin-right="0.3cm" fo:line-height="0.564cm" fo:text-align="center" style:justify-single-word="false" fo:text-indent="0cm" style:auto-text-indent="false"/>
    </style:style>
    <style:style style:name="P4" style:family="paragraph" style:parent-style-name="Standard">
      <style:paragraph-properties fo:margin-left="0cm" fo:margin-right="0.3cm" fo:line-height="0.564cm" fo:text-align="center" style:justify-single-word="false" fo:text-indent="0cm" style:auto-text-indent="false"/>
      <style:text-properties style:font-name="DejaVu Sans"/>
    </style:style>
    <style:style style:name="P5" style:family="paragraph" style:parent-style-name="Standard">
      <style:paragraph-properties fo:margin-left="0cm" fo:margin-right="0.3cm" fo:line-height="0.564cm" fo:text-align="justify" style:justify-single-word="false" fo:text-indent="0cm" style:auto-text-indent="false" fo:break-before="page"/>
      <style:text-properties fo:color="#231f20" style:font-name="DejaVu Sans" fo:font-size="11pt" fo:language="en" fo:country="US" style:font-size-asian="11pt" style:font-size-complex="11pt"/>
    </style:style>
    <style:style style:name="P6" style:family="paragraph" style:parent-style-name="Standard">
      <style:paragraph-properties fo:margin-left="0cm" fo:margin-right="0.3cm" fo:text-align="center" style:justify-single-word="false" fo:orphans="0" fo:widows="0" fo:text-indent="1cm" style:auto-text-indent="false" style:text-autospace="none"/>
      <style:text-properties fo:color="#231f20" style:font-name="DejaVu Sans" fo:font-size="36pt" fo:font-weight="bold" style:font-size-asian="36pt" style:font-weight-asian="bold" style:font-size-complex="36pt"/>
    </style:style>
    <style:style style:name="P7" style:family="paragraph" style:parent-style-name="Standard">
      <style:paragraph-properties fo:margin-left="0cm" fo:margin-right="0.3cm" fo:text-align="center" style:justify-single-word="false" fo:orphans="0" fo:widows="0" fo:text-indent="1cm" style:auto-text-indent="false" style:text-autospace="none"/>
      <style:text-properties fo:color="#231f20" style:font-name="DejaVu Sans" fo:font-size="36pt" fo:language="en" fo:country="US" fo:font-weight="bold" style:font-size-asian="36pt" style:font-weight-asian="bold" style:font-size-complex="36pt"/>
    </style:style>
    <style:style style:name="P8" style:family="paragraph" style:parent-style-name="Standard">
      <style:paragraph-properties fo:margin-left="0cm" fo:margin-right="0.3cm" fo:line-height="0.564cm" fo:text-align="center" style:justify-single-word="false" fo:orphans="0" fo:widows="0" fo:text-indent="1cm" style:auto-text-indent="false" style:text-autospace="none"/>
      <style:text-properties fo:color="#231f20" style:font-name="DejaVu Sans" fo:font-size="11pt" fo:language="en" fo:country="US" fo:font-weight="bold" style:font-size-asian="11pt" style:font-weight-asian="bold"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text-properties fo:color="#231f20" style:font-name="DejaVu Sans" fo:font-size="11pt" fo:language="en" fo:country="US" fo:font-weight="bold" style:font-size-asian="11pt" style:font-weight-asian="bold" style:font-size-complex="11pt"/>
    </style:style>
    <style:style style:name="P10"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231f20" style:font-name="DejaVu Sans" fo:font-size="11pt" fo:language="en" fo:country="US" fo:font-weight="bold" style:font-size-asian="11pt" style:font-weight-asian="bold"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ext-properties fo:color="#231f20" style:font-name="DejaVu Sans" fo:font-size="11pt" fo:language="en" fo:country="US" style:font-size-asian="11pt" style:font-size-complex="11pt"/>
    </style:style>
    <style:style style:name="P1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fo:color="#231f20" style:font-name="DejaVu Sans" fo:font-size="11pt" fo:language="en" fo:country="US" style:font-size-asian="11pt" style:font-size-complex="11pt"/>
    </style:style>
    <style:style style:name="P13" style:family="paragraph" style:parent-style-name="Standard">
      <style:paragraph-properties fo:margin-left="0cm" fo:margin-right="0.3cm" fo:line-height="0.564cm" fo:text-align="center" style:justify-single-word="false" fo:orphans="0" fo:widows="0" fo:text-indent="1cm" style:auto-text-indent="false" style:text-autospace="none"/>
      <style:text-properties fo:color="#231f20" style:font-name="DejaVu Sans" fo:font-size="11pt" fo:language="en" fo:country="US" style:font-size-asian="11pt" style:font-size-complex="11pt"/>
    </style:style>
    <style:style style:name="P14" style:family="paragraph" style:parent-style-name="Standard">
      <style:paragraph-properties fo:margin-left="0cm" fo:margin-right="0.3cm" fo:text-align="center" style:justify-single-word="false" fo:orphans="0" fo:widows="0" fo:text-indent="1cm" style:auto-text-indent="false" style:text-autospace="none"/>
      <style:text-properties fo:color="#231f20" style:font-name="DejaVu Sans" fo:font-size="26pt" fo:language="en" fo:country="US" fo:font-weight="bold" style:font-size-asian="26pt" style:font-weight-asian="bold" style:font-size-complex="26pt"/>
    </style:style>
    <style:style style:name="P15" style:family="paragraph" style:parent-style-name="Standard">
      <style:paragraph-properties fo:margin-left="0cm" fo:margin-right="0.3cm" fo:text-align="justify" style:justify-single-word="false" fo:orphans="0" fo:widows="0" fo:text-indent="1cm" style:auto-text-indent="false" style:text-autospace="none"/>
      <style:text-properties fo:color="#231f20" style:font-name="DejaVu Sans" fo:font-size="18pt" fo:language="en" fo:country="US" fo:font-weight="bold" style:font-size-asian="18pt" style:font-weight-asian="bold" style:font-size-complex="18pt"/>
    </style:style>
    <style:style style:name="P16" style:family="paragraph" style:parent-style-name="Standard">
      <style:paragraph-properties fo:margin-left="0cm" fo:margin-right="0.3cm" fo:line-height="0.564cm" fo:text-align="justify" style:justify-single-word="false" fo:text-indent="1cm" style:auto-text-indent="false"/>
      <style:text-properties fo:color="#231f20" style:font-name="DejaVu Sans" fo:font-size="14pt" fo:language="en" fo:country="US" fo:font-weight="bold" style:font-size-asian="14pt" style:font-weight-asian="bold" style:font-size-complex="14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size-complex="11pt"/>
    </style:style>
    <style:style style:name="P19"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fo:color="#231f20" style:font-name="DejaVu Sans" fo:font-size="11pt" fo:language="en" fo:country="US" fo:font-weight="bold" style:font-size-asian="11pt" style:font-weight-asian="bold" style:font-size-complex="11pt"/>
    </style:style>
    <style:style style:name="P20" style:family="paragraph" style:parent-style-name="Standard">
      <style:paragraph-properties fo:margin-left="0cm" fo:margin-right="0.3cm" fo:text-align="justify" style:justify-single-word="false" fo:orphans="0" fo:widows="0" fo:text-indent="1cm" style:auto-text-indent="false" fo:break-before="page" style:text-autospace="none"/>
      <style:text-properties fo:color="#231f20" style:font-name="DejaVu Sans" fo:font-size="11pt" fo:language="en" fo:country="US" style:font-size-asian="11pt" style:font-size-complex="11pt"/>
    </style:style>
    <style:style style:name="P21" style:family="paragraph" style:parent-style-name="Standard">
      <style:paragraph-properties fo:margin-left="0cm" fo:margin-right="0.3cm" fo:text-align="center" style:justify-single-word="false" fo:text-indent="1cm" style:auto-text-indent="false" fo:break-before="page"/>
      <style:text-properties fo:color="#231f20" style:font-name="DejaVu Sans" fo:font-size="18pt" fo:language="en" fo:country="US" fo:font-weight="bold" style:font-size-asian="18pt" style:font-weight-asian="bold" style:font-size-complex="18pt"/>
    </style:style>
    <style:style style:name="P22" style:family="paragraph" style:parent-style-name="Standard">
      <style:paragraph-properties fo:margin-left="0cm" fo:margin-right="0.3cm" fo:text-align="center" style:justify-single-word="false" fo:orphans="0" fo:widows="0" fo:text-indent="1cm" style:auto-text-indent="false" fo:break-before="page" style:text-autospace="none"/>
      <style:text-properties fo:color="#231f20" style:font-name="DejaVu Sans" fo:font-size="18pt" fo:language="en" fo:country="US" fo:font-weight="bold" style:font-size-asian="18pt" style:font-weight-asian="bold" style:font-size-complex="18pt"/>
    </style:style>
    <style:style style:name="P23" style:family="paragraph" style:parent-style-name="Standard">
      <style:paragraph-properties fo:margin-left="0cm" fo:margin-right="0.3cm" fo:text-align="justify" style:justify-single-word="false" fo:text-indent="1cm" style:auto-text-indent="false" fo:break-before="page"/>
      <style:text-properties fo:color="#231f20" style:font-name="DejaVu Sans" fo:font-size="18pt" fo:language="en" fo:country="US" fo:font-weight="bold" style:font-size-asian="18pt" style:font-weight-asian="bold" style:font-size-complex="18pt"/>
    </style:style>
    <style:style style:name="P24" style:family="paragraph" style:parent-style-name="Standard">
      <style:paragraph-properties fo:margin-left="0cm" fo:margin-right="0.3cm" fo:text-align="justify" style:justify-single-word="false" fo:orphans="0" fo:widows="0" fo:text-indent="1cm" style:auto-text-indent="false" fo:break-before="page" style:text-autospace="none"/>
      <style:text-properties fo:color="#231f20" style:font-name="DejaVu Sans" fo:font-size="18pt" fo:language="en" fo:country="US" fo:font-weight="bold" style:font-size-asian="18pt" style:font-weight-asian="bold" style:font-size-complex="18pt"/>
    </style:style>
    <style:style style:name="P25" style:family="paragraph" style:parent-style-name="Standard">
      <style:paragraph-properties fo:margin-left="0cm" fo:margin-right="0.3cm" fo:line-height="0.564cm" fo:text-align="justify" style:justify-single-word="false" fo:text-indent="1cm" style:auto-text-indent="false" fo:break-before="page"/>
      <style:text-properties fo:color="#231f20" style:font-name="DejaVu Sans" fo:font-size="14pt" fo:language="en" fo:country="US" fo:font-weight="bold" style:font-size-asian="14pt" style:font-weight-asian="bold" style:font-size-complex="14pt"/>
    </style:style>
    <style:style style:name="P26"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27"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28" style:family="paragraph" style:parent-style-name="Standard" style:master-page-name="Standard">
      <style:paragraph-properties fo:margin-left="0cm" fo:margin-right="0.3cm" fo:line-height="0.564cm" fo:text-align="justify" style:justify-single-word="false" fo:orphans="0" fo:widows="0" fo:text-indent="1cm" style:auto-text-indent="false" style:page-number="auto" style:text-autospace="none"/>
      <style:text-properties fo:color="#000000" style:font-name="DejaVu Sans" fo:font-size="11pt" style:font-size-asian="11pt" style:font-size-complex="11pt"/>
    </style:style>
    <style:style style:name="T1" style:family="text">
      <style:text-properties fo:font-weight="bold" style:font-weight-asian="bold"/>
    </style:style>
    <style:style style:name="T2" style:family="text">
      <style:text-properties fo:color="#231f20" fo:font-size="11pt" fo:language="en" fo:country="US" fo:font-weight="bold" style:font-size-asian="11pt" style:font-weight-asian="bold" style:font-size-complex="11pt"/>
    </style:style>
    <style:style style:name="T3" style:family="text">
      <style:text-properties fo:color="#231f20" fo:font-size="11pt" fo:language="en" fo:country="US" style:font-size-asian="11pt" style:font-size-complex="11pt"/>
    </style:style>
    <style:style style:name="T4" style:family="text">
      <style:text-properties fo:color="#231f20" fo:font-size="18pt" fo:language="en" fo:country="US" fo:font-weight="bold" style:font-size-asian="18pt" style:font-weight-asian="bold" style:font-size-complex="18pt"/>
    </style:style>
    <style:style style:name="T5" style:family="text">
      <style:text-properties fo:color="#231f20" fo:font-size="14pt" fo:language="en" fo:country="US" fo:font-weight="bold" style:font-size-asian="14pt" style:font-weight-asian="bold" style:font-size-complex="14pt"/>
    </style:style>
    <style:style style:name="T6" style:family="text">
      <style:text-properties fo:color="#231f20" style:font-name="DejaVu Sans" fo:font-size="11pt" fo:language="en" fo:country="US" style:font-size-asian="11pt" style:font-size-complex="11pt"/>
    </style:style>
    <style:style style:name="T7" style:family="text">
      <style:text-properties fo:font-size="11pt" style:font-size-asian="11pt" style:font-size-complex="11pt"/>
    </style:style>
    <style:style style:name="T8" style:family="text">
      <style:text-properties fo:font-size="11pt" fo:language="en" fo:country="US" style:font-size-asian="11pt" style:font-size-complex="11pt"/>
    </style:style>
    <style:style style:name="T9" style:family="text">
      <style:text-properties style:font-name="DejaVu Sans" fo:font-size="11pt" fo:language="en" fo:country="US"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6"/>
      <text:p text:style-name="P6"/>
      <text:p text:style-name="P6"/>
      <text:p text:style-name="P7">OUR</text:p>
      <text:p text:style-name="P7">MESSENGERS</text:p>
      <text:p text:style-name="P7">SAY</text:p>
      <text:p text:style-name="P8"/>
      <text:p text:style-name="P8"/>
      <text:p text:style-name="P8"/>
      <text:p text:style-name="P8">We recount to you the histories</text:p>
      <text:p text:style-name="P8">of the messengers to put courage</text:p>
      <text:p text:style-name="P8">in your hearts. Through this the Truth shall</text:p>
      <text:p text:style-name="P8">be revealed to you, with precepts and</text:p>
      <text:p text:style-name="P8">admonitions for true believers.</text:p>
      <text:p text:style-name="P8">(Surah Hud, 120)</text:p>
      <text:p text:style-name="P8"/>
      <text:p text:style-name="P8"/>
      <text:p text:style-name="P8"/>
      <text:p text:style-name="P14">HARUN YAHYA</text:p>
      <text:p text:style-name="P19"/>
      <text:p text:style-name="P12"/>
      <text:p text:style-name="P12"/>
      <text:p text:style-name="P12"/>
      <text:p text:style-name="P12"/>
      <text:p text:style-name="P12"/>
      <text:p text:style-name="P12"/>
      <text:p text:style-name="P12"/>
      <text:p text:style-name="P12"/>
      <text:p text:style-name="P13">First published in Turkish in August, 1999</text:p>
      <text:p text:style-name="P13">© Goodword Books, 2004</text:p>
      <text:p text:style-name="P8">June, 2004</text:p>
      <text:p text:style-name="P8"/>
      <text:p text:style-name="P13"/>
      <text:p text:style-name="P13">Goodword Books</text:p>
      <text:p text:style-name="P13">1, Nizamuddin West Market,</text:p>
      <text:p text:style-name="P13">New Delhi 110 013</text:p>
      <text:p text:style-name="P13">Tel. 435 5454, 435 1128, 435 6666</text:p>
      <text:p text:style-name="P13">Fax. 435 7333, 435 7980</text:p>
      <text:p text:style-name="P13"/>
      <text:p text:style-name="P13"/>
      <text:p text:style-name="P13">e-mail: info@goodwordbooks.com</text:p>
      <text:p text:style-name="P13">Website: www.goodwordbooks.com</text:p>
      <text:p text:style-name="P13"/>
      <text:p text:style-name="P13"/>
      <text:p text:style-name="P13">ISBN</text:p>
      <text:p text:style-name="P13">Printed in India</text:p>
      <text:p text:style-name="P13"/>
      <text:p text:style-name="P13"/>
      <text:p text:style-name="P13">w w w . h a r u n y a h y a . c o m</text:p>
      <text:p text:style-name="P12"/>
      <text:p text:style-name="P12"/>
      <text:p text:style-name="P12"/>
      <text:p text:style-name="P20"/>
      <text:p text:style-name="P15">CONTENTS</text:p>
      <text:p text:style-name="P10"/>
      <text:p text:style-name="P12"/>
      <text:p text:style-name="P12">- INTRODUCTION </text:p>
      <text:p text:style-name="P12"/>
      <text:p text:style-name="P12">- THE PROPHET NUH (as) </text:p>
      <text:p text:style-name="P12"/>
      <text:p text:style-name="P12">- THE PROPHET HUD (as) </text:p>
      <text:p text:style-name="P12"/>
      <text:p text:style-name="P12">- THE PROPHET SALIH (as) </text:p>
      <text:p text:style-name="P12"/>
      <text:p text:style-name="P12">- THE PROPHET IBRAHIM (as) </text:p>
      <text:p text:style-name="P12"/>
      <text:p text:style-name="P12">- THE PROPHET LUT (as) </text:p>
      <text:p text:style-name="P12"/>
      <text:p text:style-name="P12">- THE PROPHET YA’QUB (as) </text:p>
      <text:p text:style-name="P12"/>
      <text:p text:style-name="P12">- THE PROPHET YUSUF (as) </text:p>
      <text:p text:style-name="P12"/>
      <text:p text:style-name="P12">- THE PROPHET SHU’AYB (as) </text:p>
      <text:p text:style-name="P12"/>
      <text:p text:style-name="P12">- THE PROPHET LUQMAN (as) </text:p>
      <text:p text:style-name="P12"/>
      <text:p text:style-name="P12">- THE PROPHET MUSA(as) </text:p>
      <text:p text:style-name="P12"/>
      <text:p text:style-name="P12">- THE PROPHET HARUN (as) </text:p>
      <text:p text:style-name="P12"/>
      <text:p text:style-name="P12">- THE PROPHET DAWUD (as) </text:p>
      <text:p text:style-name="P12"/>
      <text:p text:style-name="P12">- THE PROPHET SULAYMAN (as) </text:p>
      <text:p text:style-name="P12"/>
      <text:p text:style-name="P12">- THE PROPHET ‘ISA(as) </text:p>
      <text:p text:style-name="P12"/>
      <text:p text:style-name="P12">- THE PROPHET MUHAMMAD (saas) </text:p>
      <text:p text:style-name="P12"/>
      <text:p text:style-name="P12">- CONCLUSION </text:p>
      <text:p text:style-name="P12"/>
      <text:p text:style-name="P12">- THE DECEPTION OF EVOLUTION </text:p>
      <text:p text:style-name="P22">ABOUT THE AUTHOR</text:p>
      <text:p text:style-name="P9"/>
      <text:p text:style-name="P11"/>
      <text:p text:style-name="P17"><text:span text:style-name="T3">Now writing under the pen-name of HARUN YAHYA, he was born in Ankara in1956. Having completed his primary and secondary education in Ankara, he studied arts at Istanbul’s Mimar Sinan University and philosophy at Istanbul University. Since the 1980s, he has published many books on political, scientific, and faith-related issues.</text:span></text:p>
      <text:p text:style-name="P17"><text:span text:style-name="T3">Harun Yahya is well-known as the author of important works disclosing the imposture of evolutionists, their invalid claims, and the dark liaisons between Darwinism and such bloody ideologies as fascism and communism.</text:span></text:p>
      <text:p text:style-name="P17"><text:span text:style-name="T3">His penname is a composite of the names Harun (Aaron) and Yahya (John), in memory of the two esteemed Prophets who fought against their people’s lack of faith. The Prophet's seal on the books’ covers is symbolic and is linked to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text:span></text:p>
      <text:p text:style-name="P17"><text:span text:style-name="T3">All of Harun Yahya’s works share one single goal: to convey the Qur’an’s message, encourage readers to consider basic faith-related issues such as Allah’s Existence and Unity and the Hereafter; and to expose godless systems’ feeble foundations and perverted ideologies.</text:span></text:p>
      <text:p text:style-name="P17"><text:span text:style-name="T3">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text:span></text:p>
      <text:p text:style-name="P17"><text:span text:style-name="T3">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text:span><text:soft-page-break/><text:span text:style-name="T3">foundations. All contemporary movements of denial are now ideologically defeated, thanks to the books written yarn Yahya.</text:span></text:p>
      <text:p text:style-name="P17"><text:span text:style-name="T3">This is no doubt a result of the Qur’an’s wisdom and lucidity. The author modestly intends to serve as a means in humanity’s search for Allah’s right path. No material gain is sought in the publication of these works.</text:span></text:p>
      <text:p text:style-name="P17"><text:span text:style-name="T3">Those who encourage others to read these books, to open their minds and heartland guide them to become more devoted servants of Allah, render an invaluable service.</text:span></text:p>
      <text:p text:style-name="P17"><text:span text:style-name="T3">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text:span></text:p>
      <text:p text:style-name="P17"><text:span text:style-name="T3">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text:span></text:p>
      <text:p text:style-name="P17"><text:span text:style-name="T3">Considering the state of the world today, leading into a downward spiral of violence, corruption and conflict, clearly this service must be provided speedily and effectively, or it may be too late.</text:span></text:p>
      <text:p text:style-name="P17"><text:span text:style-name="T3">In this effort, the books of Harun Yahya assume a leading role. By the will of Allah, these books will be a means through which people in the twenty-first century will attain the peace, justice, and happiness promised in the Qur’an.</text:span></text:p>
      <text:p text:style-name="P17"><text:span text:style-name="T3">The works of the author include 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 in Bosnia, Holocaust Violence, Behind the Scenes of Terrorism, Israel’s Kurdish Card, Communist China's Policy of Oppression in East Turkestan, Palestine, Solution: The Values of the Qur’an, The Winter of Islam </text:span><text:soft-page-break/><text:span text:style-name="T3">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Why Darwinism Is Incompati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 Reply to the National Academy of Sciences Booklet Science and Creationism, Confessions of Evolutionists, Perished Nations, For Men of Understanding, Love of Allah, Allah’s Art of Affection, The Glad 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 world, The Secrets of DNA, The Miracle in the Molecule, The Miracle of Creation in DNA, The Miracle of Talking Birds.</text:span></text:p>
      <text:p text:style-name="P17"><text:span text:style-name="T3">The author’s children's books are: Wonders of Allah’s Creation, The World of Animals, The Glory in the Heavens, Wonderful Creatures, Let’s </text:span><text:soft-page-break/><text:span text:style-name="T3">Learn Our Islam, The World of Our Little Friends: The Ants, Honeybees That Build Perfect Combs, Skillful Dam Constructors: Beavers, Tell Me About Creation, The Miracle in Our Body, A Day in the Life of a Muslim, Children This is for You I-II. The author’s other works on Quranic topics include: 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Otherworldly Lives, A Sly Game of Satan, Passivism in Religion, The Religion of Worshipping People, Agonies of a Fake World, How a Muslim Speaks, The Silent Language of Evil, The Ruses of the Liar in the Qur’an, Loyalty in the Qur’an, The Solution to Secret Torments.</text:span></text:p>
      <text:p text:style-name="P22">TO THE READER</text:p>
      <text:p text:style-name="P9"/>
      <text:p text:style-name="P11"/>
      <text:p text:style-name="P17"><text:span text:style-name="T3">Special chapter is assigned to the collapse of the theory of evolution because this theory constitutes the basis of all anti-spiritual philosophies.</text:span></text:p>
      <text:p text:style-name="P17"><text:span text:style-name="T3">Since Darwinism rejects the fact of creation—and therefore, Allah's Existence—over the last 140 years it has caused many people to abandon their faith or fall into doubt. It is therefore an imperative service, a very important duty to show everyone that this theory is a deception.</text:span></text:p>
      <text:p text:style-name="P17"><text:span text:style-name="T3">Since some readers may find the chance to read only one of our book, we think it appropriate to devote a chapter to summarize this subject.</text:span></text:p>
      <text:p text:style-name="P17"><text:span text:style-name="T3">All the author’s books explain faith-related issues in light of Qur’anic verses, and invite readers to learn Allah’s words and to live by them.</text:span></text:p>
      <text:p text:style-name="P17"><text:span text:style-name="T3">All the subjects concerning Allah’s verses are explained so as to leaven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text:span></text:p>
      <text:p text:style-name="P17"><text:span text:style-name="T3">This and all the other books by the author can be read individually, or discussed in a group. Readers eager to profit from the books will find discussion very useful, letting them relate their reflections and experiences to one another.</text:span></text:p>
      <text:p text:style-name="P17"><text:span text:style-name="T3">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17"><text:span text:style-name="T3">We hope the reader will look through the reviews of his other books at the back of this book. His rich source material on faith-related issues is very useful, and a pleasure to read.</text:span></text:p>
      <text:p text:style-name="P17"><text:span text:style-name="T3">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12"/>
      <text:p text:style-name="P24">INTRODUCTION</text:p>
      <text:p text:style-name="P9"/>
      <text:p text:style-name="P11"/>
      <text:p text:style-name="P17"><text:span text:style-name="T3">To every nation that has passed on, Allah sent a messenger who summoned them to His true path. Messengers are those who communicate the existence and oneness of Allah, spread His religion, and inform them about what Allah demands from them, in other words, things that they should do and things that they should abstain from. They also warn them against the punishment of Hell and give them the glad tidings of Paradise.</text:span></text:p>
      <text:p text:style-name="P17"><text:span text:style-name="T3">The lives and struggles of the messengers are abundant in lessons for believers who think and are inclined to learn from them. In the Qur'an, Allah describes in detail the subjects they communicated to their peoples, the methods they employed to persuade them and many other aspects of the messengers themselves.</text:span></text:p>
      <text:p text:style-name="P9"/>
      <text:p text:style-name="P17"><text:span text:style-name="T2">There is instruction in their stories for people of intelligence... (Surah Yusuf, 111)</text:span></text:p>
      <text:p text:style-name="P9"/>
      <text:p text:style-name="P17"><text:span text:style-name="T3">Believers should not differentiate between any of the messengers and should take their virtuous manners and behaviors described in the Qur'an as their model. They should follow their advice, and act on it and hold in very high regard their warnings. Again, in accordance with Allah's command, the Prophet (saas) revealed that we should not discriminate between the prophets sent by Allah, and in one hadith, said, “Don't give superiority to any prophet amongst Allah's prophets.” (Sahih Bukhari)</text:span></text:p>
      <text:p text:style-name="P17"><text:span text:style-name="T3">That is because Allah narrates the stories of these distinguished servants of His in the Qur'an not merely as historical facts, but also in order to encourage believers to reflect on, and pay heed to these superior people so that they may take them as their models.</text:span></text:p>
      <text:p text:style-name="P17"><text:span text:style-name="T3">The stories and actions of the messengers as described in the Qur'an contain examples and lessons for believers. This is a fact that is particularly stated in the Qur'an. For instance, it is stated that there is a good example for the believers to follow in Ibrahim (as), and those who adhered to him and their exemplary attitudes are described in the following verses:</text:span></text:p>
      <text:p text:style-name="P9"/>
      <text:p text:style-name="P17"><text:span text:style-name="T2">You have an excellent example in Ibrahim and those who followed him, when they said to their people, “We washout hands of you and all that you worship apart from Allah, and we reject you. Between us and you there will be enmity and hatred for ever unless you believe in Allah alone.” But do not emulate Ibrahim’s words to </text:span><text:soft-page-break/><text:span text:style-name="T2">his father: “I will ask forgiveness for you, but I have no power to help you in any way against Allah.” “Our Lord, we have put our trust in You and have repented to You. You are our final destination. Our Lord, do not make us a target for those who disbelieve. Forgive us, our Lord; You are the Almighty, the All-Wise.” There is an excellent example in them for you to follow, that is for those whose hope is in Allah and the Last Day. But if anyone turns away, he shall know that Allah is the Rich Beyond Need, the Praiseworthy. (Surah Mumtahana, 4-6)</text:span></text:p>
      <text:p text:style-name="P17"><text:span text:style-name="T3">In the same way, all other messengers are also chosen servants of Allah; they should be taken as models by the believers in every respect. Those who believe make no distinction between any of the messengers and believe in what has been revealed to each of them. This is a command of Allah which should be carried out meticulously as all other commands:</text:span></text:p>
      <text:p text:style-name="P9"/>
      <text:p text:style-name="P17"><text:span text:style-name="T2">Say, “We believe in Allah and what has been sent down to us and what was sent down to Ibrahim and Isma‘il and Ishaq and Ya‘qub and the tribes, and what Musa and ‘Isa were given, and what all the prophets were given by their Lord. We do not differentiate between any of them. We are Muslims who have submitted to Him.” (Surat al-Baqara, 136)</text:span></text:p>
      <text:p text:style-name="P9"/>
      <text:p text:style-name="P17"><text:span text:style-name="T3">All messengers have called people to accept the true religion and the most upright way. This call, as well as being for their peoples, is also for us. The basic religious and moral facts that they all invited others to accept, and the characteristics of virtue that they displayed should be followed and taken as a model buys too as in ages past.</text:span></text:p>
      <text:p text:style-name="P17"><text:span text:style-name="T3">As a matter of fact, Allah sets forth in the Qur'an the facts which messengers have invited their people to accept, and provides detailed account of the excellent character traits they possessed. He commanded all believers in the personality of our Prophet (saas) to submit themselves to the true path:</text:span></text:p>
      <text:p text:style-name="P9"/>
      <text:p text:style-name="P17"><text:span text:style-name="T2">They are the ones to whom We gave the Book, judgment and prophethood. If these people reject it, We shall entrust it to others who will not. They are the ones Allah has guided, so be guided by their guidance. Say, “I do notIntroduction13ask you for any wage for it. It [the Qur'an] is simply an admonition to all mankind.” (Surat al-An'am, 89-90)</text:span></text:p>
      <text:p text:style-name="P9"/>
      <text:p text:style-name="P17"><text:soft-page-break/><text:span text:style-name="T3">That being so, the responsibility of believers is to give careful consideration to the life stories of messengers related in the Qur’an, and make their best efforts to follow the path they indicate, and comply with their admonitions and warnings. The purpose of this book is to assist such efforts on the part of believers.</text:span></text:p>
      <text:p text:style-name="P21">THE PROPHET NUH (AS)</text:p>
      <text:p text:style-name="P9"/>
      <text:p text:style-name="P11"/>
      <text:p text:style-name="P17"><text:span text:style-name="T3">The Prophet Nuh (as) is mentioned and praised in many verses of the Qur'an:</text:span></text:p>
      <text:p text:style-name="P9"/>
      <text:p text:style-name="P17"><text:span text:style-name="T2">You are the descendants of those We carried in the Ark with Nuh. He was a truly grateful servant. (Surat al-Isra’, 3)</text:span></text:p>
      <text:p text:style-name="P9"/>
      <text:p text:style-name="P9">Nuh called out to Us, his prayers were graciously answered.</text:p>
      <text:p text:style-name="P17"><text:span text:style-name="T2">We rescued him and his family from the terrible plight and made his descendants the sole survivors; and We bestowed on him the praise of later generations.</text:span></text:p>
      <text:p text:style-name="P17"><text:span text:style-name="T2">Peace be upon Nuh among all beings! (Surat as-Saffat, 75-79)</text:span></text:p>
      <text:p text:style-name="P9"/>
      <text:p text:style-name="P17"><text:span text:style-name="T2">Allah chose Adam and Nuh and the family of Ibrahim and the family of ‘Imran over all other beings. (Surah Al‘Imran, 33)</text:span></text:p>
      <text:p text:style-name="P9"/>
      <text:p text:style-name="P17"><text:span text:style-name="T2">We sent Nuh to his people: “Warn your people before painful punishment comes to them.” (Surah Nuh, 1)</text:span></text:p>
      <text:p text:style-name="P9"/>
      <text:p text:style-name="P11">Allah sent the Prophet Nuh (as) to his people as a messenger.</text:p>
      <text:p text:style-name="P17"><text:span text:style-name="T3">In order to make the Prophet Nuh (as) and those who obeyed him swerve from the true path, the ruling circle of those of his people who disbelieved plotted against them, tried to defame15them through aspersions and dared to mock at them. In return for what they did, Allah punished this people in the life of this world and sent a raging flood upon them.</text:span></text:p>
      <text:p text:style-name="P11"/>
      <text:p text:style-name="P17"><text:span text:style-name="T5">The Prophet Nuh (as) Declared To His People </text:span></text:p>
      <text:p text:style-name="P17"><text:span text:style-name="T5">That He Was A Messenger Worthy Of Trust</text:span></text:p>
      <text:p text:style-name="P17"><text:span text:style-name="T3">Those who do not fear Allah do not trust each other in the true sense. This is because in a society of such people, one can possibly be harmed even by whom one considers to be the closest to oneself. In such a society, its members always act guardedly, trying not to show any of their weaknesses to others. This is why people mostly want to have real friends upon whom they can rely.</text:span></text:p>
      <text:p text:style-name="P17"><text:span text:style-name="T3">Messengers, on the other hand, go in fear of Allah and are thus utterly reliable people. The recognition of messengers' trustworthiness is of great </text:span><text:soft-page-break/><text:span text:style-name="T3">importance, for which reason the messengers particularly stress this quality while communicating Allah's message to others:</text:span></text:p>
      <text:p text:style-name="P9"/>
      <text:p text:style-name="P17"><text:span text:style-name="T2">The people of Nuh denied the Messengers. Their brother said to them, “Will you not guard against evil? I am a Messenger to you worthy of all trust. So fear Allah and obey me.” (Surat ash-Shu‘ara’, 105-108)</text:span></text:p>
      <text:p text:style-name="P17"><text:span text:style-name="T3">Concerns like greed for leadership, longing for wealth and property, and expectation of esteem hold people back from trusting others—to such an extent that people do not expect others to-do another a favour unless a personal interest is in question. The prophets, however, expect their recompense from Allah alone and stress that they do not demand anything from people. As the Prophet Nuh (as) said to his people:</text:span></text:p>
      <text:p text:style-name="P9"/>
      <text:p text:style-name="P17"><text:span text:style-name="T2">“I do not ask you for any wage for it. My wage is the responsibility of no one but the Lord of all the worlds.”(Surat ash-Shu‘ara’, 109)</text:span></text:p>
      <text:p text:style-name="P9"/>
      <text:p text:style-name="P17"><text:span text:style-name="T2">“If you turn your backs, I have not asked you for any wage. My wage is the responsibility of Allah alone. I am commanded to be one of the Muslims.” (Surah Yunus, 72)</text:span></text:p>
      <text:p text:style-name="P9"/>
      <text:p text:style-name="P17"><text:span text:style-name="T5">The Prophet Nuh (as) Called His People </text:span></text:p>
      <text:p text:style-name="P17"><text:span text:style-name="T5">To Worship Allah Alone </text:span></text:p>
      <text:p text:style-name="P17"><text:span text:style-name="T3">The Prophet Nuh (as) invited his people to abandon the falsehood in which they had been mired and to worship Allah. He reminded them that there was no god besides Allah and warned them that if they failed to grasp this fact in the world, they would meet a terrible punishment in the future. Thus he admonished them and provided various explanations in order for them to believe.</text:span></text:p>
      <text:p text:style-name="P11">Some of the relevant verses are as follows:</text:p>
      <text:p text:style-name="P9"/>
      <text:p text:style-name="P17"><text:span text:style-name="T2">We sent Nuh to his people and he said, “My people, worship Allah. You have no god other than Him. So will you not guard against evil?” (Surat al-Muminun, 23)</text:span></text:p>
      <text:p text:style-name="P9"/>
      <text:p text:style-name="P17"><text:span text:style-name="T2">We sent Nuh to his people: “I am a clear warner to you. Worship none but Allah. I fear for you the punishment oaf painful day.” (Surah Hud, 25-26)</text:span></text:p>
      <text:p text:style-name="P9"/>
      <text:p text:style-name="P17"><text:soft-page-break/><text:span text:style-name="T3">The Prophet Nuh’s advice to his people is also stated by our Prophet (saas) in one of his hadiths: “When the death of Nuh, the Messenger of Allah, approached, he admonished his tribe: 'Indeed Would give you far reaching advice, commanding you to do two things, and warning you against doing two things as well. I charge you to be-The Prophet Nuh (as)live that there is no god but Allah and that if the seven heavens and the seven earths were put on one side of a scale and the words “there is no god but Allah” were put on the other, the latter would outweigh the former. I warn you against associating partners with Allah and against pride.’” (Sahih al-Bukhari)</text:span></text:p>
      <text:p text:style-name="P11"/>
      <text:p text:style-name="P26"><text:span text:style-name="T5">The Prophet Nuh (as) Called His People To Turn </text:span></text:p>
      <text:p text:style-name="P16">To Allah And To Ask For Forgiveness From Him</text:p>
      <text:p text:style-name="P17"><text:span text:style-name="T3">After reminding them that Allah is the one and only god, the Prophet Nuh (as) urged his people to ask for the forgiveness of Allah, and gave them the good news of the blessings that Allah would bestow upon them if they turned to Him:</text:span></text:p>
      <text:p text:style-name="P9"/>
      <text:p text:style-name="P17"><text:span text:style-name="T2">[Nuh said, “My Lord,] I said, ‘Ask forgiveness of your Lord. Truly He is Endlessly Forgiving. He will sundown abundant rain from the sky for you and bestow upon you more wealth and sons, and grant you gardens with running brooks.’” (Surah Nuh, 10-12)</text:span></text:p>
      <text:p text:style-name="P9"/>
      <text:p text:style-name="P17"><text:span text:style-name="T3">In many verses of the Qur'an, Allah promises that He will grant those who believe a beautiful life. Therefore, while calling their people to turn to Allah, the messengers have also related that Allah would grant them blessings. They have also given detailed accounts and Allah's blessings with a view to enable people to grasp His magnanimity and to realise Allah's favour and compassion for them. The Prophet Nuh (as) addressed his peoples follows:</text:span></text:p>
      <text:p text:style-name="P9"/>
      <text:p text:style-name="P17"><text:span text:style-name="T2">[Nuh said, “My Lord, I said to my people,] 'What is the matter with you that you do not hope for honour from Allah, when He created you by successive stages? Do you not see how He created seven heavens in layers, and placed the moon as a light in them and made the sun ablating lamp? Allah caused you to grow from the earthlike a plant, and to the earth He will restore you. Then He will bring you back afresh. Allah has spread the earth out as a carpet for you so that you could use its wide valleys as roadways.'” (Surah Nuh, 13-20)</text:span></text:p>
      <text:p text:style-name="P9"/>
      <text:p text:style-name="P17"><text:span text:style-name="T3">What the believers should do is to give thanks to Allah and to urge other people to be thankful too by remembering Allah's blessings as the prophets did.</text:span></text:p>
      <text:p text:style-name="P11"/>
      <text:p text:style-name="P17"><text:span text:style-name="T5">In Reply To The Aspersions Cast Upon Him, The Prophet </text:span></text:p>
      <text:p text:style-name="P17"><text:span text:style-name="T5">Nuh (as) Provided The Most Rational Answers By Reminding </text:span></text:p>
      <text:p text:style-name="P17"><text:span text:style-name="T5">His People Of Allah</text:span></text:p>
      <text:p text:style-name="P17"><text:soft-page-break/><text:span text:style-name="T3">Throughout the world's history, all messengers of Allah have been slandered in similar ways. This is an immutable command of Allah that all messengers have experienced throughout the ages.</text:span></text:p>
      <text:p text:style-name="P17"><text:span text:style-name="T3">The people of the Prophet Nuh (as) also refused to obey their prophet and cast numerous aspersions upon him to intimidate him in their own way. One of their aspersions was to call him erroneous: </text:span></text:p>
      <text:p text:style-name="P9"/>
      <text:p text:style-name="P17"><text:span text:style-name="T2">The ruling circle of his people said, “We see you in flagrant error.” (Surat al-A‘raf, 60)</text:span></text:p>
      <text:p text:style-name="P17"><text:span text:style-name="T3">One of the distinctive characteristics of the messengers is their unending perseverance, firm resolution and adherence to high moral standards, regardless of the circumstances. In the face of the accusations and the difficulties they encountered, they acted maturely and put their trust in Allah. How the Prophet Nuh responded to this aspersion by his people is a good example for all believers:</text:span></text:p>
      <text:p text:style-name="P9"/>
      <text:p text:style-name="P17"><text:span text:style-name="T2">He [Nuh] said, “My people, I am not in error at all but rather am a Messenger from the Lord of all the worlds, transmitting my Lord’s Message to you and giving you good counsel, and I know from Allah what you do not know.” (Surat al-A‘raf, 61-62)</text:span></text:p>
      <text:p text:style-name="P9"/>
      <text:p text:style-name="P17"><text:span text:style-name="T3">The Prophet Nuh (as) responded to those who accused him of being a liar as follows:</text:span></text:p>
      <text:p text:style-name="P9"/>
      <text:p text:style-name="P17"><text:span text:style-name="T2">The ruling circle of those of his people who disbelieved said, “We do not see you as anything but a human being like ourselves. We do not see anyone following you but the lowest of us, who are rash and undiscerning. We do not see you as superior to us. On the contrary, we consider you tube a liar.” He [Nuh] said, “My people! What do you think? If I were to have clear evidence from my Lord and He had bestowed upon me His grace, but you were blind to it, could we force it on you if you were unwilling? My people! I do not ask you for any recompense for this; for none but Allah can reward me. Nor will I chase away those who believe, for they are surely going to meet their Lord. However, I can see that you are ignorant people.” (Surah Hud, 27-29)</text:span></text:p>
      <text:p text:style-name="P9"/>
      <text:p text:style-name="P17"><text:span text:style-name="T5">The Prophet Nuh (as) Pointed Up The Insincerity Of Those </text:span></text:p>
      <text:p text:style-name="P17"><text:soft-page-break/><text:span text:style-name="T5">Who Asked For Miracles As A Condition For Believing</text:span></text:p>
      <text:p text:style-name="P17"><text:span text:style-name="T3">Throughout history, those who disbelieved made up various pretexts to avoid obeying their messengers. They claimed that the messengers should have possessed more wealth than themselves or should have worked miracles. They even claimed that the messengers should not have been human beings, but angels. The Prophet Nuh (as) responded to such expectations as follows:</text:span></text:p>
      <text:p text:style-name="P9"/>
      <text:p text:style-name="P17"><text:span text:style-name="T2">“I do not say to you that I possess Allah’s treasures; nor do I know the Unseen; nor do I say that I am an angel; nor do I say to those who are vile in your eyes that Allah will not be bountiful to them—Allah knows best what is in their hearts. If I did, I would certainly become a wrongdoer.”(Surah Hud, 31)</text:span></text:p>
      <text:p text:style-name="P9"/>
      <text:p text:style-name="P17"><text:span text:style-name="T3">It is typical of the unbelievers to expect the messengers to be wealthy, and to be able to perform miracles. However, what the messengers are superior in is piety and fear for Allah. They are superior to other people because they turn to Allah in every deed and at every instant of their lives; they are submissive to Allah, put their trust in Him and never fail in perseverance and steadfastness.</text:span></text:p>
      <text:p text:style-name="P17"><text:span text:style-name="T3">Allah may give wealth, properties, highly regarded positions, knowledge and all other worldly values to many people. These are not, however, a measure of superiority but only a means of trial.</text:span></text:p>
      <text:p text:style-name="P17"><text:span text:style-name="T3">Only those who have distanced themselves from the religion consider such worldly values as a sign of superiority in the eyes of Allah.</text:span></text:p>
      <text:p text:style-name="P9"/>
      <text:p text:style-name="P17"><text:span text:style-name="T2">Has news not reached you of those who came before you, the peoples of Nuh and ‘Ad and Thamud, and those who came after them? Allah alone knows their number. Their messengers came to them with clear signs, but they put their hands to their mouths saying, “We reject your message. We have grave doubts about the faith to which you're calling us to.” Their messengers answered, “Is there any doubt about Allah, the Bringer into Being of the heavens and the Earth? He summons you to forgive you for your wrong actions and to reprieve you until your appointed time.” They said, “You are nothing but human beings like ourselves, who want to turn us away from the goals our fathers worshipped; so bring us a clear proof.” Their messengers replied, “We are indeed nothing but human beings like yourselves. But Allah shows favour to any of </text:span><text:soft-page-break/><text:span text:style-name="T2">His servants He wills. It is not for us to bring you proof except by Allah's permission. So let the believers put their trust in Allah.” (Surah Ibrahim, 9-11)</text:span></text:p>
      <text:p text:style-name="P9"/>
      <text:p text:style-name="P16">The Prophet Nuh (as) Employed Every Possible</text:p>
      <text:p text:style-name="P16">Way To Spread Allah’s Message</text:p>
      <text:p text:style-name="P17"><text:span text:style-name="T3">Like all messengers, the Prophet Nuh (as) tried all courses to make his people believe. As well as summoning them openly to the religion, he also tried to approach them in different ways.</text:span></text:p>
      <text:p text:style-name="P17"><text:span text:style-name="T3">Despite his efforts, however, his people insisted on disbelief and insolence. The Prophet Nuh (as) has related this obstinate conduct of his people as follows:</text:span></text:p>
      <text:p text:style-name="P9"/>
      <text:p text:style-name="P17"><text:span text:style-name="T2">He [Nuh] said, “My Lord, I have pleaded with my people night and day, but my pleas have only added to their aversion. Indeed, every time I called on them to ask Your forgiveness, they put their fingers in their ears, wrapped themselves up in their cloaks, persisting in sin, and were overweeningly arrogant. Then I called upon them openly. Then I appealed to them in public and in private.” (SurahNuh, 5-9)</text:span></text:p>
      <text:p text:style-name="P9"/>
      <text:p text:style-name="P17"><text:span text:style-name="T3">As can be understood by the above words of the Prophet Nuh (as), the Prophets have unceasingly called people to Allah's path and employed various methods to arouse people's conscience. It is an important responsibility of the true believers, as well as of the prophets, to be resolute in face of all the reactions of the people and to strictly obey the command of Allah He formulates as “commanding the right and forbidding the wrong”:</text:span></text:p>
      <text:p text:style-name="P9"/>
      <text:p text:style-name="P17"><text:span text:style-name="T2">Let there be a community among you who call for righteousness, enjoin justice, and forbid evil. They are the ones who will have success. (Surah Al ‘Imran, 104)</text:span></text:p>
      <text:p text:style-name="P9"/>
      <text:p text:style-name="P17"><text:span text:style-name="T2">Those who repent, those who worship, those who praise, those who fast, those who bow, those who prostrate themselves, those who command the right, those who forbid the wrong, those who observe the commandments of Allah shall be richly rewarded: give the good news to the believers. (Surat at-Tawba, 112)</text:span></text:p>
      <text:p text:style-name="P9"/>
      <text:p text:style-name="P16">The Firm Resolution Of The Prophet Nuh (as)</text:p>
      <text:p text:style-name="P16"><text:soft-page-break/>Towards His People</text:p>
      <text:p text:style-name="P17"><text:span text:style-name="T3">Being aware of the fact that the possessor of everything on the face of the Earth is Allah and that nobody is able to harm or benefit them except with Allah's permission, the messengers have never been daunted by the threats of their people. In face of the difficulties they encountered, they have always put their trust in Allah, just like the Prophet Nuh (as), who carried on a dauntless struggle with the ruling circle of the unbelievers and insisted that he would never be disheartened by their slanders and assaults:</text:span></text:p>
      <text:p text:style-name="P9"/>
      <text:p text:style-name="P17"><text:span text:style-name="T2">[Recount to them the story of Nuh when he said to his people,] “My people, if my standing here and reminding you of Allah’s Signs has become too much for you to bear, know that I have put my trust in Allah. So decide, you and your gods, on what you want to do and be open about it. Do with me whatever you decide and do not keep me waiting.”(Surah Yunus, 71)</text:span></text:p>
      <text:p text:style-name="P9"/>
      <text:p text:style-name="P17"><text:span text:style-name="T3">In like manner, the believers who take the prophets as their models, are also steadfast in the face of difficulties and never yield to their enemies. They know that Allah's help is with them and that absolute victory always comes to those who believe. This is guaranteed in the Qur'an as follows: </text:span></text:p>
      <text:p text:style-name="P11"/>
      <text:p text:style-name="P17"><text:span text:style-name="T2">Do not give up and do not be downhearted. You shall be uppermost if you are believers. (Surah Al ‘Imran, 139)</text:span></text:p>
      <text:p text:style-name="P9"/>
      <text:p text:style-name="P9">… Allah will not let the disbelievers triumph over the believers.(Surat an-Nisa', 141)</text:p>
      <text:p text:style-name="P9"/>
      <text:p text:style-name="P17"><text:span text:style-name="T5">The Prophet Nuh (as) Warned His People </text:span></text:p>
      <text:p text:style-name="P17"><text:span text:style-name="T5">Against A Dreadful Punishment </text:span></text:p>
      <text:p text:style-name="P17"><text:span text:style-name="T3">Many nations have been destroyed with punishments that Allah has sent down on them in retribution for their opposition to the messengers and the struggle they waged against those who believed.</text:span></text:p>
      <text:p text:style-name="P17"><text:span text:style-name="T3">The messengers warned their people before the punishment and summoned them to follow Allah's path, as the Prophet (as) warned his people: </text:span></text:p>
      <text:p text:style-name="P17"><text:span text:style-name="T2">[We sent Nuh to his people and he said,] “My people, worship Allah! You have no other god than Him. I fear for you the punishment of a dreadful Day.” (Surat al-A‘raf, 59)</text:span></text:p>
      <text:p text:style-name="P9"/>
      <text:p text:style-name="P17"><text:soft-page-break/><text:span text:style-name="T3">The Answer That The Prophet Nuh (as) Gave To His People Who Mocked At The Believers In numerous verses of the Qur'an, Allah makes mention of those who try to ridicule the believers. However, throughout history, Allah has made a mockery of those who dared to heap scorn on the believers. The humiliation of these people will be much worse in the Hereafter. Allah has related in the Qur'an that, believers lodged in Paradise will be mocking these people while they are being exposed to punishment in Hell. (Surat al-Mutaffifin, 34)</text:span></text:p>
      <text:p text:style-name="P17"><text:span text:style-name="T3">When his people jeered at him and the believers, the Prophet Nuh (as) replied to them as follows:</text:span></text:p>
      <text:p text:style-name="P11"/>
      <text:p text:style-name="P17"><text:span text:style-name="T2">… “Though you ridicule us now, we will certainly ridicule you as you do us. You will soon know who will receive a punishment which disgraces him and find unleashed against himself an everlasting punishment.” (Surah Hud, 38-39)</text:span></text:p>
      <text:p text:style-name="P9"/>
      <text:p text:style-name="P17"><text:span text:style-name="T5">The Prophet Nuh (as) Asked For Allah's Help </text:span></text:p>
      <text:p text:style-name="P17"><text:span text:style-name="T5">When His People Persisted In Disbelief</text:span></text:p>
      <text:p text:style-name="P17"><text:span text:style-name="T3">As we have seen in the quoted verses of the Qur'an so far, the Prophet Nuh (as) warned his people all his lifetime about Allah's punishment. When his people who were lured into error persisted in disbelieving, despite all his efforts, he prayed to Allah as follows: </text:span></text:p>
      <text:p text:style-name="P11"/>
      <text:p text:style-name="P17"><text:span text:style-name="T2">Nuh said, “My Lord! Do not leave a single one of the disbelievers on Earth! If You leave any they will misguide Your servants and spawn nothing but more dissolute disbelievers.”(Surah Nuh, 26-27)</text:span></text:p>
      <text:p text:style-name="P9"/>
      <text:p text:style-name="P17"><text:span text:style-name="T3">This is what the believers who follow the example of the messengers should do: communicate the message of the religion by every means—in verbal or written form—, demonstrate the signs of Allah's existence and spread awareness of the closeness of the Day of Judgment, of Paradise and of Hell... Should there be people who still refuse to believe, the believers pray that Allah will requite them justly both in this world and in the Hereafter.</text:span></text:p>
      <text:p text:style-name="P11"/>
      <text:p text:style-name="P17"><text:span text:style-name="T5">The Prophet Nuh's (as) Son Was Among Those </text:span></text:p>
      <text:p text:style-name="P17"><text:span text:style-name="T5">Who Disbelieved </text:span></text:p>
      <text:p text:style-name="P17"><text:span text:style-name="T3">Allah sent down a great calamity on the people of Nuh (as) who well deserved punishment in retribution for their disbelief, mockery and </text:span><text:soft-page-break/><text:span text:style-name="T3">assaults. Thus those who denied the messenger perished, whereas the believers who adhered to the Prophet Nuh (as) boarded the Ark and were saved from punishment. Among those who were destroyed was the Prophet Nuh's (as) son; being the son of a prophet did not save him from punishment.</text:span></text:p>
      <text:p text:style-name="P17"><text:span text:style-name="T3">Today certain people take pride in the piety of their relatives, although they themselves are not devout. One man's father may be a pilgrim or another's grandfather may have been a scholar in religion. Yet, man will be held responsible in the Hereafter only for his own actions and how he has discharged his religious duties. The merits and devoutness of his relatives will not be of any help to him. This is related in the Qur'an as follows: </text:span></text:p>
      <text:p text:style-name="P11"/>
      <text:p text:style-name="P17"><text:span text:style-name="T2">Allah has set an example for those who disbelieve in the wife of Nuh and the wife of Lut. They were married to two of Our servants who were righteous, but they betrayed them and were not helped at all [by their husbands] against Allah. They were told, “Enter the Fire along with all who enter it.” (Surat at-Tahrim, 10)</text:span></text:p>
      <text:p text:style-name="P9"/>
      <text:p text:style-name="P17"><text:span text:style-name="T3">The Prophet Nuh (as) warned his son until the last moment against being one of the disbelievers, but his warnings were of no avail.</text:span></text:p>
      <text:p text:style-name="P11"/>
      <text:p text:style-name="P17"><text:span text:style-name="T2">It [the Ark] sailed with them through mountainous waves, and Nuh called out to his son, who had kept himself apart, "My son! Come on board with us. Do not stay with the disbelievers!" He said, “I will take refuge on a mountain; it will protect me from the flood.” He said, “There is no protector from Allah’s command today but He Who has mercy.” The waves surged in between them and he was among the drowned. (Surah Hud, 42-43)</text:span></text:p>
      <text:p text:style-name="P9"/>
      <text:p text:style-name="P16">The Prophet Nuh (as) Prayed </text:p>
      <text:p text:style-name="P17"><text:span text:style-name="T5">For Those Who Believed </text:span></text:p>
      <text:p text:style-name="P17"><text:span text:style-name="T3">The Prophet Nuh (as) also prayed for forgiveness of the believers' sins: </text:span></text:p>
      <text:p text:style-name="P11"/>
      <text:p text:style-name="P17"><text:span text:style-name="T2">[Nuh said,] “My Lord! Forgive me and my parents and all who enter my house as believers, and all the men and women of the believers, and hasten the destruction of the wrongdoers!” (Surah Nuh, 28)</text:span></text:p>
      <text:p text:style-name="P9"/>
      <text:p text:style-name="P17"><text:span text:style-name="T3">This prayer of the prophet is another example that all believers should follow. Those who believe in Allah are each other’s sole friends and helpers. </text:span><text:soft-page-break/><text:span text:style-name="T3">Therefore, it is a sign of their faith to pray for one another’s well-being in the Hereafter.</text:span></text:p>
      <text:p text:style-name="P21">THE PROPHET HUD (AS)</text:p>
      <text:p text:style-name="P9"/>
      <text:p text:style-name="P11"/>
      <text:p text:style-name="P17"><text:span text:style-name="T3">Allah sent the Prophet Hud (as) to the 'Ad people as a Messenger. He, too, first made clear to his people that he was are liable messenger of Allah and that he did not expect anything in return for his services, and then called upon his people to fear Allah.</text:span></text:p>
      <text:p text:style-name="P17"><text:span text:style-name="T3">The Prophet Hud (as) was also verbally assaulted and aspersions were cast on him, like the messengers preceding him. For instance, his people claimed that he was a “fool”. The way he responded to this ugly accusation was very mature and compassionate, an indication of his moral excellence: </text:span></text:p>
      <text:p text:style-name="P11"/>
      <text:p text:style-name="P17"><text:span text:style-name="T2">He [Hud] said, “My people, I am by no means a fool, but rather am a Messenger from the Lord of all the worlds, transmitting my Lord’s Message to you, and I am a faithful counselor to you.” (Surat al-A‘raf, 67-68)</text:span></text:p>
      <text:p text:style-name="P9"/>
      <text:p text:style-name="P17"><text:span text:style-name="T5">The Prophet Hud (as) Stated That He Did Not Ask For </text:span></text:p>
      <text:p text:style-name="P17"><text:span text:style-name="T5">Any Wage In Return For Spreading The Message</text:span></text:p>
      <text:p text:style-name="P9"/>
      <text:p text:style-name="P17"><text:span text:style-name="T2">[Hud said,] “My people! I do not ask you for any wage forint. My wage is the responsibility of Him Who brought me into being. So will you not use your intellect?” (Surah Hud, 51)</text:span></text:p>
      <text:p text:style-name="P9"/>
      <text:p text:style-name="P17"><text:span text:style-name="T2">[Hud said,] “I do not ask you for any wage for it. My wage is the responsibility of no one but the Lord of all the worlds.” (Surat ash-Shu‘ara’, 127)</text:span></text:p>
      <text:p text:style-name="P9"/>
      <text:p text:style-name="P17"><text:span text:style-name="T3">As we have seen in the lives of the messengers narrated so far, it is an important characteristic of the believers to communicate to people the message of religion throughout their lives and not to expect any return for it. Regardless of the age he lives in and regardless of the people among whom he lives, a believer is responsible for calling upon others to accept the moral standards of which Allah approves and for reminding them of the approaching Day of Judgment. Therefore, he does not expect any rewards from people, but tries to do his duty to the fullest extent and to earn Allah's approval.</text:span></text:p>
      <text:p text:style-name="P11"/>
      <text:p text:style-name="P17"><text:span text:style-name="T5">While Calling His People To Worship Allah, </text:span></text:p>
      <text:p text:style-name="P17"><text:soft-page-break/><text:span text:style-name="T5">He Warned Them Of A Terrible Punishment </text:span></text:p>
      <text:p text:style-name="P17"><text:span text:style-name="T3">Like other messengers, the Prophet Hud (as) told his people to worship Allah alone and said that he feared they would incur punishment if they failed to do this: </text:span></text:p>
      <text:p text:style-name="P11"/>
      <text:p text:style-name="P17"><text:span text:style-name="T2">Remember the brother of ‘Ad when he warned his people in the Valley of the Sand Dunes—and warners passed away before and after him—saying, “Worship no one but Allah. I fear for you the punishment of a terrible Day.”(Surat al-Ahqaf, 21)</text:span></text:p>
      <text:p text:style-name="P9"/>
      <text:p text:style-name="P17"><text:span text:style-name="T3">He also reminded them that the things they valued in the life of this world were of an ephemeral nature. His words are recorded as follows: </text:span></text:p>
      <text:p text:style-name="P11"/>
      <text:p text:style-name="P17"><text:span text:style-name="T2">[Hud said to his people,] “Do you build a tower on every hilltop, just to amuse yourselves, and construct great fortresses, hoping to live for ever?” (Surat ash-Shu‘ara’, 128-129)</text:span></text:p>
      <text:p text:style-name="P9"/>
      <text:p text:style-name="P17"><text:span text:style-name="T3">Then he told them to fear Allah, to obey His commands and not to tyrannise other people. He also warned them that they might be punished if they did so: </text:span></text:p>
      <text:p text:style-name="P11"/>
      <text:p text:style-name="P17"><text:span text:style-name="T2">[Hud said,] “When you exercise your powers, you act like cruel tyrants. So fear Allah and obey me. Fear Him Who has given you all the things you know. He has given you livestock and children, and gardens and clear springs. I fear for you the punishment of a terrible Day.” (Surat ash-Shu‘ara’, 130-135)</text:span></text:p>
      <text:p text:style-name="P9"/>
      <text:p text:style-name="P17"><text:span text:style-name="T5">The Prophet Hud Reminded His People Of Allah's Blessings </text:span></text:p>
      <text:p text:style-name="P17"><text:span text:style-name="T3">Allah's blessings on people are too numerous to be counted, as stated in the 18th verse of the Surat an-Nahl. However, many people forget that it is Allah Who gave them these blessings and that they should be grateful to Him for all of them. They do not think that Allah is well able to take them back if He wills. This is why the messengers told their people to turn to Allah and reminded them that everything they had was a blessing of Allah, for which they should give thanks to Him. Likewise, the Prophet Nuh (as) reminded his people of the blessings Allah had given them and told them to fear Him: </text:span></text:p>
      <text:p text:style-name="P11"/>
      <text:p text:style-name="P17"><text:soft-page-break/><text:span text:style-name="T2">[Hud said to his people,] “Or are you astonished that an ad-monition should come to you from your Lord through a mortal like yourselves in order to warn you? Remember when He appointed you successors to the people of Nuh, and endowed you with greater power than He has given to other men. Remember Allah’s blessings, so that hopefully you will be successful.” (Surat al-A‘raf, 69)</text:span></text:p>
      <text:p text:style-name="P9"/>
      <text:p text:style-name="P17"><text:span text:style-name="T3">The Prophet Hud (as) also called his people to ask forgiveness from Allah. He said that Allah would increase His blessings if they repented and took refuge in Him: </text:span></text:p>
      <text:p text:style-name="P11"/>
      <text:p text:style-name="P17"><text:span text:style-name="T2">[Hud said,] “My people! Ask forgiveness of your Lord and then turn to Him in repentance, He will send down to you abundant rain from the sky and He will add strength to your strength. Do not turn away as evil-doers.” (SurahHud, 52)</text:span></text:p>
      <text:p text:style-name="P17"><text:span text:style-name="T5">The Prophet Hud (as) Warned His People </text:span></text:p>
      <text:p text:style-name="P17"><text:span text:style-name="T5">Against Being Ignorant</text:span></text:p>
      <text:p text:style-name="P17"><text:span text:style-name="T3">The concept of “ignorant” as defined in the Qur’an comes to mean those who do not know religion and are remote from it. In other words, even one who may have had further education is ignorant according to the Qur'an unless he acknowledges Allah, knows His book and lives by it. One who does not reflect on who he is and on why he has been created, who does not acknowledge his Creator and therefore does not perform as Allah demands is one of the ignorant, even if he possesses great knowledge.</text:span></text:p>
      <text:p text:style-name="P17"><text:span text:style-name="T3">When ignorant people are questioned, they usually say that they act in accordance with religion. However, the religion that they refer to is in fact nothing but the religion of ignorance that they inherited from their forefathers or learnt from those around them. The truth is that this religion has nothing to do with Allah's book.</text:span></text:p>
      <text:p text:style-name="P17"><text:span text:style-name="T3">As Allah relates in the stories of messengers in the Qur'an, messengers have communicated the true religion to such people throughout history. However, because of their ignorance, most of these people grew arrogant, although they may have recognised the truth as a matter of conscience. Despite all the warnings, all but a very few of them held on to their false religion.</text:span></text:p>
      <text:p text:style-name="P17"><text:span text:style-name="T3">The people of the Prophet Hud (as) also refused to abandon the state of ignorance that they had been used to and to obey the messenger.</text:span></text:p>
      <text:p text:style-name="P11"/>
      <text:p text:style-name="P17"><text:soft-page-break/><text:span text:style-name="T2">Therefore, the Prophet Hud (as) told his people that they were in a state of ignorance: He [Hud] said, “Allah alone knows when it [His scourge] will come. I only convey to you the message I have been sent with. But I can see that you are a people who are ignorant.”(Surat al-Ahqaf, 23)</text:span></text:p>
      <text:p text:style-name="P9"/>
      <text:p text:style-name="P17"><text:span text:style-name="T5">The Prophet Hud (as) Told Those Of His People </text:span></text:p>
      <text:p text:style-name="P17"><text:span text:style-name="T5">Who Disbelieved That He Was Not Afraid Of Them </text:span></text:p>
      <text:p text:style-name="P16">And That He Put His Trust In Allah</text:p>
      <text:p text:style-name="P17"><text:span text:style-name="T3">Despite all his urging, the Prophet Hud’s (as) people opposed him and refused to follow the path that he encouraged them to follow. Just as all unbelievers have done throughout history, they said that they wanted to see miracles and that they would not believe otherwise:</text:span></text:p>
      <text:p text:style-name="P11"/>
      <text:p text:style-name="P17"><text:span text:style-name="T2"><text:s/>They said, “Hud, you have not brought us any clear sign [miracle]. We will not forsake our gods at your behest. We do not believe you.” (Surah Hud, 53)</text:span></text:p>
      <text:p text:style-name="P9"/>
      <text:p text:style-name="P17"><text:span text:style-name="T3">The Prophet Hud (as) stated that he was free from what they ascribed as partners to Allah and that he was not afraid of their plots:</text:span></text:p>
      <text:p text:style-name="P11"/>
      <text:p text:style-name="P17"><text:span text:style-name="T2">... He [Hud] said, “I call on Allah to be my witness, and you also bear witness, that I am free of all the gods you have apart from Him. So scheme against me, if you will, and then grant me no respite.” (Surah Hud, 54-55)</text:span></text:p>
      <text:p text:style-name="P9"/>
      <text:p text:style-name="P17"><text:span text:style-name="T3">The Prophet Hud (as) was a prophet of Allah and was well aware that Allah had created all things and that He would protect His sincere servants. Being certain of the ultimate failure of the aspersions and plots against him, he expressed his trust in Allah as follows: "I have put my trust in Allah, my Lord and your Lord.</text:span></text:p>
      <text:p text:style-name="P11"/>
      <text:p text:style-name="P17"><text:span text:style-name="T2">There is no living creature on Earth whose destiny He does not control. My Lord is on a Straight Path.” (SurahHud, 56)</text:span></text:p>
      <text:p text:style-name="P9"/>
      <text:p text:style-name="P11"/>
      <text:p text:style-name="P21">THE PROPHET SALIH (AS)</text:p>
      <text:p text:style-name="P9"/>
      <text:p text:style-name="P11"/>
      <text:p text:style-name="P17"><text:span text:style-name="T3">Allah sent the Prophet Salih (as) to the Thamud as a Messenger. It is narrated in the Qur'an that he told his people to worship Allah alone: </text:span></text:p>
      <text:p text:style-name="P11"/>
      <text:p text:style-name="P17"><text:span text:style-name="T2">To the Thamud We sent their brother Salih telling them to worship Allah, and straightaway they divided themselves into two discordant factions. (Surat an-Naml, 45)</text:span></text:p>
      <text:p text:style-name="P9"/>
      <text:p text:style-name="P17"><text:span text:style-name="T3">Like all messengers, the Prophet Salih (as) made clear to his people that he was a faithful messenger and called them to fearAllah: </text:span></text:p>
      <text:p text:style-name="P11"/>
      <text:p text:style-name="P17"><text:span text:style-name="T2">The Thamud denied the messengers, when their brother Salih said to them, “Will you not guard against evil? I am a faithful Messenger to you so fear Allah and obey me.”(Surat ash-Shu‘ara’, 141-144)</text:span></text:p>
      <text:p text:style-name="P9"/>
      <text:p text:style-name="P17"><text:span text:style-name="T3">While calling his people to Allah's religion, the Prophet Salih (as) also said that he did not ask for any recompense from them in return.</text:span></text:p>
      <text:p text:style-name="P16"/>
      <text:p text:style-name="P17"><text:span text:style-name="T5">The Prophet Salih (as) Told His People Allah's Greatness, </text:span></text:p>
      <text:p text:style-name="P17"><text:span text:style-name="T5">And Called Them To Ask For Forgiveness</text:span></text:p>
      <text:p text:style-name="P11">While communicating the message of religion to their people, the messengers of Allah pointed to the signs of Allah's existence and reminded people of the flawless balance and systems in the universe and the outstanding features in the living beings that Allah created.</text:p>
      <text:p text:style-name="P17"><text:span text:style-name="T3">In like manner, the Prophet Salih (as) was one of the messengers who encouraged his people to remember Allah by telling them about the signs of Creation. With a view to enabling them to comprehend Allah's infinite knowledge, wisdom and greatness, he reminded his people of man's creation: </text:span></text:p>
      <text:p text:style-name="P9"/>
      <text:p text:style-name="P17"><text:span text:style-name="T2">To the Thamud We sent their brother Salih. He said, “My people, worship Allah! You have no god apart from Him. He brought you into being from the earth and made you its inhabitants. So ask His forgiveness and then turn to Him in repentance. My Lord is Close and Quick to Respond.” (Surah Hud, 61)</text:span></text:p>
      <text:p text:style-name="P9"/>
      <text:p text:style-name="P17"><text:soft-page-break/><text:span text:style-name="T5">The Prophet Salih Called His People To Obey </text:span></text:p>
      <text:p text:style-name="P16">Him As The Messenger Of Allah</text:p>
      <text:p text:style-name="P17"><text:span text:style-name="T3">The Prophet Salih (as) instructed his people to fear Allah, Who is the real owner of their possessions, not to make mischief in the land and to obey him. He warned them that Allah would not let them live in security unless they followed him: </text:span></text:p>
      <text:p text:style-name="P17"><text:span text:style-name="T2">"Are you going to be left secure amid what is here, amid gardens and clear springs, and cultivated fields and palm trees laden with fine fruit? Will you continue hewing houses from the mountains and leading a wanton life? Fear Allah and obey me. Do not do the bidding of the profligate, those who corrupt the Earth and do not put things right.” (Surat ash-Shu‘ara’, 146-152)</text:span></text:p>
      <text:p text:style-name="P9"/>
      <text:p text:style-name="P17"><text:span text:style-name="T3">Allah charged His messengers with calling people to accept the true religion and set things right in the land. The above warnings of the Prophet Salih (as) serve the purpose of performing this duty.</text:span></text:p>
      <text:p text:style-name="P11"/>
      <text:p text:style-name="P17"><text:span text:style-name="T5">The Prophet Salih (as) Told His People To Remember </text:span></text:p>
      <text:p text:style-name="P17"><text:span text:style-name="T5">Allah’s Blessings And Not To Corrupt The Earth </text:span></text:p>
      <text:p text:style-name="P17"><text:span text:style-name="T3">And to the Thamud We sent their brother Salih, who said, “My people, worship Allah! You have no other god than Him. A Clear Sign has come to you from your Lord. This is the She-Camel of Allah as a Sign for you. Leave her alone to eat on Allah’s earth and do not harm her in any way or a painful punishment will afflict you. Remember when He appointed you successors to the ‘Ad and settled you in the land. You built palaces on its plains and carved out houses from the mountains. Remember Allah's blessings and do not go about the Earth, corrupting it.” (Surat al-A’raf, 73-74)</text:span></text:p>
      <text:p text:style-name="P11"/>
      <text:p text:style-name="P17"><text:span text:style-name="T5">The Prophet Salih (as) Reminded His People </text:span></text:p>
      <text:p text:style-name="P17"><text:span text:style-name="T5">Of The Desperate Outcome Of Disobedience To Allah</text:span></text:p>
      <text:p text:style-name="P17"><text:span text:style-name="T3">However, the Thamud did not obey the Prophet Salih (as) and opposed him, saying, “Salih, we had great hopes in you before this happened. Do you forbid us to worship what our fathers worshipped? We have grave doubts about the faith that you are urging us to accept.” (Surah Hud, 62) In reply, the Prophet Salih (as) said to his people that there was no being to help him if he disobeyed Allah: </text:span></text:p>
      <text:p text:style-name="P11"/>
      <text:p text:style-name="P17"><text:soft-page-break/><text:span text:style-name="T2">He [Salih] said, “My people! What do you think? If I were to possess a Clear Sign from my Lord and He bestowed on me His grace: Who would help me against Allah if I disobeyed Him? You would surely aggravate my ruin.” (Surah Hud, 63)</text:span></text:p>
      <text:p text:style-name="P9"/>
      <text:p text:style-name="P17"><text:span text:style-name="T3">There is certainly no power to protect those who refuse to obey Allah, and as is made clear in the above words of the Prophet Salih (as), one who follows the disobedient will himself find that it is to his detriment.</text:span></text:p>
      <text:p text:style-name="P11"/>
      <text:p text:style-name="P17"><text:span text:style-name="T5">The Prophet Salih (as) Advised His People </text:span></text:p>
      <text:p text:style-name="P17"><text:span text:style-name="T5">To Take Heed Of Allah’s Punishment</text:span></text:p>
      <text:p text:style-name="P17"><text:span text:style-name="T3">Since the true religion brought by the messengers conflicted with the interests of the unbelievers, the latter declined to believe in the messengers. They were seriously discomfited by being reminded of Allah and the Hereafter. This has been a common trait of almost all disbelieving nations throughout history. The same applied to the Thamud who had no fear of Allah. They turned away from all warnings of the Prophet Salih (as), who then addressed to them as follows: </text:span></text:p>
      <text:p text:style-name="P11"/>
      <text:p text:style-name="P17"><text:span text:style-name="T2">He [Salih] turned away from them, saying, “My people, I conveyed my Lord’s message to you and gave you good counsel. However, you had no love for good counselors!”(Surat al-A’raf, 79)</text:span></text:p>
      <text:p text:style-name="P9"/>
      <text:p text:style-name="P17"><text:span text:style-name="T3">Although the Prophet Salih (as) struggled hard to lead his people to the path of truth, they persisted in their disbelief. Allah tried them by sending them a she-camel, commanding them not to approach her to cause her any harm. He warned them that they would be punished if they did not follow this command. Disobeying the command of Allah, they hamstrung the camel and were destroyed by a severe punishment like all the other nations who refused to obey Allah. Some of the relevant verses of the Qur’an are as follows: </text:span></text:p>
      <text:p text:style-name="P11"/>
      <text:p text:style-name="P17"><text:span text:style-name="T2">Then when Our judgment came to pass, We rescued Salih and those who believed along with him through Our special mercy from the disgrace of that day. Mighty is your Lord and All-Powerful. The Great Blast seized hold of those who did wrong and morning found them lying flattened in their homes. It was as if they had never lived and prospered there at all. Yes indeed! The Thamud rejected their Lord. Gone are the people Thamud! (Surah Hud, 66-68)</text:span></text:p>
      <text:p text:style-name="P9"/>
      <text:p text:style-name="P17"><text:soft-page-break/><text:span text:style-name="T3">Just as the Prophet Salih (as) did, the messengers of Allah communicated to their people the message of religion, letting them know that the world is a place of trial and that only those who act on the commands of Allah will be saved from punishment. They made it clear that Allah would certainly send down a punishment to them if they persisted in disbelieving.</text:span></text:p>
      <text:p text:style-name="P17"><text:span text:style-name="T3">Yet these serious endeavours of the messengers yielded positive results only in a minor group, while the majority of people turned a deaf ear to their advice. As a result of their persistent disbelief, however, they themselves were the ones to suffer great loss as they received their punishment. Their punishment in the Hereafter will be even much more severe.</text:span></text:p>
      <text:p text:style-name="P27"><text:span text:style-name="T4">THE PROPHET IBRAHIM (AS)</text:span></text:p>
      <text:p text:style-name="P9"/>
      <text:p text:style-name="P11"/>
      <text:p text:style-name="P17"><text:span text:style-name="T2">Who could have a noble religion than someone who submits himself completely to Allah, does what is right, and follows the religion of the Saintly Ibrahim whom Allah took to be His intimate friend? (Surat an-Nisa’, 125)</text:span></text:p>
      <text:p text:style-name="P9"/>
      <text:p text:style-name="P17"><text:span text:style-name="T3">The Prophet Ibrahim (as) was a messenger whom Allah “took as an intimate friend”. In numerous verses of the Qur’an, Allah praises the high moral qualities of the Prophet Ibrahim (as). He, whose decent character has been an example to all believers, was a tenderhearted, forbearing, brave and true person who sincerely turned to Allah. Allah thus describes his character in a verse as follows: </text:span></text:p>
      <text:p text:style-name="P11"/>
      <text:p text:style-name="P17"><text:span text:style-name="T2">Ibrahim a paragon of piety, an upright man, obedient to Allah. He was no idolater. He rendered thanks for His blessings, so that Allah chose him and guided him to a straight path. We blessed him in this world and in the Hereafter he shall dwell among the righteous. (Surat an-Nahl, 120-122)</text:span></text:p>
      <text:p text:style-name="P9"/>
      <text:p text:style-name="P17"><text:span text:style-name="T3">The Prophet Ibrahim (as), whose moral excellence is praised in the Qur’an, was sent to a people who worshipped idols that they themselves had made and were obstinate and persistent in worshipping them. He was charged with calling his people to worship Allah alone, but they declined to accept the true religion, as they believed that it conflicted with their worldly interests, and plotted against the Prophet Ibrahim (as) to kill him. Allah, however, thwarted the plot they devised and saved him from the wrongdoing of his people: </text:span></text:p>
      <text:p text:style-name="P11"/>
      <text:p text:style-name="P17"><text:span text:style-name="T2">They [his people] said, “Burn him [Ibrahim] and avenge your gods if you must punish him.” We said, “Fire, be coolness and peace for Ibrahim!” They desired to trap him, but We made them the losers. We delivered both him and Lut to the land which We had blessed for all beings. And in addition to that We gave him Ishaq and then Ya’qub [for a grandson] and made both of them righteous. We made them leaders, guiding by Our command, and revealed to them how to do good and perform prayer and give alms, and they worshipped none but Us. (Surat al-Anbiya’, 68-73)</text:span></text:p>
      <text:p text:style-name="P9"/>
      <text:p text:style-name="P17"><text:soft-page-break/><text:span text:style-name="T3">As is seen in the story of the Prophet Ibrahim (as), as a reward for his sincerity, Allah put an end to the cruelty of his people towards him. Then He inflicted a punishment on those who desired to hatch plots against him and laid them low. He settled the Prophet Ibrahim (as) and the believers who followed him in a better place than before and showed them His mercy by granting various blessings in abundance.</text:span></text:p>
      <text:p text:style-name="P11"/>
      <text:p text:style-name="P26"><text:span text:style-name="T5">The Prophet Ibrahim (as) Turned To Allah With </text:span></text:p>
      <text:p text:style-name="P17"><text:span text:style-name="T5">Sincere Reflection And Advised His People </text:span></text:p>
      <text:p text:style-name="P16">That He Was Not An Idolater</text:p>
      <text:p text:style-name="P17"><text:span text:style-name="T3">Although he lived among a people who worshipped idols, by the workings of his own conscience, the Prophet Ibrahim (as) comprehended that Allah was the one and only god. He believed in and turned to Allah alone. In the following verses of the Qur'an, how he became a certain believer in Allah is set forth: </text:span></text:p>
      <text:p text:style-name="P11"/>
      <text:p text:style-name="P17"><text:span text:style-name="T2">Because of that We showed Ibrahim the dominions of the heavens and the Earth so that he might become a firm believer. When night drew its shadow over he saw a star and said, “This is surely my Lord!” But then, when it faded in the morning light, he said, “I will not worship gods that fade.” Then when he saw the moon come up, he said, "This is my Lord!” But then when it set, he said, “If my Lord does not guide me, I shall surely go astray.” Then when he saw the sun come up, he said, “This must be my Lord! It is greater than the other two!” But then, when it set he said, “My people, I am done with your idols!”(Surat al-An’am, 75-78)</text:span></text:p>
      <text:p text:style-name="P9"/>
      <text:p text:style-name="P17"><text:span text:style-name="T3">Certainly there is an important lesson for the believers to learn from the story of the Prophet Ibrahim (as): One can easily grasp the existence of Allah. Everywhere one looks, one can readily see the innumerable signs of creation. Even if he does not have any knowledge or has not been given any advice, one who is governed by his conscience can clearly conclude that there is a Creator of the universe just by giving the matter his earnest consideration even if it is only for a few minutes. He can grasp the power and greatness of Allah and the fact that He rules over everything. This is how the Prophet Ibrahim (as), who had probably not been communicated with earlier, grasped the existence and sublimity of Allah through sincere and conscientious reflection. He told his people that he separated himself from the false gods they worshipped: </text:span></text:p>
      <text:p text:style-name="P11"/>
      <text:p text:style-name="P17"><text:span text:style-name="T2">"I have turned my face to Him, Who brought the heavens and Earth into being, and will live a righteous life. I am no idolater.” (Surat al-An’am, 79)</text:span></text:p>
      <text:p text:style-name="P9"/>
      <text:p text:style-name="P17"><text:span text:style-name="T5">The Prophet Ibrahim (as) Summoned </text:span></text:p>
      <text:p text:style-name="P17"><text:span text:style-name="T5">His People To Worship Allah</text:span></text:p>
      <text:p text:style-name="P17"><text:soft-page-break/><text:span text:style-name="T3">As will also be seen in the following pages, the messengers try by every means to guide their people to the path of Allah. Messengers who communicate the message of the religion to their people, explain the same topic with different examples to urge people to ponder, give a detailed account of the morals of which Allah approves, forbid them wrong actions, communicating the wickedness of these actions and the loss that they will suffer on account of them. In short, they try to show them the truth and appeal to their conscience in various ways.</text:span></text:p>
      <text:p text:style-name="P17"><text:span text:style-name="T3">Likewise, the Prophet Ibrahim (as), first summoned his people to the path of truth and instructed them to abandon their idols and to turn to Allah. In many verses of the Qur’an, his communication of the message of religion to his father and to his people is related. The Prophet Ibrahim (as) summoned his people, who worshipped idols, to worship Allah alone and to fear Him: </text:span></text:p>
      <text:p text:style-name="P11"/>
      <text:p text:style-name="P17"><text:span text:style-name="T2">Ibrahim said to his people: “Worship Allah and fear Him. That would be best for you if you but knew it. Instead of Allah you worship only idols. You are inventing a lie. Those you worship besides Allah have no power to provide for you. So seek the beauty of Allah and worship Him. Give thanks to Him for it is to Him you shall be returned.”(Surat al-’Ankabut, 16-17)</text:span></text:p>
      <text:p text:style-name="P9"/>
      <text:p text:style-name="P17"><text:span text:style-name="T3">As seen in the above verses, the Prophet Ibrahim (as) explained to his disbelieving people the supreme power of Allah with a number of examples. He made comparisons to make this truth clear to them, reminded them of the fact that it was Allah Who gave them all the things they possessed and warned them of their meeting with Him. As well as his people, he also warned his relatives, and told his father, Azar, that he was mistaken: </text:span></text:p>
      <text:p text:style-name="P11"/>
      <text:p text:style-name="P17"><text:span text:style-name="T2">Remember when Ibrahim said to his father, Azar, “Do you take idols as gods? I see that you and your people are clearly misguided.” (Surat al-An’am, 74)</text:span></text:p>
      <text:p text:style-name="P9"/>
      <text:p text:style-name="P17"><text:span text:style-name="T5">The Prophet Ibrahim (as) Warned His People </text:span></text:p>
      <text:p text:style-name="P17"><text:span text:style-name="T5">Against Obeying Satan</text:span></text:p>
      <text:p text:style-name="P17"><text:span text:style-name="T3">Man’s worst enemy is Satan. When Allah created the Prophet Adam (as) as the first man, He commanded Satan to prostrate himself before him, yet Satan became arrogant and disobeyed Allah's command. On account of this, Allah cursed him and expelled him from Paradise. After being driven out, Satan asked to be reprieved till the Day of Judgment. His aim was to </text:span><text:soft-page-break/><text:span text:style-name="T3">hinder mankind, whom he considered to be the cause of his expulsion from Paradise, from treading the path of which Allah approved and thus to guide them to Hell.</text:span></text:p>
      <text:p text:style-name="P17"><text:span text:style-name="T3">Consequently, Satan has tried to approach every person since the Prophet Adam (as) and to deflect them from the true path by hatching various plots. It is only over those who have unshakeable faith in Allah and who put their trust in Him, that he does not hold any sway. However, as Allah has stated in the Qur'an, such people form only a minor group. For this reason, the Prophet Ibrahim (as) warned his father and his people, who were remote from the path of Allah, against following Satan and told them to obey him, saying: </text:span></text:p>
      <text:p text:style-name="P11"/>
      <text:p text:style-name="P17"><text:span text:style-name="T2">"Father, knowledge which never reached you has come tome, so follow me and I will guide you to the right path. Father, do not worship Satan. Satan was disobedient to the All-Merciful. Father, I am afraid that a punishment from the All-Merciful will afflict you, and turn you into a comrade of Satan.” (Surah Maryam, 43-45)</text:span></text:p>
      <text:p text:style-name="P17"><text:span text:style-name="T5">The Prophet Ibrahim (as) Advised His People </text:span></text:p>
      <text:p text:style-name="P17"><text:span text:style-name="T5">Not To Take Each Other As Gods And Not To </text:span></text:p>
      <text:p text:style-name="P16">Associate Any Partners With Allah</text:p>
      <text:p text:style-name="P17"><text:span text:style-name="T3">Characteristically, idolaters attach more importance to other beings than Allah, and they fear them more than they fear Allah. One would be mistaken in limiting the beings valued by these people merely to the statues they carved out of wood or stone.</text:span></text:p>
      <text:p text:style-name="P17"><text:span text:style-name="T3">Loving and valuing another person more than Allah, preferring that person’s contentment over the approval of Allah or fearing that person more than Allah is also idolatrous. There were also those who loved and prized some other beings more than Allah among the people of the Prophet Ibrahim (as). On the Day of Rising, however, such people will understand that there is no power other than Allah and will see that the beings they valued higher than Him are merely weak servants before His might and do not actually deserve to be valued at all. For this reason, the Prophet Ibrahim (as) instructed his people not to adhere to any gods other than Allah, and warned them that they would curse these gods on the Day of Rising and would be thrown into Hell if they did not obey this command: </text:span></text:p>
      <text:p text:style-name="P11"/>
      <text:p text:style-name="P17"><text:span text:style-name="T2">He [Ibrahim] said, “You have adopted idols instead of Allah but your love of them will last only in this life. But then on the Day of Rising, you will reject and curse one another. The Fire will be your shelter. You will have no helpers.” (Surat al-’Ankabut, 25)</text:span></text:p>
      <text:p text:style-name="P9"><text:soft-page-break/></text:p>
      <text:p text:style-name="P17"><text:span text:style-name="T5">The Prophet Ibrahim (as) Communicated To </text:span></text:p>
      <text:p text:style-name="P17"><text:span text:style-name="T5">People The Greatness And Might Of Allah</text:span></text:p>
      <text:p text:style-name="P17"><text:span text:style-name="T3">The Prophet Ibrahim (as) gave various examples to his people in order to enable them to grasp the existence and greatness of Allah. When one who boasted of his wealth, forgetting that it was Allah Who granted him all his possessions, disputed with the Prophet Ibrahim (as) about Allah, he gave him a reply which emphasised both this person’s weakness and the power of Allah as follows: </text:span></text:p>
      <text:p text:style-name="P11"/>
      <text:p text:style-name="P17"><text:span text:style-name="T2">"My Lord is He Who has power to give life and to cause death.” The other said, “I too have the power to give life and to cause death.” Ibrahim said, “Allah makes the sun come from the East. Make it come from the West.” And the disbeliever was dumbfounded. Allah does not guide the wrongdoers. (Surat al-Baqara, 258)</text:span></text:p>
      <text:p text:style-name="P9"/>
      <text:p text:style-name="P17"><text:span text:style-name="T3">As is pointed out in the verse, the disbeliever had nothing to say in reply to this wise and sound explanation offered by the Prophet Ibrahim (as). It is appropriate for believers to follow the Prophet Ibrahim’s (as) example, to emphasise the greatness and infinite might of Allah, and to explain the faulty reasoning of the disbelievers to them while communicating the message of the religion.</text:span></text:p>
      <text:p text:style-name="P11"/>
      <text:p text:style-name="P26"><text:span text:style-name="T5">The Prophet Ibrahim (as) Stated That </text:span></text:p>
      <text:p text:style-name="P17"><text:span text:style-name="T5">The Only Power To Trust Is That Of Allah</text:span></text:p>
      <text:p text:style-name="P17"><text:span text:style-name="T3">The Prophet Ibrahim’s sincere advocacy of the truth, his people, who persisted in worshipping their idols, disputed with him, desiring to deflect him from the right path and to hinder his preaching. Thereupon, the Prophet Ibrahim (as) told his people that he feared only Allah and that the real security and salvation could be attained only by being submissive to Allah:</text:span></text:p>
      <text:p text:style-name="P11"/>
      <text:p text:style-name="P17"><text:span text:style-name="T2">... He [Ibrahim] said, “Are you arguing with me about Allah when He has guided me? I have no fear of any partner you ascribe to Him unless my Lord should will such a thing to happen. My Lord encompasses all things in His knowledge, so will you not pay heed? Why should I fear what you have associated with Him when you yourselves apparently have no fear of serving idols not sanctioned by Allah? Which of us is more deserving of salvation? Tell me if you have any knowledge. Those who believe and do not taint their faith with any wrongdoing, shall surely earn salvation for they follow the right path.” (Surat al-An’am, 80-82)</text:span></text:p>
      <text:p text:style-name="P9"/>
      <text:p text:style-name="P17"><text:span text:style-name="T3">The possessor of everything in the world is Allah. No one can either do good or cause harm to another without Allah’s permission. The powers that one may rely on, hoping for help from them, can be of help only if Allah permits. For real salvation and safety, however, what one should do is to submit oneself to Allah. Allah has informed us in the Qur’an that He will protect His servants who turn to Him. Therefore, as the Prophet Ibrahim (as) did, all believers should know that those who believe in Allah will be safe and should inform others of this.</text:span></text:p>
      <text:p text:style-name="P11"/>
      <text:p text:style-name="P17"><text:span text:style-name="T5">In Response To His Father’s Hostile Manner, </text:span></text:p>
      <text:p text:style-name="P17"><text:span text:style-name="T5">The Prophet Ibrahim (as) Answered In The Best Way </text:span></text:p>
      <text:p text:style-name="P17"><text:span text:style-name="T3">Despite all the methods of communication he employed, his father opposed the Prophet Ibrahim (as) and became hostile towards him saying:</text:span></text:p>
      <text:p text:style-name="P11"/>
      <text:p text:style-name="P17"><text:span text:style-name="T2">... “Do you dare renounce my gods, Ibrahim? Desist from this folly or, I will stone you. Be gone from my house this instant!” (Surah Maryam, 46)</text:span></text:p>
      <text:p text:style-name="P9"/>
      <text:p text:style-name="P17"><text:soft-page-break/><text:span text:style-name="T3">But the Prophet Ibrahim (as), who did not lose his temper under any circumstance, responded to his father’s threatening attitude in a very respectful and wise way:</text:span></text:p>
      <text:p text:style-name="P11"/>
      <text:p text:style-name="P17"><text:span text:style-name="T2">... “Peace be upon you. I will implore my Lord to forgive you. He has always honoured me. I will separate myself from you and all you call upon besides Allah. I will call upon my Lord and it may well be that, in calling on my Lord, I will not be disappointed.” (Surah Maryam, 47-48)</text:span></text:p>
      <text:p text:style-name="P9"/>
      <text:p text:style-name="P17"><text:span text:style-name="T5">The Prophet Ibrahim (as) Declared To His People </text:span></text:p>
      <text:p text:style-name="P17"><text:span text:style-name="T5">That The Idols They Worshipped Could Not Boreal Gods</text:span></text:p>
      <text:p text:style-name="P17"><text:span text:style-name="T3">The Prophet Ibrahim (as) asked his people a number of questions about their idols in order to lead them to reflect that the idols they worshipped could not have any independent power and that the only god was Allah. This method of communication is influential in terms of making the unbelievers themselves witnesses to the unfounded nature of their system. In this way, the Prophet Ibrahim (as) made them verbally acknowledge the falseness of their own system. A part of the dialogue between the Prophet Ibrahim (as) and his people is as follows: </text:span></text:p>
      <text:p text:style-name="P11"/>
      <text:p text:style-name="P17"><text:span text:style-name="T2">When he [Ibrahim] said to his father and his people, "What do you worship?” They said, “We worship idols and we remain constantly in attendance on them.” He said, “Do they hear you when you call or do they help you or do you harm?” They said, “No, but this is what we found our fathers doing.” He said, “Have you really thought about what you worship, you and your forefathers?”(Surat ash-Shu’ara’, 70-76)</text:span></text:p>
      <text:p text:style-name="P9"/>
      <text:p text:style-name="P17"><text:span text:style-name="T3">Allah informs us in the Qur’an that everybody is aware of the mistakes he makes. That is, every self, even if he wants to avoid thinking by making up excuses, in fact “testifies” against himself, inwardly knowing what is right and wrong. If he conscientiously considers, one who worships and hopes for help from beings other than Allah will readily comprehend that in reality his idols cannot benefit him. He will realise that the beings he associates as partners with Allah cannot hear his prayers and do not have the power to harm or benefit him. But he may not want to reflect on these facts for certain sentimental reasons. However, this still remains an evident fact.</text:span></text:p>
      <text:p text:style-name="P17"><text:soft-page-break/><text:span text:style-name="T3">By the questions he posed to his people, the Prophet Ibrahim(as) tried to make them reflect on what they worshipped and see how misguided they were.</text:span></text:p>
      <text:p text:style-name="P17"><text:span text:style-name="T3">Again while advising his people to abandon the idols they worshipped, the Prophet Ibrahim (as) reminded them that these idols were merely some “figurative statues” that they themselves had made and did not have any independent power. How the Prophet Ibrahim (as) instructed his people to abandon the false gods they worshipped and to turn to their real God is related as follows: </text:span></text:p>
      <text:p text:style-name="P11"/>
      <text:p text:style-name="P17"><text:span text:style-name="T2">When he [Ibrahim] said to his father and his people," What are these statues you are clinging to?” they said, "We found our fathers worshipping them.” He said, “You and your fathers are clearly misguided.” They said," Have you brought us the truth or is this but a fest?” He said, “Far from it! Your Lord is the Lord of the heavens and the Earth, He Who brought them into being. I am one of those who bear witness to that.” (Surat al-Anbiya’, 52-56)</text:span></text:p>
      <text:p text:style-name="P9"/>
      <text:p text:style-name="P17"><text:span text:style-name="T2">He [Ibrahim] said, “Do you worship something you have carved with your own hands, when Allah created both you and all that you have made?” (Surat as-Saffat, 95-96)</text:span></text:p>
      <text:p text:style-name="P17"><text:span text:style-name="T5">The Prophet Ibrahim (as) Declared That </text:span></text:p>
      <text:p text:style-name="P17"><text:span text:style-name="T5">Everything Is Under Allah’s Control And That </text:span></text:p>
      <text:p text:style-name="P17"><text:span text:style-name="T5">Everything Takes Place By Allah’s Will</text:span></text:p>
      <text:p text:style-name="P17"><text:span text:style-name="T3">As seen in the above verses, like many other disbelieving nations, the people of the Prophet Ibrahim (as) used to worship idols, not because they thought it was right and proper, but merely because that was what they found their fathers doing. In The Prophet Ibrahim (as) 49other words, this false system was an evil heritage to them bequeathed by their forerunners. The Prophet Ibrahim (as) explained to them in detail that the system which they had been following was erroneous and detrimental to them. He informed them that their idols had no power at all and that everything was under Allah's complete control. The above quoted speech of the Prophet Ibrahim (as) continues as follows: </text:span></text:p>
      <text:p text:style-name="P11"/>
      <text:p text:style-name="P17"><text:span text:style-name="T2">"They [the idols that you worship] are all my enemies—except for the Lord of all the worlds, Who created me and guides me; Who gives me food and drink; and when I am ill, Who heals me; Who will cause my death, then give me life; Who, I sincerely hope, will </text:span><text:soft-page-break/><text:span text:style-name="T2">forgive my mistakes on the Day of Reckoning.” (Surat ash-Shu’ara’, 77-82)</text:span></text:p>
      <text:p text:style-name="P9"/>
      <text:p text:style-name="P16">By Means Of Wise Methods, The Prophet </text:p>
      <text:p text:style-name="P16">Ibrahim (as) Aroused People’s Conscience</text:p>
      <text:p text:style-name="P17"><text:span text:style-name="T3">When his people, despite all his calls, persisted in worshipping their idols, the Prophet Ibrahim (as) tried new methods to urge them to reflect and thus to arouse their conscience. He waited until his people had departed from their idols and then broke them into pieces, except for the biggest one, in order to reveal to his people how imprudent they actually were. When his people asked him "Did you do this to our gods, Ibrahim?” (Surat al-Anbiya’, 62), he answered: </text:span></text:p>
      <text:p text:style-name="P11"/>
      <text:p text:style-name="P17"><text:span text:style-name="T2">“No, this one, the biggest of them, did it. Ask them if they are able to speak!” (Surat al-Anbiya’, 63)</text:span></text:p>
      <text:p text:style-name="P9"/>
      <text:p text:style-name="P17"><text:span text:style-name="T3">This strategy of the Prophet Ibrahim (as) caused his people to appeal to their consciences and then they realised that they had been seriously mistaken. However, since the truth conflicted with their personal interests, traditions and their established order, they denied the truth, although they had approved of it as a matter of conscience. The relevant verses of the Qur’an read: </text:span></text:p>
      <text:p text:style-name="P11"/>
      <text:p text:style-name="P17"><text:span text:style-name="T2">Then they turned to themselves and said, “It is you yourselves who are wrongdoers.” But then they relapsed back into their disbelief: “You know full well these idols cannot talk.” He [Ibrahim] said, “Do you then worship, instead of Allah, what cannot help or harm you in any way? Shame on you and what you worship besides Allah! Will you not use your intellect?” They cried, “Burn him and avenge your gods, if you must punish him.” We said, “Fire, be coolness and peace for Ibrahim!” They desired to trap him, but We made them the losers. (Surat al-Anbiya’, 64-70)</text:span></text:p>
      <text:p text:style-name="P9"/>
      <text:p text:style-name="P17"><text:span text:style-name="T5">The Prophet Ibrahim (as) Set An Example For The </text:span></text:p>
      <text:p text:style-name="P17"><text:span text:style-name="T5">Believers By Putting His Trust In Allah And </text:span></text:p>
      <text:p text:style-name="P17"><text:span text:style-name="T5">Being Submissive To Him, Even Under The Most </text:span></text:p>
      <text:p text:style-name="P16">Difficult Conditions</text:p>
      <text:p text:style-name="P17"><text:span text:style-name="T3">The struggle that the Prophet Ibrahim (as) bravely and prudently carried out alone against his people set an example for the believers. At such a difficult time, when he was threatened by his people with being </text:span><text:soft-page-break/><text:span text:style-name="T3">thrown into a fire and when plots had been hatched against him, he, whose trust in and submissiveness to Allah had never been undermined, replied to his people:</text:span></text:p>
      <text:p text:style-name="P11"/>
      <text:p text:style-name="P9">... “I am going towards my Lord; He will be my guide.”(Surat as-Saffat, 99)</text:p>
      <text:p text:style-name="P9"/>
      <text:p text:style-name="P17"><text:span text:style-name="T3">These words of the Prophet Ibrahim (as) remind all believers of an important fact: that it was Allah Who created all human beings, and that every single one of them will return to Allah at a time that He has predetermined. By saying “I am going towards my Lord", the Prophet Ibrahim (as) reminded his people that death is one’s return to Allah. Therefore, what Muslims should do is express their unswerving trust in Allah on every occasion and summon others to do the same.</text:span></text:p>
      <text:p text:style-name="P11"/>
      <text:p text:style-name="P17"><text:span text:style-name="T5">Allah Has Shown The Prophet Ibrahim (as) And </text:span></text:p>
      <text:p text:style-name="P17"><text:span text:style-name="T5">His Companions As A Model For Believers</text:span></text:p>
      <text:p text:style-name="P17"><text:span text:style-name="T3">The moral excellence of the Prophet Ibrahim (as) set an example both to his own people and to succeeding nations. Allah informs us that there is a good example for the believers in him, "who submitted to his Lord with an unblemished heart”, and those with him: </text:span></text:p>
      <text:p text:style-name="P11"/>
      <text:p text:style-name="P17"><text:span text:style-name="T2">You have an excellent example in Ibrahim and those with him, when they said to their people, “We wash our hands of you and all that you worship apart from Allah, and we reject you. Between us and you there will be enmity and hatred for ever unless and until you believe in Allah alone. "But do not emulate Ibrahim’s words to his father: “I will ask forgiveness for you but I have no power to help you in anyway against Allah.” “Our Lord, we have put our trust in You and have repented to You. You are our final destination.”(Surat al-Mumtahana, 4)</text:span></text:p>
      <text:p text:style-name="P9"/>
      <text:p text:style-name="P26"><text:span text:style-name="T5">Verses Of The Qur’an Relating To The Superiority </text:span></text:p>
      <text:p text:style-name="P17"><text:span text:style-name="T5">And High Morality Of The Prophet Ibrahim (as)</text:span></text:p>
      <text:p text:style-name="P9"/>
      <text:p text:style-name="P17"><text:span text:style-name="T2">Who could have a noble religion than someone who submits himself completely to Allah, does what is right, and follows the religion of the saintly Ibrahim, whom Allah took to be His intimate friend? (Surat an-Nisa’, 125)</text:span></text:p>
      <text:p text:style-name="P9"/>
      <text:p text:style-name="P9">... Ibrahim was tender-hearted and forbearing. (Surat at-Tawba, 114)</text:p>
      <text:p text:style-name="P9"/>
      <text:p text:style-name="P17"><text:span text:style-name="T2">Ibrahim was neither a Jew nor a Christian, but a man of pure natural belief—a Muslim. He was not one of the idolaters. (Surah Al ‘Imran, 67)</text:span></text:p>
      <text:p text:style-name="P9"/>
      <text:p text:style-name="P17"><text:span text:style-name="T2">Ibrahim was a community in himself, exemplary, obedient to Allah, a man of pure natural belief. He was not one of the idolaters. He was thankful for His blessings. Allah chose him and guided him to a straight path. We gave him good in this world and in the Hereafter he will be one of the righteous. (Surat an-Nahl, 120-122)</text:span></text:p>
      <text:p text:style-name="P9"/>
      <text:p text:style-name="P17"><text:span text:style-name="T2">One of his [Nuh’s] followers in faith was Ibrahim when he came to his Lord with an unblemished heart. (Surat as-Saffat, 83-84)</text:span></text:p>
      <text:p text:style-name="P9"/>
      <text:p text:style-name="P17"><text:span text:style-name="T2">You shall also recount in the Book the story of Ibrahim. He was a saintly man and a prophet. (Surah Maryam, 41)Ibrahim was forbearing, compassionate and penitent. (Surah Hud, 75)</text:span></text:p>
      <text:p text:style-name="P9"/>
      <text:p text:style-name="P17"><text:span text:style-name="T2">... We bestowed on him the praise of later generations. Peace be upon Ibrahim. That is how We recompense the righteous. He truly was one of Our believing servants. (Surat as-Saffat , 108-111)</text:span></text:p>
      <text:p text:style-name="P9"/>
      <text:p text:style-name="P17"><text:span text:style-name="T2">Who would deliberately renounce the religion of Ibrahim except someone who reveals himself to be a fool? We chose him in this world and in the Hereafter he shall abide among the righteous. When his Lord said to him, “Surrender!” he said, “I have surrendered to the Lord of all the worlds.” (Surat al-Baqara, 130-131)</text:span></text:p>
      <text:p text:style-name="P9"/>
      <text:p text:style-name="P17"><text:soft-page-break/><text:span text:style-name="T2">We gave Ibrahim his right guidance early on, and We had complete knowledge of him. (Surat al-Anbiya’, 51)</text:span></text:p>
      <text:p text:style-name="P21">THE PROPHET LUT (AS)</text:p>
      <text:p text:style-name="P9"/>
      <text:p text:style-name="P11"/>
      <text:p text:style-name="P17"><text:span text:style-name="T2">We gave right judgment and knowledge to Lut and rescued him from the city which committed disgusting acts. They were evil people who were deviators. We admitted him into Our mercy. He was one of the righteous. (Surat al-Anbiya’, 74-75)</text:span></text:p>
      <text:p text:style-name="P9"/>
      <text:p text:style-name="P17"><text:span text:style-name="T3">The people of the Prophet Lut (as) are among the most depraved people mentioned in the Qur’an. As related in the following verses, these people were sexually deviant and used to waylay and attack people.</text:span></text:p>
      <text:p text:style-name="P11"/>
      <text:p text:style-name="P17"><text:span text:style-name="T2">Lut said to his people, “You are committing an obscenity not perpetrated before you by any other nation. You lie with men and waylay them on the road and commit depravities within your gatherings”. His people’s only reply was: “Bring down upon us Allah’s punishment, if you are telling the truth.” (Surat al-’Ankabut, 28-29)</text:span></text:p>
      <text:p text:style-name="P9"/>
      <text:p text:style-name="P17"><text:span text:style-name="T2">And Lut, when he said to his people, “Will you persist in committing an obscenity not perpetrated before you by any other nation? You come with lust to men instead of women. You are indeed a depraved people.” (Surat al-A’raf, 80-81)</text:span></text:p>
      <text:p text:style-name="P9"/>
      <text:p text:style-name="P17"><text:span text:style-name="T2">[Lut said to his people,] “Of all beings, do you lie with males, leaving the wives Allah has created for you? You are a people who have overstepped the limits.” (Surat ash-Shu’ara’, 165-166)</text:span></text:p>
      <text:p text:style-name="P9"/>
      <text:p text:style-name="P17"><text:span text:style-name="T2">Lut said to his people: “Do you approach depravity with open eyes? Do you come with lust to men instead of women? You are a people who are deeply ignorant.”(Surat an-Naml, 54-55)</text:span></text:p>
      <text:p text:style-name="P9"/>
      <text:p text:style-name="P17"><text:span text:style-name="T3">The Prophet Lut (as) called his people, who were deviant in all senses, to live for the cause of Allah and be people of moral excellence. However, they obstinately insisted on disobedience and did not agree to desist from the wicked deeds they were wont to commit. Despite the obstinate disbelief of his people, however, the Prophet Lut (as), like all messengers of Allah, tried hard to guide them and summoned them to the path of Allah without ever becoming disheartened by the attacks and aspersions of these corrupt people.</text:span></text:p>
      <text:p text:style-name="P17"><text:soft-page-break/><text:span text:style-name="T3">As Allah relates in the above quoted verses, the Prophet Lut(as) described to his people the evil deeds they did and called upon them to adopt a virtuous life style which would please Allah. However, as many disbelievers have done throughout history, Lut’s people did not obey their prophet and tried to deflect him from the true path by casting aspersions on him.</text:span></text:p>
      <text:p text:style-name="P17"><text:span text:style-name="T3">These insolent people threatened him with expulsion from their land and dared to mock at the physical and spiritual purity of the prophet and the believers who obeyed him. The Prophet Lut (as) expressed his reaction to these people who insisted on disbelief and disobedience although he repeatedly called upon them to tread the true path: </text:span></text:p>
      <text:p text:style-name="P11"/>
      <text:p text:style-name="P17"><text:span text:style-name="T2">He [Lut] said, “I am someone who detests the deed you perpetrate.” (Surat ash-Shu’ara’, 168)</text:span></text:p>
      <text:p text:style-name="P9"/>
      <text:p text:style-name="P17"><text:span text:style-name="T3">As this verse maintains, despite the persistence and excessiveness of his people, the Prophet Lut (as) acted according to the commands of Allah and called upon people to do the same resolutely. He said that he would not be pleased with any act displeasing to Allah, and that he would do anything to prevent such acts.</text:span></text:p>
      <text:p text:style-name="P11"/>
      <text:p text:style-name="P16">The Prophet Lut (as) Summoned His </text:p>
      <text:p text:style-name="P17"><text:span text:style-name="T5">People To Fear Allah </text:span></text:p>
      <text:p text:style-name="P17"><text:span text:style-name="T3">The Prophet Lut (as) first informed his people that he was a faithful messenger whom Allah entrusted with communicating His message and that he did not want any wage in return fordoing so. He also admonished them to fear Allah:</text:span></text:p>
      <text:p text:style-name="P11"/>
      <text:p text:style-name="P17"><text:span text:style-name="T2">... “I am a faithful Messenger to you. So fear Allah and obey me. I do not ask you for any wage for it. My wage is the responsibility of no one but the Lord of all the worlds.” (Surat ash-Shu’ara’, 161-164)</text:span></text:p>
      <text:p text:style-name="P9"/>
      <text:p text:style-name="P17"><text:span text:style-name="T3">One needs to fear Allah in the true sense in order to be able to fully comply with the kind of morality with which Allah is pleased. One who fears Allah does not knowingly persist in anything which would displease Allah. If such a person makes a mistake unintentionally, he corrects his wrong action as soon as he sees the truth. He spends his life in a way that would please Allah and can, therefore, hope for a good life both in this world and </text:span><text:soft-page-break/><text:span text:style-name="T3">in the Hereafter. Therefore, all messengers, including the Prophet Lut (as), warned their people to fear Allah.</text:span></text:p>
      <text:p text:style-name="P11"/>
      <text:p text:style-name="P17"><text:span text:style-name="T5">The Prophet Lut (as) Warned His People To Act </text:span></text:p>
      <text:p text:style-name="P17"><text:span text:style-name="T5">Rightly And To Be Ashamed Of Their Behaviour</text:span></text:p>
      <text:p text:style-name="P17"><text:span text:style-name="T3">When his people persisted in their disbelief, Allah sent angels to the Prophet Lut (as) to give him the news of the punishment that He would inflict on them. His people, who took the angels for men, ran to the Prophet Lut (as), and he had a dialogue with his people as follows: </text:span></text:p>
      <text:p text:style-name="P11"/>
      <text:p text:style-name="P17"><text:span text:style-name="T2">When Our messengers came to Lut, he was distressed for them, for he was powerless to offer them protection. He said, “This is indeed a dreadful day.” His people came running to him excitedly—they were long used to committing evil acts. He said, “My people, here are my daughters. They are purer for you. So fear Allah and do not shame me by insulting my guests. Is there not one rightly-guided man among you?” They replied, “You know we have no claim on your daughters. You know very well what it is we want.” (Surah Hud, 77-79)</text:span></text:p>
      <text:p text:style-name="P9"/>
      <text:p text:style-name="P17"><text:span text:style-name="T3">As seen in the above quoted dialogue, the people of Lut, who did not fear Allah, had lost their sense of shame to such an extent that they could openly express their depraved desires. This is certainly a natural outcome of irreligion. This distorted pattern of behaviour is prevalent also in today’s societies which have distanced themselves from religion, and it is not regarded as odd. That is because it is religion that instructs man in what constitutes good morals, and what is regarded as right or evil. The conscience of people who have no fear for Allah and are out of touch with religion, becomes deadened. Such people are partly or entirely deprived of such attributes of moral excellence as shame. Aware that this ignoble suggestion of his people was a consequence of irreligion, the Prophet Lut (as) advised them to fear Allah and told them not to dishonour him before his guests.</text:span></text:p>
      <text:p text:style-name="P17"><text:span text:style-name="T3">The verses below convey the conversation between the Prophet Lut (as) and his people, when the messengers came to the family of Lut: </text:span></text:p>
      <text:p text:style-name="P11"/>
      <text:p text:style-name="P17"><text:span text:style-name="T2">The people of the city came, exulting at the news. He said, “These are my guests, so do not put me to shame. Fear Allah and do not dishonour me.” They said, “Did we not forbid you to play host to strangers?” He said, "Here are my daughters: Take them if </text:span><text:soft-page-break/><text:span text:style-name="T2">you are bent on evil.” By your life! They were wandering blindly in their drunkenness! So the Great Blast overtook them at the break of day. We laid their turn in ruin and rained down on them stones of hard-baked clay. There are certainly Signs in that for the discerning. They were beside a road which still exists. There is certainly a Sign in that for true believers. (Surat al-Hijr, 67-77)</text:span></text:p>
      <text:p text:style-name="P9"/>
      <text:p text:style-name="P17"><text:span text:style-name="T3">As we have seen, those who did not answer the calls of the Prophet Lut (as) and persisted in their perverted morality were afflicted by a terrible scourge in this world. This is only the punishment they received in this world; the requital they will face in the Hereafter will be even more severe.</text:span></text:p>
      <text:p text:style-name="P21">THE PROPHET YA’QUB(AS)</text:p>
      <text:p text:style-name="P9"/>
      <text:p text:style-name="P11"/>
      <text:p text:style-name="P17"><text:span text:style-name="T2">And remember Our servants Ibrahim, Ishaq and Ya’qub, men of true strength and vision. We purified their sincerity through sincere remembrance of the Hereafter. They shall dwell with Us among the righteous whom We have chosen. (Surah Sad, 45-47)</text:span></text:p>
      <text:p text:style-name="P9"/>
      <text:p text:style-name="P17"><text:span text:style-name="T3">The Prophet Ya’qub (as) was of the descendant of the Prophet Ibrahim (as). Allah made the Prophet Ibrahim (as) and each one ofis sons leaders. They summoned the people to accept what was good and right guidance. This is related in the Qur’an as follows: </text:span></text:p>
      <text:p text:style-name="P11"/>
      <text:p text:style-name="P17"><text:span text:style-name="T2">We made them leaders, guiding them by Our command, and revealed to them how to do good actions and perform prayer and give alms, and they worshipped Us. (Surat al-Anbiya’, 73)</text:span></text:p>
      <text:p text:style-name="P9"/>
      <text:p text:style-name="P17"><text:span text:style-name="T5">The Prophet Ya’qub (as) Dedicated His Sons To </text:span></text:p>
      <text:p text:style-name="P17"><text:span text:style-name="T5">Complying With The Just Religion And To Being </text:span></text:p>
      <text:p text:style-name="P16">Among The Good</text:p>
      <text:p text:style-name="P17"><text:span text:style-name="T3">In the Qur’an, we find the verses relating to the Prophet Ya’qub’s (as) communication of Allah’s message in the Surat al-Baqara. The Qur’an mentions the Prophet Ya’qub’s (as) will (as) follows: </text:span></text:p>
      <text:p text:style-name="P11"/>
      <text:p text:style-name="P17"><text:span text:style-name="T2">Ibrahim directed his sons to accept the true faith, as did Ya’qub: “My sons! Allah has chosen this religion for you, so do not die except as Muslims.” (Surat al-Baqara, 132)</text:span></text:p>
      <text:p text:style-name="P9"/>
      <text:p text:style-name="P17"><text:span text:style-name="T3">Breathing one’s last as a Muslim is one of the important prayers of people who fear Allah. An individual may well one day swerve from his faith and return to evil,—although he had faith and engaged in good deeds until then—and thereby become one doomed to Hell. While the Prophet Ya’qub (as) advises his sons “not to die except as Muslims”, he warns them against this danger and recommends that they keep their faith intact, without changing their sincere intentions and resoluteness. His sons, who complied with their father’s will, declared that they would worship Allah and submit themselves to Him: </text:span></text:p>
      <text:p text:style-name="P11"/>
      <text:p text:style-name="P17"><text:span text:style-name="T2">Ya’qub said to his sons, “What will you worship when I have gone?” They replied, “We will worship your God, the God of your </text:span><text:soft-page-break/><text:span text:style-name="T2">forefathers, Ibrahim, Isma’il and Ishaq—the one God. We are Muslims who have submitted to Him.” (Surat al-Baqara, 133)</text:span></text:p>
      <text:p text:style-name="P9"/>
      <text:p text:style-name="P25">The Prophet Ya’qub Advised His Sons</text:p>
      <text:p text:style-name="P17"><text:span text:style-name="T5">To Trust In Allah </text:span></text:p>
      <text:p text:style-name="P9"/>
      <text:p text:style-name="P17"><text:span text:style-name="T2">He said, “My sons! You must not enter through a single gate. Go in through different gates. In no way can I save you from the might of Allah, for judgment comes from no one but Allah. In Him I put my trust, and let all the faithful put their trust in Him alone.” But when they entered as their father said, it did not save them from the might of Allah at all, yet a need in Ya’qub’s soul had been satisfied. He had knowledge which We had taught him, but most of mankind simply have no knowledge. (SurahYusuf, 67-68)</text:span></text:p>
      <text:p text:style-name="P9"/>
      <text:p text:style-name="P17"><text:span text:style-name="T3">When the Prophet Ya’qub (as) advised his sons to be cautious while entering the city, he also reminded them of a very important fact: that they should put their trust in Allah rather than in precaution. That is because, unless otherwise willed by Allah, a man can neither harm himself nor do himself any good. He can neither prevent anything that is fated to happen to him nor can ensure his own well-being. A believer does everything that needs to be done in order to earn Allah’s approval and takes every sort of measure that needs to be taken. However, he definitely knows that the result is ultimately at the will of Allah and He trusts only in Him.</text:span></text:p>
      <text:p text:style-name="P11"/>
      <text:p text:style-name="P21">THE PROPHET YUSUF (AS)</text:p>
      <text:p text:style-name="P9"/>
      <text:p text:style-name="P11"/>
      <text:p text:style-name="P9">... He was Our chosen servant. (Surah Yusuf, 24)</text:p>
      <text:p text:style-name="P9"/>
      <text:p text:style-name="P17"><text:span text:style-name="T2">... And thus We established Yusuf in the land and taught him to interpret dreams. Allah is in control of all His affairs. However, most of mankind do not know this. And then when he became a full-grown man, We gave him knowledge and right judgment too. That is how We reward all doers of good. (Surah Yusuf, 21-22)</text:span></text:p>
      <text:p text:style-name="P9"/>
      <text:p text:style-name="P17"><text:span text:style-name="T3">Surah Yusuf, the 12th surah of the Qur’an, comprises 111 verses and is almost entirely devoted to the Prophet Yusuf’s (as) life.</text:span></text:p>
      <text:p text:style-name="P17"><text:span text:style-name="T3">From a very early age, the Prophet Yusuf (as) was put to the test by Allah through various incidents. He was a very patient prophet who was sincere in his faith and always told of Allah’s existence and His superiority to those around him. His trust in Allah, his devotion and his loyalty to Him, his moderate attitude in the face of events set an example to all of the faithful.</text:span></text:p>
      <text:p text:style-name="P17"><text:span text:style-name="T3">Through a dream he had when he was still a child, Allah gave the Prophet Yusuf (as) the good news that He would give him knowledge and many blessings. The Prophet Yusuf (as) told his dream to his father, the Prophet Ya’qub (as), who interpreted it for him: </text:span></text:p>
      <text:p text:style-name="P11"/>
      <text:p text:style-name="P17"><text:span text:style-name="T2">Yusuf told his father, “Father! I saw eleven bright stars, and the sun and moon as well. I saw them all prostrate themselves in front of me.” He replied, “My son, don't tell your brothers of your dream lest they devise some scheme to injure you: Satan is the sworn enemy of man. Accordingly, your Lord will pick you out and teach you to interpret visions and will perfectly fulfill His blessing on you as well as on the family of Ya’qub, as He fulfilled it perfectly before upon your forebears, Ibrahim and Ishaq. Most certainly, your Lord is All-Knowing and Wise.” (Surah Yusuf, 4-6)</text:span></text:p>
      <text:p text:style-name="P9"/>
      <text:p text:style-name="P17"><text:span text:style-name="T5">The Prophet Yusuf (as) Declared That Allah's </text:span></text:p>
      <text:p text:style-name="P17"><text:span text:style-name="T5">Approval Was Above And Beyond Everything Else</text:span></text:p>
      <text:p text:style-name="P17"><text:span text:style-name="T3">When he was still very young, the Prophet Yusuf’s (as) brothers wanted to get rid of him, for they were jealous of the love their father felt for him. They finally threw him into a well. The brothers left Yusuf (as) to die at the bottom of the well and, returning to their father, they lied to him and </text:span><text:soft-page-break/><text:span text:style-name="T3">said, “A wolf appeared and ate him up.” (Surah Yusuf, 17) After being left in the well, Yusuf was found by a caravan whose members rescued him from the depths of the well and sold him to an Egyptian Aziz (Treasurer). The Prophet Yusuf (as) remained in his house for many long years. However, when he reached maturity, the lady of the house, the Aziz’s wife, wanted to seduce him. But the Prophet Yusuf (as), who had fear for Allah, sought refuge in Allah and reminded the wife of the Aziz, that he had looked after him and treated him well. This is related in the Qur’an as follows: </text:span></text:p>
      <text:p text:style-name="P11"/>
      <text:p text:style-name="P17"><text:span text:style-name="T2">"Allah is my refuge! He is My Lord and has been good tome and treated me with kindness. Those who do wrong will surely never prosper.” (Surat Yusuf, 23)</text:span></text:p>
      <text:p text:style-name="P9"/>
      <text:p text:style-name="P17"><text:span text:style-name="T3">Unable to have her way, Aziz’s wife slandered the Prophet Yusuf (as). Although Yusuf’s (as) innocence had been proven through the testimonies of the witnesses and tangible evidence had been produced, he was thrown into a dungeon. However, the Prophet Yusuf (as), who was aware that he was being tested by Allah in every situation, always adopted the attitude that would most please Him. In this incident too, Yusuf (as) expressed that being in dungeon was dearer to him: He said, “My Lord, the prison is preferable to me than what they call on me to do. Unless You shield me from their guile, it may well be that I will fall for them and so lapse into folly.” (Surah Yusuf,33)</text:span></text:p>
      <text:p text:style-name="P17"><text:span text:style-name="T3">As we see in this incident too, one who has an assured faith in Allah, should never lose his moderate attitude when faced with difficulties. He should put his trust in Allah and never forget that the outcome will definitely be auspicious, for Allah promises to help his sincere servants both in this world and beyond. Indeed, regarding this matter, the Prophet Yusuf’s (as) life has been recounted in the Qur’an as a striking example.</text:span></text:p>
      <text:p text:style-name="P11"/>
      <text:p text:style-name="P17"><text:span text:style-name="T5">The Prophet Yusuf (as) Reminded His Cell Mates </text:span></text:p>
      <text:p text:style-name="P17"><text:span text:style-name="T5">That It Was Allah Who Granted Everything</text:span></text:p>
      <text:p text:style-name="P17"><text:span text:style-name="T3">The Qur’an informs us that two other young men were thrown into the dungeon along with the Prophet Yusuf (as), and that they asked him to interpret their dreams. As was true of all the other messengers, the Prophet Yusuf (as) first told them of the existence of Allah and that the knowledge he possessed, in actuality, belonged to Allah: </text:span></text:p>
      <text:p text:style-name="P11"/>
      <text:p text:style-name="P17"><text:span text:style-name="T2">He said, “No meal to feed you will arrive before I have informed you of what its meaning is. That is part of what my Lord </text:span><text:soft-page-break/><text:span text:style-name="T2">taught me. For I have left the religion of a people who clearly have no faith in Allah and deny the life to come.” I hold fast to the creed of my forebears, Ibrahim and Ishaq and Ya’qub. We don’t associate anything with Allah. And that is how Allah has favoured us and all mankind, but most men do not give thanks.” (Surah Yusuf, 37-38)</text:span></text:p>
      <text:p text:style-name="P9"/>
      <text:p text:style-name="P17"><text:span text:style-name="T3">This reminder of the Prophet Yusuf (as) calls attention to a fact that believers need to keep in mind: Allah grants to human beings all the attributes they possess, their material benefits and their knowledge and reason. And whenever He wills, He could give more of these blessings or take them back. Keeping this in mind, it is of great importance that people should not feel proud of any of their qualities or possessions.</text:span></text:p>
      <text:p text:style-name="P11"/>
      <text:p text:style-name="P17"><text:span text:style-name="T5">The Prophet Yusuf (as) Informed His Cell Mates </text:span></text:p>
      <text:p text:style-name="P17"><text:span text:style-name="T5">That The Only God Is Allah, And That They </text:span></text:p>
      <text:p text:style-name="P17"><text:span text:style-name="T5">Should Worship Him Alone</text:span></text:p>
      <text:p text:style-name="P17"><text:span text:style-name="T3">Then the Prophet Yusuf (as) went on to tell them that there was no god but Allah and summoned his cell mates to be servants to Him alone: </text:span></text:p>
      <text:p text:style-name="P11"/>
      <text:p text:style-name="P17"><text:span text:style-name="T2">"My fellow-prisoners, are many lords better, or Allah, the only One, the Conqueror? What you serve apart from Him are only names which you and your forefathers have made up. There is no mandate for them from Allah. Allah alone is qualified to judge. His order is to worship none but Him. That is in truth the straight and upright religion, but most of mankind simply do not know it.” (Surah Yusuf, 39-40)</text:span></text:p>
      <text:p text:style-name="P9"/>
      <text:p text:style-name="P17"><text:span text:style-name="T3">As we have seen, the Prophet Yusuf (as) did not immediately react to his cell mates, who were obviously ascribing partners to Allah. Instead, he first summoned them to believe in Allah and advised them not to ascribe partners to Him. Not aware of the abject situation he is in, a disbeliever is often unable to decide what his priorities are and he trifles with matters of secondary importance. In this situation, it falls to the believer to identify the attributes of the particular disbeliever and to admonish him in a way to benefit him. It is faith alone which will benefit all people. That is why the Prophet Yusuf (as) first told his cell mates about faith.</text:span></text:p>
      <text:p text:style-name="P17"><text:span text:style-name="T3">Irrespective of the circumstances, the Prophet Yusuf (as) never lost his moderate attitude or his commitment in fulfilling Allah's commands; he communicated Allah’s religion even in the dungeon. This attitude is exemplary for all believers.</text:span></text:p>
      <text:p text:style-name="P11"><text:soft-page-break/></text:p>
      <text:p text:style-name="P17"><text:span text:style-name="T5">The Prophet Yusuf (as) Declared That </text:span></text:p>
      <text:p text:style-name="P17"><text:span text:style-name="T5">The Lower Self Enjoins To Evil</text:span></text:p>
      <text:p text:style-name="P17"><text:span text:style-name="T3">The Aziz’s wife confessed the truth and thereby Yusuf’s (as) innocence was proven. However, despite the truth being out in the open, the Prophet Yusuf (as) did not attempt to deny the vulnerability of his own lower self and revealed another most important truth: </text:span></text:p>
      <text:p text:style-name="P11"/>
      <text:p text:style-name="P17"><text:span text:style-name="T2">“In this way he may know at last that I did not dishonour him behind his back and that Allah most surely does not guide the deviousness of the dishonourable. Not that I am free from sin: Man’s soul is prone to evil–except for those on whom my Lord has mercy. My Lord is Forgiving and Merciful.” (Surah Yusuf, 52-53)</text:span></text:p>
      <text:p text:style-name="P9"/>
      <text:p text:style-name="P17"><text:span text:style-name="T3">In order to understand why the Prophet Yusuf (as) did not want to defend his lower self, we need to dwell upon the meaning of “lower self.” We can define the “lower self” as the power within the soul that enjoins to evil. When the wishes of the lower self incur Allah’s disapproval, believers never give in to their lower selves. At all times, they strive to earn Allah’s approval. Aware of this attribute of the lower self, the Prophet Yusuf (as) said that it would be wrong to nurture it.</text:span></text:p>
      <text:p text:style-name="P17"><text:span text:style-name="T5">The Prophet Yusuf (as) Is Grateful To Allah </text:span></text:p>
      <text:p text:style-name="P17"><text:span text:style-name="T5">For The Blessings He Grants</text:span></text:p>
      <text:p text:style-name="P17"><text:span text:style-name="T3">After his acquittal, the Prophet Yusuf (as) was entrusted as are liable person with the treasures of the country. He thereupon also made his family reunite and told them about his trust in Allah and that he always remembered that He held control over everything: </text:span></text:p>
      <text:p text:style-name="P17"><text:span text:style-name="T3">He raised his parents up on to the throne. All the others fell prostrate in front of him. He said, “My father, truly this is now the interpretation of the dream I had. My Lord has made it all come true; and He was kind to me by letting me out of prison and brought you from the desert when Satan had caused dissent between me and my brothers. My Lord is kind to anyone He wills. He alone is All-Knowing and Wise.” (Surah Yusuf, 100)</text:span></text:p>
      <text:p text:style-name="P17"><text:span text:style-name="T3">The Prophet Yusuf (as), who trusted in Allah when encountered with difficulty, likewise turned to our Lord when he received blessings, and prayed thus: </text:span></text:p>
      <text:p text:style-name="P11"/>
      <text:p text:style-name="P17"><text:span text:style-name="T2">"My Lord, You have granted power to me on Earth and taught me to interpret dreams. Originator of the heavens and Earth, You </text:span><text:soft-page-break/><text:span text:style-name="T2">are my Friend in this world and the Next. So take me as a Muslim at my death and admit me among the righteous.” (Surah Yusuf, 101)</text:span></text:p>
      <text:p text:style-name="P9"/>
      <text:p text:style-name="P17"><text:span text:style-name="T3">As seen, the Qur’an describes of the attitudes the Prophet Yusuf (as) assumed in the face of the events he went through. This narrative clearly reveals the Prophet Yusuf’s (as) moral excellence, his faith, his submission to Allah and his loyalty to Him. Irrespective of the conditions, he never swerved from moral excellence and never gave up his submissive attitude: he told people around him of Allah’s existence and His infinite might.</text:span></text:p>
      <text:p text:style-name="P17"><text:span text:style-name="T3">Despite being a prophet, the Prophet Yusuf’s (as) wish to die as a Muslim and to be among the righteous is also a subject upon which to reflect. No one can guarantee his being worthy of being granted Paradise. Aware of this fact, believers fear Allah and, following the example of the Prophet Yusuf (as), they pray to Allah to die as Muslims.</text:span></text:p>
      <text:p text:style-name="P21">THE PROPHET SHU’AYB(AS)</text:p>
      <text:p text:style-name="P9"/>
      <text:p text:style-name="P11"/>
      <text:p text:style-name="P17"><text:span text:style-name="T3">Allah sent the Prophet Shu’ayb (as) to Madyan as a messenger. The Qur’an informs us that this was another nation that had no faith in Allah and caused corruption upon the Earth. Until the very last moment, the Prophet Shu’ayb (as) called upon this nation, which perished out of its insolence by a terrible scourge, to be the servant of Allah.</text:span></text:p>
      <text:p text:style-name="P17"><text:span text:style-name="T3">The immorality of non-God fearing people manifests itself at every moment of their lives. If we remember the nations we discussed in the previous pages, their peoples were such as had no feelings of shame; they had no fear of Allah, committed perverted deeds, sinned at every turn,—threatening and diverting people from the way of Allah—violated others’ rights and indulged themselves in their own personal interests. People in our day deserve to be censured for the same evils, for such perverted attitudes are common in the societies today. It follows that, everyone in modern times should benefit from these reminders.</text:span></text:p>
      <text:p text:style-name="P17"><text:span text:style-name="T3">One of the greatest shortcomings of the Prophet Shu’ayb’s(as) people was their lack of probity in their commercial practices. The Prophet Shu’ayb (as) warned them and reminded them that it would be more befitting to comply with his admonitions:</text:span></text:p>
      <text:p text:style-name="P11"/>
      <text:p text:style-name="P17"><text:span text:style-name="T2">... “My people, worship Allah! You have no other god than Him. A Clear Sign has come to you from your Lord. Give full measure and full weight. Do not defraud others of their possessions. Do not cause corruption in the land after it has been purged of evil. That is better for you if you are true believers.” (Surat al-A’raf, 85)</text:span></text:p>
      <text:p text:style-name="P9"/>
      <text:p text:style-name="P17"><text:span text:style-name="T3">These reprehensible attributes of the Madyan people are not unknown in the societies of today which are far removed from Allah's religion. Furthermore, deceit has become a common factor in business, dealings, for which reason the Prophet Shu’ayb’s(as) warnings to his people still apply to our day. Indeed, people nowadays need to conduct their business honestly, be ethical, keep order in the world and keep away from corruption. Otherwise, they should fear meeting an end similar to those of past nations. It follows that, the duty of believers is,—taking the example of Allah’s messengers—, to warn the societies in which they live.</text:span></text:p>
      <text:p text:style-name="P11"/>
      <text:p text:style-name="P16">The Prophet Shu’ayb (as) Declared </text:p>
      <text:p text:style-name="P17"><text:span text:style-name="T5">To His People That He Was A Messenger </text:span></text:p>
      <text:p text:style-name="P17"><text:soft-page-break/><text:span text:style-name="T5">Worthy Of Trust</text:span></text:p>
      <text:p text:style-name="P9"/>
      <text:p text:style-name="P17"><text:span text:style-name="T2">Shu’ayb said to them, “Will you not fear Allah? I am indeed a faithful Messenger to you, so fear Allah and obey me. I do not ask you for any recompense for this. My reward is the responsibility of no one but the Lord of all the worlds.” (Surat ash-Shu’ara’, 177-180)</text:span></text:p>
      <text:p text:style-name="P9"/>
      <text:p text:style-name="P16">The Prophet Shu’ayb (as) Told His People </text:p>
      <text:p text:style-name="P17"><text:span text:style-name="T5">That What They Earn From Business Is </text:span></text:p>
      <text:p text:style-name="P17"><text:span text:style-name="T5">Better If It Is Halal (Lawful) Than </text:span></text:p>
      <text:p text:style-name="P16">If It Is Haram (Unlawful)</text:p>
      <text:p text:style-name="P17"><text:span text:style-name="T3">The Prophet Shu’ayb addressed his people as follows:</text:span></text:p>
      <text:p text:style-name="P11"/>
      <text:p text:style-name="P17"><text:span text:style-name="T2">" My people! Give full measure and full weight with justice; do not defraud your fellow men of their possessions; and do not go about the Earth, corrupting it. Allah’s reward is better for you if you are true believers. I am not set over you as your keeper.” (Surah Hud, 85-86)</text:span></text:p>
      <text:p text:style-name="P9"/>
      <text:p text:style-name="P17"><text:span text:style-name="T3">An individual may well make a fortune through means that Allah has decreed unlawful. However, wealth and possessions acquired through such unlawful means never bring any good, happiness or peace to their owner. Moreover, he loses the benefit of what he has and can never attain what he aims at. More importantly however, the one who ignores Allah’s approval and commits what is unlawful is punished with the torment of Hell for all eternity, unless he changes this attitude before death comes upon him. Gains acquired through halal means, on the other hand, always bring good, for the path shown by Allah to people is the most beneficial and straightest one. For this reason, those who lead a life in compliance with Allah’s religion and live on halal transactions always benefit from doing so. Both in this world and the Hereafter, Allah grants believers bountiful blessings in return for their being meticulous in obeying His commands. In one verse, Allah describes the difference between lawful and unlawful gains: </text:span></text:p>
      <text:p text:style-name="P11"/>
      <text:p text:style-name="P17"><text:span text:style-name="T2">What you give with usurious intent, aiming to recover a greater amount from others’ wealth, will not be blessed by Allah. But anything you give as alms for His sake shall be repaid to you many times over. (Surat ar-Rum, 39)</text:span></text:p>
      <text:p text:style-name="P9"/>
      <text:p text:style-name="P17"><text:soft-page-break/><text:span text:style-name="T5">He Told His People Who Failed To Obey Him </text:span></text:p>
      <text:p text:style-name="P17"><text:span text:style-name="T5">That He Only Intended To Set Things Right</text:span></text:p>
      <text:p text:style-name="P9"/>
      <text:p text:style-name="P17"><text:span text:style-name="T2">They said, “Shu’ayb, did your prayers instruct you that we should abandon the gods our fathers worshipped or stop doing whatever we wanted to with our wealth? You are clearly a forbearing, and rightly-guided man!” (SurahHud, 87)</text:span></text:p>
      <text:p text:style-name="P9"/>
      <text:p text:style-name="P17"><text:span text:style-name="T3">As was the case with all other messengers, aware that he was only assigned to communicate Allah’s message and that it was Allah alone Who gave guidance, the Prophet Shu’ayb (as) answered his people as follows: </text:span></text:p>
      <text:p text:style-name="P11"/>
      <text:p text:style-name="P17"><text:span text:style-name="T2">He said, “My people! What do you think? If I do possess a Clear Sign from my Lord and He has bestowed on me a gracious gift, I would clearly not want to go behind your backs and do something I have forbidden you to do. I seek only to reform you as far as I am able. Nor can I succeed without Allah’s help. I have put my trust in Him and I turn to Him in repentance.” (Surah Hud, 88)</text:span></text:p>
      <text:p text:style-name="P9"/>
      <text:p text:style-name="P17"><text:span text:style-name="T3">The Prophet Shu’ayb (as) reminded them once again that he was Allah’s messenger. He called his people’s attention to the fact that the commands of the religion he brought were, in actuality, Allah's commands and that his sole purpose was to summon them to the right path. Indeed, as a messenger who fulfilled his duty, he was aware that success could not be attained unless specifically willed by Allah. He also reminded his people of this fact and declared that everything happened by Allah’s Will.</text:span></text:p>
      <text:p text:style-name="P11"/>
      <text:p text:style-name="P17"><text:span text:style-name="T5">The Prophet Shu’ayb (as) Warned His People </text:span></text:p>
      <text:p text:style-name="P17"><text:span text:style-name="T5">Against Allah’s Scourge </text:span></text:p>
      <text:p text:style-name="P17"><text:span text:style-name="T3">The Prophet Shu’ayb (as) reminded his people about the blessings they enjoyed and commanded them to feel grateful to Allah for them. Moreover, he warned them that they would be punished unless they followed Allah’s commands: </text:span></text:p>
      <text:p text:style-name="P11"/>
      <text:p text:style-name="P17"><text:span text:style-name="T2">And to the people of Madyan we sent their brother Shu’ayb. He said, “My people, worship Allah! You have no god but Him. Do not give short measure or short weight. I see you prospering, but I fear for you the punishment of a fateful Day.” (Surah Hud, 84)</text:span></text:p>
      <text:p text:style-name="P9"/>
      <text:p text:style-name="P17"><text:soft-page-break/><text:span text:style-name="T3">This aside, Prophet Shu’ayb (as) also reminded these people about the end of those past nations who insisted on disbelief and stressed that they had also faced affliction, for they resisted their messengers, and warned them against a similar error: </text:span></text:p>
      <text:p text:style-name="P11"/>
      <text:p text:style-name="P17"><text:span text:style-name="T2">"My people! Do not let your breach with me provoke you into doing wrong so that the same thing happens to you as happened to the people of Nuh, Hud and Salih; nor is it long since the tribe of Lut was punished. Ask your Lord for forgiveness and then repent to Him. My Lord is Most Merciful and Most Loving.” (Surah Hud, 89-90)</text:span></text:p>
      <text:p text:style-name="P9"/>
      <text:p text:style-name="P16">The Prophet Shu’ayb (as) Made His People </text:p>
      <text:p text:style-name="P17"><text:span text:style-name="T5">Aware Of Their Cruelty And Tyranny And </text:span></text:p>
      <text:p text:style-name="P17"><text:span text:style-name="T5">Stressed His Loyalty And Commitment To Allah</text:span></text:p>
      <text:p text:style-name="P9"/>
      <text:p text:style-name="P17"><text:span text:style-name="T2">The haughty elders of his tribe said, “We will drive you out of our city, Shu’ayb, you and all your followers, unless you return to our religion.” He replied, “What, even though we are unwilling?” (Surat al-A’raf, 88)</text:span></text:p>
      <text:p text:style-name="P9"/>
      <text:p text:style-name="P17"><text:span text:style-name="T3">Throughout history, all messengers of Allah were exposed to similar attacks by their disbelieving people. These nations denounced their messengers and their adherents for their devotion to Allah’s religion and made efforts to make them revert to their false religion. They even threatened them with exile unless they complied with them. The Prophet Shu’ayb’s (as) answer was clear: </text:span></text:p>
      <text:p text:style-name="P11"/>
      <text:p text:style-name="P17"><text:span text:style-name="T2">“We would be false to Allah if we returned to your religion after Allah had saved us from it. We could never return to it unless Allah our Lord so willed. Our Lord encompasses everything in His knowledge. We have put our trust in Allah. Our Lord, judge rightly between us and our people with truth. You are the best of judges.’”(Surat al-A’raf, 89)</text:span></text:p>
      <text:p text:style-name="P9"/>
      <text:p text:style-name="P17"><text:span text:style-name="T3">The words of Allah’s messenger quoted in the above verse are a clear sign of his resoluteness, which is exemplary for all believers. As the Prophet Shu’ayb (as) says, believers know that "Allah encompasses everything in His knowledge.” They are certain that no one can harm another or take advantage of them unless Allah wills, and therefore they put their trust in </text:span><text:soft-page-break/><text:span text:style-name="T3">Allah whenever they are attacked. More importantly, they do not make the slightest compromise in complying with Allah’s commands.</text:span></text:p>
      <text:p text:style-name="P11"/>
      <text:p text:style-name="P16">The Prophet Shu’ayb (as) Declared That It </text:p>
      <text:p text:style-name="P17"><text:span text:style-name="T5">Was Allah Alone Whom One Needed To Fear </text:span></text:p>
      <text:p text:style-name="P17"><text:span text:style-name="T3">One of the most evident shortcomings of the idolatrous nations is that they fear other people or beings more than they fear Allah. They love them more than Allah or prefer their approval over Allah’s. The people of the Prophet Shu’ayb (as) were also the kind of people who failed to appreciate Allah’s grandeur. They felt no fear of Allah, yet they stood in awe of other people. For example, they even stated their wish to murder the Prophet Shu’ayb (as) but it was only their fear of the people around him which prevented them from doing so: </text:span></text:p>
      <text:p text:style-name="P11"/>
      <text:p text:style-name="P17"><text:span text:style-name="T2">They said, “Shu’ayb, we do not understand much of what you say and we see you are weak among us. Were it not for your clan, we would have stoned you. We do not hold you in high esteem!” (Surah Hud, 91)</text:span></text:p>
      <text:p text:style-name="P9"/>
      <text:p text:style-name="P17"><text:span text:style-name="T3">Indeed, it is Allah alone Who is Exalted in Might. He is also the sole One of Whom one needs to feel fear. Allah keeps control over every being and every occurrence. In the face of the threat made by his people, the Prophet Shu’ayb (as) also reminded them that Allah reigns Supreme.</text:span></text:p>
      <text:p text:style-name="P11"/>
      <text:p text:style-name="P17"><text:span text:style-name="T2">He said, “My people! Do you esteem my clan more than you do Allah? Dare you turn your backs on Him? My Lord has knowledge of everything that you do! My people! Do as you think best, and so shall I. You will certainly come to know who will be punished and held up to shame and who is a liar. Wait if you will! I too am waiting.”(Surah Hud, 92-93)</text:span></text:p>
      <text:p text:style-name="P17"><text:span text:style-name="T3">As is the case with all other nations who rejected Allah's messenger and His commands, the people of Madyan brought Allah's wrath upon themselves while they were still in this world. This is related in the Qur’an as follows: </text:span></text:p>
      <text:p text:style-name="P11"/>
      <text:p text:style-name="P17"><text:span text:style-name="T2">When Our judgment was carried out, We rescued Shu’ayb through Our mercy and those who believed along with him. A Great Blast overtook the evil-doers, and morning found them lying flattened in their homes as if they had never prospered there at all. </text:span><text:soft-page-break/><text:span text:style-name="T2">Like the Thamud, gone are the people of Madyan. (Surah Hud, 94-95)</text:span></text:p>
      <text:p text:style-name="P21">THE PROPHET LUQMAN(AS)</text:p>
      <text:p text:style-name="P9"/>
      <text:p text:style-name="P11"/>
      <text:p text:style-name="P17"><text:span text:style-name="T2">We gave Luqman wisdom saying: “Give thanks to Allah.” Whoever gives thanks has much to gain. But if anyone is ungrateful, Allah is Rich Beyond Need, and Glorious. (Surah Luqman, 12)</text:span></text:p>
      <text:p text:style-name="P9"/>
      <text:p text:style-name="P17"><text:span text:style-name="T3">The Qur’an mentions the Prophet Luqman (as) as a prophet who had been given wisdom. The Qur’an records the admonitions he gave to his son. For this reason, they are of great importance for us.</text:span></text:p>
      <text:p text:style-name="P11"/>
      <text:p text:style-name="P17"><text:span text:style-name="T5">The Prophet Luqman (as) Admonished </text:span></text:p>
      <text:p text:style-name="P17"><text:span text:style-name="T5">His People To Shun From Idolatry</text:span></text:p>
      <text:p text:style-name="P17"><text:span text:style-name="T3">In the 48th and 116th verses of the Surat an-Nisa, Allah states that idolatry is a sin He will never forgive. The Prophet Luqman(as) also told his son that he should avoid idolatry, for it is a terrible wrong.</text:span></text:p>
      <text:p text:style-name="P11"/>
      <text:p text:style-name="P17"><text:span text:style-name="T2">Luqman said to his son, counseling him, “My son, do not associate anything with Allah. Associating others with Him is an abominable sin.” (Surah Luqman, 13)</text:span></text:p>
      <text:p text:style-name="P9"/>
      <text:p text:style-name="P16">The Prophet Luqman (as) Declared That </text:p>
      <text:p text:style-name="P17"><text:span text:style-name="T5">Allah Is All-Pervading And That Man </text:span></text:p>
      <text:p text:style-name="P17"><text:span text:style-name="T5">Will Be Confronted With Every Deed </text:span></text:p>
      <text:p text:style-name="P17"><text:span text:style-name="T5">He Does, However Insignificant</text:span></text:p>
      <text:p text:style-name="P9"/>
      <text:p text:style-name="P17"><text:span text:style-name="T2">“My son, even if something weighs as little as a mustard seed and is inside a rock or anywhere else in the heavens or Earth, Allah will bring it out. Allah is All-Pervading, All-Aware.” (Surah Luqman, 16)</text:span></text:p>
      <text:p text:style-name="P9"/>
      <text:p text:style-name="P17"><text:span text:style-name="T5">The Prophet Luqman (as) Admonished to </text:span></text:p>
      <text:p text:style-name="P17"><text:span text:style-name="T5">Comply With Allah’s Commands, </text:span></text:p>
      <text:p text:style-name="P17"><text:span text:style-name="T5">to Exercise Patience and to be Resolute </text:span></text:p>
      <text:p text:style-name="P9"/>
      <text:p text:style-name="P17"><text:span text:style-name="T2">"My son, say your prayers and enjoin what is right and forbid what is wrong and be steadfast in the face of all that happens to you. That is certainly the most resolute course to follow.” (Surah Luqman, 17)</text:span></text:p>
      <text:p text:style-name="P9"><text:soft-page-break/></text:p>
      <text:p text:style-name="P26"><text:span text:style-name="T5">The Prophet Luqman (as) Admonished To </text:span></text:p>
      <text:p text:style-name="P17"><text:span text:style-name="T5">Avoid Haughtiness </text:span></text:p>
      <text:p text:style-name="P9"/>
      <text:p text:style-name="P17"><text:span text:style-name="T2">Do not avert your face from people out of haughtiness and do not strut about arrogantly on the Earth. Allah does not love anyone who is vain or boastful. Be moderate in your tread and lower your voice. The most hateful of voices is the donkey’s bray. (Surah Luqman, 18-19)</text:span></text:p>
      <text:p text:style-name="P9"/>
      <text:p text:style-name="P17"><text:span text:style-name="T3">The Prophet Luqman (as) warned his son against growing arrogant, for Allah is the One Who is the Almighty and the All-Wise. Man is a weak and imperfect being, who is in need of Allah. Despite this fact, assuming arrogant manners, as if one possesses might and superiority of one’s own, and showing arrogance in one’s manner of walking and speaking is a reprehensible trait. One who adopts an ostentatious or arrogant manner becomes sinful in Allah’s sight and thus will be considered within the context of the following verse: </text:span></text:p>
      <text:p text:style-name="P11"/>
      <text:p text:style-name="P17"><text:span text:style-name="T2">I will turn away from My Signs all those who are arrogant and unjust so that if they see each and every Sign, they shall not believe in it. If they see the path of right guidance, they shall not walk upon it. But if they see the path of error, they shall take it as their path. That is because they denied Our Signs and paid no attention to them. (Surat al-A’raf, 146)</text:span></text:p>
      <text:p text:style-name="P9"/>
      <text:p text:style-name="P17"><text:span text:style-name="T3">Arrogant people rely on their intelligence on every matter; they esteem their own principles and value judgments more than anything else. They resist one who communicates to them Allah's message, and treat him disrespectfully, although he maybe a prophet. Indeed, from the Qur’an we know that one of the major common features of the prominent people who challenged the prophets was arrogance.</text:span></text:p>
      <text:p text:style-name="P17"><text:span text:style-name="T3">The Prophet Luqman (as) stressed two subjects in his admonitions about arrogance: the tone of voice and the manner of walking. What is striking here is that Allah has communicated one of His commands by means of one of His messengers, the Prophet Luqman (as).</text:span></text:p>
      <text:p text:style-name="P21">THE PROPHET MUSA (AS)</text:p>
      <text:p text:style-name="P9"/>
      <text:p text:style-name="P11"/>
      <text:p text:style-name="P17"><text:span text:style-name="T3">The prophet most frequently mentioned as an example in the Qur'an is the Prophet Musa (as). Many verses offer detailed accounts of his difficulties with his people and Pharaoh, his struggle in communicating the message to his people, his moral excellence, his faith in and submission to Allah and his sincerity.</text:span></text:p>
      <text:p text:style-name="P17"><text:span text:style-name="T3">Reading these verses about the Prophet Musa (as) ensures following this messenger whom Allah made superior in many ways, and adopting what he preached to his people.</text:span></text:p>
      <text:p text:style-name="P11"/>
      <text:p text:style-name="P17"><text:span text:style-name="T5">The Prophet Musa (as) Told Pharaoh That He </text:span></text:p>
      <text:p text:style-name="P17"><text:span text:style-name="T5">Was A Messenger Of Allah And That If He </text:span></text:p>
      <text:p text:style-name="P16">Adhered To Him, He Would Be Guided</text:p>
      <text:p text:style-name="P17"><text:span text:style-name="T3">At the behest of Allah, the Prophet Musa (as) first communicated Allah's message to Pharaoh. Pharaoh was an extremely insolent man who declared himself a deity and his people simply submitted themselves to him because of the material power which he possessed. Allah wanted Musa (as) to go to Pharaoh. This is related in a verse as follows: </text:span></text:p>
      <text:p text:style-name="P11"/>
      <text:p text:style-name="P17"><text:span text:style-name="T2">Go to him and say, “We are your Lord’s Messengers so send the tribe of Israel away with us and oppress them no more. We have brought you a Sign from your Lord. Peace be upon those who follow the right guidance. It has been revealed to us that the scourge will fall on those who deny His signs and give no heed to them.” (Surah Ta Ha, 47-48)</text:span></text:p>
      <text:p text:style-name="P9"/>
      <text:p text:style-name="P17"><text:span text:style-name="T3">In another verse, Allah gave the Prophet Musa (as) the following command: </text:span></text:p>
      <text:p text:style-name="P11"/>
      <text:p text:style-name="P17"><text:span text:style-name="T2">Go to Pharaoh—he has overstepped the limits and say: ‘Do you resolve to purify yourself? I will guide you to your Lord so that you may fear Him.’” (Surat an-Nazi’at, 17-19)</text:span></text:p>
      <text:p text:style-name="P9"/>
      <text:p text:style-name="P17"><text:span text:style-name="T3">Upon Allah’s revelation, the Prophet Musa (as) went to Pharaoh in the company of his brother Harun (as) and conveyed the message to Pharaoh: </text:span></text:p>
      <text:p text:style-name="P11"/>
      <text:p text:style-name="P17"><text:span text:style-name="T2">Musa said, “Pharaoh! I am truly a Messenger from the Lord of all the worlds, and am duty-bound to say nothing about Allah </text:span><text:soft-page-break/><text:span text:style-name="T2">except the truth. I have come to you with a Clear Sign from your Lord. So send the tribe of Israel away with me.”(Surat al-A’raf, 104-105)</text:span></text:p>
      <text:p text:style-name="P9"/>
      <text:p text:style-name="P26"><text:span text:style-name="T5">The Prophet Musa (as) Told Pharaoh That Allah </text:span></text:p>
      <text:p text:style-name="P17"><text:span text:style-name="T5">Created Everything And He Had Knowledge </text:span></text:p>
      <text:p text:style-name="P16">Of Everything</text:p>
      <text:p text:style-name="P17"><text:span text:style-name="T3">The following conversation between the Prophet Musa (as)and Pharaoh is related in the Qur’an:</text:span></text:p>
      <text:p text:style-name="P11"/>
      <text:p text:style-name="P17"><text:span text:style-name="T2">Pharaoh said, “Who then is your Lord, Musa?” He said,“Our Lord is He Who gives each thing its created form and then guides it.” He said, “What about the previous generations? "He replied, “He alone has knowledge of them, recorded in a Book. My Lord does not err nor does He forget.” (Surah Ta Ha, 49-52)</text:span></text:p>
      <text:p text:style-name="P9"/>
      <text:p text:style-name="P17"><text:span text:style-name="T3">As the verses above relate, the Prophet Musa (as) answered Pharaoh's questions about the existence of Allah very wisely. He told of Allah’s existence and grandeur first by saying that He is the Creator of everything and then elaborating on His names.</text:span></text:p>
      <text:p text:style-name="P11"/>
      <text:p text:style-name="P17"><text:span text:style-name="T5">The Prophet Musa (as) Declared That </text:span></text:p>
      <text:p text:style-name="P17"><text:span text:style-name="T5">Allah Is The Lord Of Everything </text:span></text:p>
      <text:p text:style-name="P17"><text:span text:style-name="T3">The Prophet Musa (as) told Pharaoh of Allah’s infinite might as follows: </text:span></text:p>
      <text:p text:style-name="P11"/>
      <text:p text:style-name="P17"><text:span text:style-name="T2">Pharaoh said, “Who is the Lord of all the worlds?” He replied, “The Lord of the heavens and the Earth and everything between them, if only you had faith!” Pharaoh said to those around him, “Are you listening?” Musa went on, “He is your Lord and the Lord of your forefathers.” (Surat ash-Shu’ara’, 23-26)</text:span></text:p>
      <text:p text:style-name="P9"/>
      <text:p text:style-name="P17"><text:span text:style-name="T2">Musa said, “He is the Lord of the East and the West and everything between them, if only you could understand!”(Surat ash-Shu’ara’, 28)</text:span></text:p>
      <text:p text:style-name="P9"/>
      <text:p text:style-name="P17"><text:span text:style-name="T5">The Prophet Musa (as) Warned Pharaoh And </text:span></text:p>
      <text:p text:style-name="P17"><text:span text:style-name="T5">His Magicians Against Allah’s Wraith</text:span></text:p>
      <text:p text:style-name="P17"><text:span text:style-name="T3">Like all other disbelievers, upon the Prophet Musa’s (as) declaration that Allah is the sole deity, Pharaoh resorted to cruelty. He threatened the Prophet Musa (as), saying that he would be sent to prison. The conversation between the Prophet Musa (as)and Pharaoh is related in the Qur’an as follows: </text:span></text:p>
      <text:p text:style-name="P11"/>
      <text:p text:style-name="P17"><text:soft-page-break/><text:span text:style-name="T2">Pharaoh said, “If you take any god other than me, I will certainly throw you into prison.” Musa said, “Even if I were to bring you an undeniable sign?” (Surat ash-Shu’ara’, 29-30)</text:span></text:p>
      <text:p text:style-name="P9"/>
      <text:p text:style-name="P17"><text:span text:style-name="T3">Then the Prophet Musa (as) performed miracles, for which reason Pharaoh, with his unswerving insistence on denial, accused him of sorcery. Believing that Musa’s (as) magic could be undone by sorcery, he called magicians from all over the country to confront Musa (as) and promised them a reward in return for defeating Musa (as).</text:span></text:p>
      <text:p text:style-name="P11"/>
      <text:p text:style-name="P17"><text:span text:style-name="T2">Musa said to them, “Woe to you! Do not fabricate lies against Allah or He will annihilate you with His scourge. Impostors are bound to fail.” (Surah Ta Ha, 61)</text:span></text:p>
      <text:p text:style-name="P9"/>
      <text:p text:style-name="P16">The Prophet Musa (as) Told The Magicians </text:p>
      <text:p text:style-name="P17"><text:span text:style-name="T5">That Allah Would Render Their Magic Void </text:span></text:p>
      <text:p text:style-name="P17"><text:span text:style-name="T3">As we saw in the life histories of the previous messengers, Allah gave the good news that He would always protect men of faith, and disbelievers would never be able to harm them against His Will. When the time of confrontation came, the Prophet Musa(as) told the magicians that their performance was mere sorcery, which would be rendered void by the Will of Allah:</text:span></text:p>
      <text:p text:style-name="P11"/>
      <text:p text:style-name="P17"><text:span text:style-name="T2">... When they had thrown, Musa said, “What you have brought is magic. Allah will certainly prove it false. Allah does not uphold the actions of corrupters.” Allah confirms the Truth by His words, even though the evil-doers may hate it. (Surah Yunus, 81-82)</text:span></text:p>
      <text:p text:style-name="P9"/>
      <text:p text:style-name="P17"><text:span text:style-name="T3">Despite this, the magicians insisted on struggling against the Prophet Musa (as) and employed all their means to defeat him. The related verses read: </text:span></text:p>
      <text:p text:style-name="P11"/>
      <text:p text:style-name="P17"><text:span text:style-name="T2">Musa said to them, “Throw whatever it is you are going to throw!” They threw down their ropes and staffs and said, "By the might of Pharaoh we are the winners.” (Surat ash-Shu’ara’, 43-44)</text:span></text:p>
      <text:p text:style-name="P9"/>
      <text:p text:style-name="P17"><text:span text:style-name="T2">At this, Allah revealed to the Prophet Musa (as) the following: "Throw down what is in your right hand. It will swallow up their devices for their devices are just magicians' tricks. Magicians shall not prosper whatever they do.”(Surah Ta Ha, 69)</text:span></text:p>
      <text:p text:style-name="P9"><text:soft-page-break/></text:p>
      <text:p text:style-name="P17"><text:span text:style-name="T3">Indeed, Allah’s promise came true and the Prophet Musa (as)worked a real miracle by his staff: </text:span></text:p>
      <text:p text:style-name="P11"/>
      <text:p text:style-name="P17"><text:span text:style-name="T2">But Musa threw down his staff and at once it swallowed up what they had fabricated. The magicians prostrated themselves in adoration, saying, “We now believe in the Lord of all the worlds.” (Surat ash-Shu’ara’, 45-47)</text:span></text:p>
      <text:p text:style-name="P9"/>
      <text:p text:style-name="P17"><text:span text:style-name="T5">At Pharaoh’s Threat Of Murder, The Prophet </text:span></text:p>
      <text:p text:style-name="P17"><text:span text:style-name="T5">Musa (as) Declared That He Trusted In Allah Alone</text:span></text:p>
      <text:p text:style-name="P17"><text:span text:style-name="T3">No doubt, the violation of the established system infuriated Pharaoh, for it conflicted with his personal interests. This was the main reason for his threatening Musa with murder, saying, “… Let me kill Musa and then let him call upon his Lord! I am afraid that he may change your religion and bring about corruption in the land.” (Surah Ghafir, 26)</text:span></text:p>
      <text:p text:style-name="P17"><text:span text:style-name="T3">At Pharaoh’s threat, the Prophet Musa (as) showed great resoluteness, as did other messengers, and answered thus:</text:span></text:p>
      <text:p text:style-name="P11"/>
      <text:p text:style-name="P17"><text:span text:style-name="T2">... “I seek refuge in my Lord and in your Lord from every tyrant who does not believe in the Day of Reckoning.”(Surah Ghafir, 27)</text:span></text:p>
      <text:p text:style-name="P9"/>
      <text:p text:style-name="P17"><text:span text:style-name="T5">The Prophet Musa (as) Declared That Pharaoh </text:span></text:p>
      <text:p text:style-name="P17"><text:span text:style-name="T5">And His Inner Circle Would Never Attain Salvation</text:span></text:p>
      <text:p text:style-name="P17"><text:span text:style-name="T3">Pharaoh and his inner circle considered Musa’s (as) miracles granted to Him by Allah as sorcery. Musa (as) answered these people, who accused him of being a magician saying, “…we have not heard of this [religion] among our forefathers:”</text:span></text:p>
      <text:p text:style-name="P11"/>
      <text:p text:style-name="P17"><text:span text:style-name="T2">“… My Lord knows best who has come with guidance from Him and who will have the best Home in the end. The wrongdoers will certainly not be successful.” (Surat al-Qasas, 37)</text:span></text:p>
      <text:p text:style-name="P9"/>
      <text:p text:style-name="P17"><text:span text:style-name="T3">In the Qur’an, Allah tells us about the existence of people who reject Allah’s signs, while in their inner beings they are convinced thereof. Pharaoh was one of the most insolent of such people. Despite the clear evidence brought by Prophet Musa (as), he ignored them. Furthermore, when Allah inflicted upon the followers of Pharaoh a number of calamities, they asked Musa (as) to pray to Allah for them—although they stated that </text:span><text:soft-page-break/><text:span text:style-name="T3">they disbelieved—, declaring that they would believe if their wish was granted. (Surat al-Araf, 130-135)</text:span></text:p>
      <text:p text:style-name="P17"><text:span text:style-name="T3">The Prophet Musa (as) addressed Pharaoh, who arrogantly ignored the truth, as follows: </text:span></text:p>
      <text:p text:style-name="P11"/>
      <text:p text:style-name="P17"><text:span text:style-name="T2">We gave Musa nine Clear Signs. Ask the tribe of Israel about when he came to them and Pharaoh said to him, “Musa, I think you are bewitched.” He replied, “You know that no one sent these down but the Lord of the heavens and Earth as clear proofs. Pharaoh, I can see that you are doomed.” (Surat al-Isra’, 101-102)</text:span></text:p>
      <text:p text:style-name="P9"/>
      <text:p text:style-name="P16">The Prophet Musa (as) Enjoined Patience </text:p>
      <text:p text:style-name="P17"><text:span text:style-name="T5">And Trust In Allah</text:span></text:p>
      <text:p text:style-name="P17"><text:span text:style-name="T3">The Prophet Musa (as) told believers to remain patient in the face of Pharaoh’s accusations and attacks, and gave the good news that Allah would grant absolute victory to believers over disbelievers: </text:span></text:p>
      <text:p text:style-name="P11"/>
      <text:p text:style-name="P17"><text:span text:style-name="T2">They said, “We were oppressed before you came to us and oppressed we shall remain.” He said, “It may well be that your Lord is going to destroy your enemy and make you the successors in the land, so that He can see how you behave.”(Surat al-A’raf, 129)</text:span></text:p>
      <text:p text:style-name="P9"/>
      <text:p text:style-name="P17"><text:span text:style-name="T3">In yet another verse, the Prophet Musa (as) admonished his people to trust in Allah: </text:span></text:p>
      <text:p text:style-name="P11"/>
      <text:p text:style-name="P17"><text:span text:style-name="T2">Musa said, “My people! If you believe in Allah, then put your trust in Him, if you are Muslims.” (Surah Yunus, 84)</text:span></text:p>
      <text:p text:style-name="P9"/>
      <text:p text:style-name="P17"><text:span text:style-name="T3">When people face a difficulty, acting with patience and trusting in Allah, as the Prophet Musa (as) advised his people to do, and, owing to this sound mindset, taking rational decisions and being moderate always bring success to believers.</text:span></text:p>
      <text:p text:style-name="P11"/>
      <text:p text:style-name="P17"><text:span text:style-name="T5">The Prophet Musa (as) Set An Example To </text:span></text:p>
      <text:p text:style-name="P17"><text:span text:style-name="T5">His People With His Patience </text:span></text:p>
      <text:p text:style-name="P17"><text:span text:style-name="T3">In compliance with Allah’s command, the Prophet Musa (as)and his people secretly left Egypt. Pharaoh thereupon mobilised his soldiers and set out after the children of Israel.</text:span></text:p>
      <text:p text:style-name="P17"><text:soft-page-break/><text:span text:style-name="T3">By the time the children of Israel had reached the banks of the Red Sea, Musa’s (as) people said they had no place to escape:</text:span></text:p>
      <text:p text:style-name="P11"/>
      <text:p text:style-name="P9">“… Indeed, we are to be overtaken...” (Surat ash-Shu’ara’, 61)</text:p>
      <text:p text:style-name="P9"/>
      <text:p text:style-name="P17"><text:span text:style-name="T3">At that very moment, the way Musa (as) conducted himself is an example for all believers. He remembered that he should never lose faith in Allah’s help: </text:span></text:p>
      <text:p text:style-name="P11"/>
      <text:p text:style-name="P17"><text:span text:style-name="T2">Musa said, “Never! My Lord is with me and He will guide me.” (Surat ash-Shu’ara’, 62)</text:span></text:p>
      <text:p text:style-name="P9"/>
      <text:p text:style-name="P17"><text:span text:style-name="T3">This committed attitude, assumed by the Prophet Musa (as) at such a time of difficulty, no doubt sets an example to all Muslims. No matter what a person encounters, he should never forget that Allah has control over everything and that everything happens as He wills.</text:span></text:p>
      <text:p text:style-name="P17"><text:span text:style-name="T3">Indeed, in return for this profound faith, Allah divided the waters of the sea, leaving a dry path in the middle, which the children of Israel immediately followed. When Pharaoh and his soldiers blindly set foot on the path that divided the sea, the waters suddenly began to close in on them and they all drowned. This event is surely clear evidence that Allah’s help and support is always with believers.</text:span></text:p>
      <text:p text:style-name="P17"><text:span text:style-name="T3">Reminding his people about Allah’s blessings upon them, the Prophet Musa (as) warned his people about not being ignorant. After Pharaoh and his soldiers were drowned in the sea, Musa (as)set off with his tribe to a safer place where they met some people who practised a polytheistic religion. They thereupon asked the Prophet Musa (as) to give them a god just like those people had and thereby displayed their deviant understanding of faith. The Prophet Musa (as) described the situation of people who worship beings other than Allah, and reminded them about the blessings they enjoyed, so as to prevent them from displaying ingratitude: </text:span></text:p>
      <text:p text:style-name="P11"/>
      <text:p text:style-name="P17"><text:span text:style-name="T2">Musa said, “You are indeed an ignorant people. What these people are doing is destined for destruction. What they are doing is purposeless.” Then he asked, “Should I seek something other than Allah as a god for you when He has favoured you over all other beings?” [And he reminded them of this word of Allah.] “Remember when We rescued you from Pharaoh’s people who oppressed you cruelly, killing your sons and letting your women live. In that there was a terrible trial from your Lord.” (Surat al-A’raf, 138-141)</text:span></text:p>
      <text:p text:style-name="P9"><text:soft-page-break/></text:p>
      <text:p text:style-name="P17"><text:span text:style-name="T3">Allah grants countless blessings: being able to think, speak, see, the beauties surrounding one, the way the world is created in a way to meet all one’s needs and hundreds and thousands of other blessings that are impossible to count here… Feeling grateful for these blessings is a form of worship for believers. One who ponders upon them and is able to see Allah’s mercy to him becomes more devoted to our Lord and can never dare to be ungrateful towards Him. For this reason, messengers reminded their people about Allah’s blessings and, in compliance with Allah's commands, reminded them to remember them, as the Prophet Musa (as) did: </text:span></text:p>
      <text:p text:style-name="P11"/>
      <text:p text:style-name="P17"><text:span text:style-name="T2">Remember when Musa said to his people, “My people! Remember Allah’s blessing to you when He appointed prophets among you and made you kings, and gave you what He had not given to any other nation!” (Surat al-Ma’ida, 20)</text:span></text:p>
      <text:p text:style-name="P9"/>
      <text:p text:style-name="P17"><text:span text:style-name="T5">The Prophet Musa (as) Warned His </text:span></text:p>
      <text:p text:style-name="P17"><text:span text:style-name="T5">People Against Being Ungrateful To Allah </text:span></text:p>
      <text:p text:style-name="P17"><text:span text:style-name="T3">After saving the Children of Israel from Pharaoh’s cruelty, Allah granted them many material and spiritual blessings. In the Qur'an, the blessings given to them are enumerated as follows: </text:span></text:p>
      <text:p text:style-name="P11"/>
      <text:p text:style-name="P17"><text:span text:style-name="T2">And We shaded you with clouds and sent down manna and quails to you: “Eat of the good things We have provided for you.” They did not wrong Us; rather it was themselves they were wronging… Remember when We said, “Go into this town and eat from it wherever you like, freely. Make your way reverently through the gates and say, ‘We repent!’ Your mistakes will be forgiven. We will bestow abundance on the righteous among you.”(Surat al-Baqara, 57-58)</text:span></text:p>
      <text:p text:style-name="P9"/>
      <text:p text:style-name="P17"><text:span text:style-name="T2">And when Musa was looking for water for his people, We said, “Strike the Rock with your staff.” Then twelve fountains gushed out from it and each tribe knew their drinking place. “Eat and drink of Allah’s provision and do not go about the Earth corrupting it.” (Surat al-Baqara, 60)</text:span></text:p>
      <text:p text:style-name="P9"/>
      <text:p text:style-name="P17"><text:span text:style-name="T3">However, his people turned ungrateful; they told Musa (as)that they would no longer put up with a monotonous diet and asked him to implore </text:span><text:soft-page-break/><text:span text:style-name="T3">Allah for green vegetables, grains, lentils and onions. In return for this ungrateful attitude of his people, Prophet Musa (as) said the following:</text:span></text:p>
      <text:p text:style-name="P11"/>
      <text:p text:style-name="P17"><text:span text:style-name="T2">… And when you said, “Musa, we will not put up with just one kind of food, so ask your Lord to supply to us some of what the earth produces—its green vegetables, cucumbers, grains, lentils and onions,” he said, “Do you want to replace what is better with what is inferior? Go to any town, then you will have what you are asking for. "Shame and misery were stamped upon them. They incurred the wrath of Allah. That was because they rejected Allah's Signs and killed His prophets without any right to do so; and because they rebelled and went beyond the limits. (Surat al-Baqara, 61)</text:span></text:p>
      <text:p text:style-name="P9"/>
      <text:p text:style-name="P17"><text:span text:style-name="T3">As we see in this story about the Prophet Musa (as), Allah's messengers always reminded their peoples to feel grateful for the blessings they had and warned them against a terrible scourge if they failed to carry out divine worship. Those assuming a contrary attitude should fear facing the end that befell those ungrateful nations of the past. The Prophet Musa (as) reminded his people who swerved from the right path about Allah's promise and His punishment, and summoned them to ask for repentance.</text:span></text:p>
      <text:p text:style-name="P17"><text:span text:style-name="T3">Upon Allah’s command, the Prophet Musa (as) left his people behind and headed for Mountain of Tur, leaving his people in the care of Harun (as). However during his absence, his people were lured away from the remembrance of Allah by a man named Samiri who built a statue of a calf for them to worship. When Musa (as) returned to his tribe, he asked them: </text:span></text:p>
      <text:p text:style-name="P11"/>
      <text:p text:style-name="P17"><text:span text:style-name="T2">"My people, did not your Lord make you a handsome promise? Did the fulfillment of the promise seem too long to you in coming, or was it to incur your Lord's anger that you failed me?” (Surah Ta Ha, 86)</text:span></text:p>
      <text:p text:style-name="P9"/>
      <text:p text:style-name="P17"><text:span text:style-name="T3">The Prophet Musa (as) summoned his people to repent one by one. After explaining to them their wrongdoing, he told them that it would be better for them if they repented: </text:span></text:p>
      <text:p text:style-name="P11"/>
      <text:p text:style-name="P17"><text:span text:style-name="T2">And when Musa said to his people, “My people, You wronged yourselves by adopting the calf, so turn towards your Maker and kill your own [guilty] selves. That is the best thing for you in your </text:span><text:soft-page-break/><text:span text:style-name="T2">Maker’s sight.” And He turned towards you. He is the Ever-Returning, the Most Merciful. (Surat al-Baqara, 54)</text:span></text:p>
      <text:p text:style-name="P9"/>
      <text:p text:style-name="P26"><text:span text:style-name="T5">The Prophet Musa (as) Humiliated the Samiri </text:span></text:p>
      <text:p text:style-name="P17"><text:span text:style-name="T5">Who Forced His Tribe into Idolatry, and </text:span></text:p>
      <text:p text:style-name="P17"><text:span text:style-name="T5">Glorified Allah</text:span></text:p>
      <text:p text:style-name="P9"/>
      <text:p text:style-name="P17"><text:span text:style-name="T2">“Begone!” cried Musa. “An outcast shall you be in this life, nor shall you escape your appointed doom. Look at your god which you served with such devotion. We will burn it to cinders and then scatter its ashes far and wide over the sea.” (Surah Ta Ha, 97)</text:span></text:p>
      <text:p text:style-name="P9"/>
      <text:p text:style-name="P17"><text:span text:style-name="T3">As seen in the above verse, the Prophet Musa (as) took a definitive precaution against a hypocrite who had led his people astray. He drove Samiri away, so as to hinder him from causing further corruption among his people. To this end, Musa (as) burnt the idol Samiri had built and then scattered its ashes in the sea. Thus, nothing remained of this statue. This attitude of the Prophet Musa (as)also gives a hint about how believers should take action in such situations. This aside, the Prophet Musa (as) told Samiri about the kind of torment he would face both in this world and beyond. Then, the Prophet Musa (as) reminded his people that their god was Allah alone: </text:span></text:p>
      <text:p text:style-name="P9"/>
      <text:p text:style-name="P17"><text:span text:style-name="T2">"Your god is Allah alone, there is no god but Him. He encompasses all things in His knowledge.” (Surah Ta-Ha, 98)</text:span></text:p>
      <text:p text:style-name="P21">THE PROPHET HARUN(AS)</text:p>
      <text:p text:style-name="P9"/>
      <text:p text:style-name="P11"/>
      <text:p text:style-name="P17"><text:span text:style-name="T3">When Allah commanded the Prophet Musa (as) to communicate His message to Pharaoh, Musa (as) asked for his brother Harun (as) to accompany him. Musa’s (as) wish was granted by Allah. Allah declared that Harun (as) had been allowed to accompany Musa (as) in order to support him in his mission to Pharaoh as well as during his struggle with his people. After Allah rescued the Prophet Musa (as) and his adherents from Pharaoh and his soldiers, Musa (as) left his people for sometime, leaving them in the care of Harun (as). However, disbelievers among the tribe of the Prophet Musa (as) took advantage ofis absence; under the leadership of a hypocrite called Samiri, they made an idol in the shape of a calf and began to worship it.</text:span></text:p>
      <text:p text:style-name="P11"/>
      <text:p text:style-name="P17"><text:span text:style-name="T5">Harun (as), In An Effort To Save His People </text:span></text:p>
      <text:p text:style-name="P17"><text:span text:style-name="T5">From Corruption, Reminded His People </text:span></text:p>
      <text:p text:style-name="P17"><text:span text:style-name="T5">That Their Real God Was Allah</text:span></text:p>
      <text:p text:style-name="P9"/>
      <text:p text:style-name="P17"><text:span text:style-name="T2">Harun had earlier said to them, “My people! It is just a trial for you. Your Lord is the All-Merciful, so follow me and obey my command!” (Surah Ta Ha, 90)</text:span></text:p>
      <text:p text:style-name="P9"/>
      <text:p text:style-name="P17"><text:span text:style-name="T3">However, saying that they would worship the calf until the Prophet Musa (as) returned, his people insisted on denial: </text:span></text:p>
      <text:p text:style-name="P11"/>
      <text:p text:style-name="P17"><text:span text:style-name="T2">They said, “We will not stop devoting ourselves to it until Musa returns to us.” (Surah Ta Ha, 91)</text:span></text:p>
      <text:p text:style-name="P9"/>
      <text:p text:style-name="P17"><text:span text:style-name="T3">During his stay on the Mountain of Tur, the Prophet Musa(as) was informed by Allah about his people’s situation. Musa(as) thereupon returned to his people. The conversation between the Prophet Musa (as) and Harun (as) is quoted in the Qur’an as follows: </text:span></text:p>
      <text:p text:style-name="P11"/>
      <text:p text:style-name="P17"><text:span text:style-name="T2">When Musa returned to his people in anger and great sorrow, he said, “What an evil thing you did in my absence! Did you want to hasten your Lord’s retribution? "He threw down the Tablets and seized hold of his brother's head, dragging him towards him. “Son of my mother,” said Harun, “the people overpowered me and almost killed me. Do not give my enemies cause to gloat over me. </text:span><text:soft-page-break/><text:span text:style-name="T2">Do not include me with the wrongdoers.” He[Musa] said, “My Lord, forgive me and my brother and admit us to Your mercy. You are the Most Merciful of the merciful.” (Surat al-A’raf, 150-151)</text:span></text:p>
      <text:p text:style-name="P21">THE PROPHET DAWUD(AS)</text:p>
      <text:p text:style-name="P9"/>
      <text:p text:style-name="P11"/>
      <text:p text:style-name="P17"><text:span text:style-name="T3">One of the messengers to whom Allah revealed a book was the Prophet Dawud (as). At every moment of his life and upon every incident he encountered, the Prophet Dawud (as) was one who remembered Allah and called upon Him. As stated in averse, he was a person “who repeatedly turned back to Allah." Allah gave him wisdom and discernment in speech, and he was a servant of Allah who was made superior to the majority of people. In the Qur’an, Allah informs us that He granted great power to the Prophet Dawud (as), both spiritually and materially. Indeed, Allah made the mountains and birds join the Prophet Dawud (as) in exalting Him (Allah). (Surat al-Anbiya’,79) As this verse states, the Prophet Dawud (as) possessed the kind of knowledge that could be possessed by very few people. In one verse, Allah states that He made the Prophet Dawud (as),whom He made superior in many ways, a master (khalif) in the land.</text:span></text:p>
      <text:p text:style-name="P11"/>
      <text:p text:style-name="P17"><text:span text:style-name="T2">“Dawud! We have made you a master [khalif] in the land, so rule with justice among men and do not yield to your own desires, lest they turn you away from the Path of Allah. Those who stray from the Path of Allah will receive a harsh punishment, because they forgot the Day of Reckoning.” (Surah Sad, 26)</text:span></text:p>
      <text:p text:style-name="P9"/>
      <text:p text:style-name="P17"><text:span text:style-name="T5">The Prophet Dawud (as) Commanded His </text:span></text:p>
      <text:p text:style-name="P17"><text:span text:style-name="T5">People Not To Violate One Another’s Rights </text:span></text:p>
      <text:p text:style-name="P17"><text:span text:style-name="T3">The Prophet Dawud (as), to whom Allah granted true strength and vision, summoned his people to believe in Allah, as all other messengers had done. Allah gives believers the Prophet Dawud’s (as) justice and judgment without swerving from righteousness as an example. The Prophet Dawud’s (as) judgement between two litigants is exemplary for all believers: </text:span></text:p>
      <text:p text:style-name="P11"/>
      <text:p text:style-name="P17"><text:span text:style-name="T2">Has the story of the litigants reached you? How they climbed up to the Upper Room and came in on Dawud who was alarmed by them. They said, “Do not be afraid. We are two litigants, one of whom has acted unjustly towards the other, so judge rightly between us and do not be unjust and guide us to the Right Path. This brother of mine has ninety-nine ewes and I have only one. He said, 'Let me have charge of it,’ and got the better of me in the dispute.” (Surah Sad, 21-23)</text:span></text:p>
      <text:p text:style-name="P9"><text:soft-page-break/></text:p>
      <text:p text:style-name="P17"><text:span text:style-name="T3">The Prophet Dawud’s (as) answer to these litigants was as follows:</text:span></text:p>
      <text:p text:style-name="P11"/>
      <text:p text:style-name="P17"><text:span text:style-name="T2">... “He has certainly wronged you by asking for your ewe to add to his flock. Truly, many partners are unjust to one another—except those who believe and do good works, and how few they are! …” (Surah Sad, 24)</text:span></text:p>
      <text:p text:style-name="P9"/>
      <text:p text:style-name="P17"><text:span text:style-name="T3">As all other prophets, the Prophet Dawud (as) also summoned people to live by Allah’s commands. The verse above is an example. After admonishing the litigants that they should not violate one another’s rights, he reminded them that this is a kind of morality peculiar to believers.</text:span></text:p>
      <text:p text:style-name="P17"><text:span text:style-name="T3">The Prophet Dawud (as), who frequently turned to Allah, also turned to Him after this judgment. This is related in the Qur'an as follows:</text:span></text:p>
      <text:p text:style-name="P11"/>
      <text:p text:style-name="P17"><text:span text:style-name="T2">… Dawud realised that We had put him to the test. He begged forgiveness from his Lord and fell down prone, prostrating himself in penitence. So We forgave him his sin, and in the world to come he shall be honoured and well received. (Surah Sad, 24-25)</text:span></text:p>
      <text:p text:style-name="P9"/>
      <text:p text:style-name="P17"><text:span text:style-name="T3">This attitude of the Prophet Dawud (as), who was aware that Allah tested him in every deed in which he engaged, and that he had to seek His pleasure in every deed, sets an example for all believers. Every person of faith should take this attitude as an example and remember that Allah witnesses everything and that everyone will give an account of his deeds to Allah on the Day of Judgment.</text:span></text:p>
      <text:p text:style-name="P11"/>
      <text:p text:style-name="P17"><text:span text:style-name="T5">Other Verses Relating To The </text:span></text:p>
      <text:p text:style-name="P17"><text:span text:style-name="T5">Prophet Dawud (as) In The Qur’an</text:span></text:p>
      <text:p text:style-name="P9"/>
      <text:p text:style-name="P9">Be steadfast in the face of what they say and rememberOur servant Dawud, who possessed true strength. Hetruly turned to his Lord. (Surah Sad, 17)</text:p>
      <text:p text:style-name="P9"/>
      <text:p text:style-name="P17"><text:span text:style-name="T2">We made his kingdom strong and gave him wisdom anddiscriminating judgment. (Surah Sad, 20)</text:span></text:p>
      <text:p text:style-name="P9"/>
      <text:p text:style-name="P9">We forgave him his sin and in the world to come he shallbe honoured and well received. (Surah Sad, 25)</text:p>
      <text:p text:style-name="P9"/>
      <text:p text:style-name="P9"><text:soft-page-break/>We gave knowledge to Dawud and Sulayman who said,“Praise be to Allah Who has favoured us over many ofHis servants who are believers.” (Surat an-Naml, 15)</text:p>
      <text:p text:style-name="P9"/>
      <text:p text:style-name="P17"><text:span text:style-name="T2">We bestowed on Dawud Our great favour: “O mountains and birds! Echo his songs of praise!” And We made iron malleable for him. (Surah Saba, 10)</text:span></text:p>
      <text:p text:style-name="P27"><text:span text:style-name="T4">THE PROPHET SULAYMAN (AS)</text:span></text:p>
      <text:p text:style-name="P9"/>
      <text:p text:style-name="P11"/>
      <text:p text:style-name="P17"><text:span text:style-name="T2">We gave Dawud Sulayman. What an excellent servant! He truly turned to his Lord. (Surah Sad, 30)</text:span></text:p>
      <text:p text:style-name="P9"/>
      <text:p text:style-name="P17"><text:span text:style-name="T2">In the world to come he shall be honoured and well received. (Surah Sad, 40)</text:span></text:p>
      <text:p text:style-name="P9"/>
      <text:p text:style-name="P9">We gave Sulayman insight… (Surat al-Anbiya’, 79)</text:p>
      <text:p text:style-name="P9"/>
      <text:p text:style-name="P17"><text:span text:style-name="T3">The Prophet Sulayman (as), the heir of the Prophet Dawud(as), was also a prophet who had been exalted by the material and spiritual blessings given to him by Allah. For the cause of Allah, he asked Allah for unprecedented wealth, which no soul had ever had on Earth and Allah answered this prayer. The wind that blew in the form of storm, molten brass and the jinn were dedicated by Allah to his service. Some of the verses that inform us about the blessings granted to Sulayman (as) are as follows: </text:span></text:p>
      <text:p text:style-name="P11"/>
      <text:p text:style-name="P17"><text:span text:style-name="T2">And We gave Sulayman power over the wind—its stride was a month’s journey in the morning and a month’s journey in the afternoon. And We made a fount of molten brass flow out for him. And some of the jinn served him by his Lord's permission. And if a single one of them deviated at all from Our command, We let him taste the punishment of99the Searing Blaze. They made for him anything he wished: high arches and statues, basins as large as watering troughs and great built-in cauldrons. We said “Work, family of Dawud, in thankfulness!” But very few of My servants are thankful. (Surah Saba, 12-13)</text:span></text:p>
      <text:p text:style-name="P9"/>
      <text:p text:style-name="P17"><text:span text:style-name="T3">Aware that everything given to him was a blessing bestowed on him by Allah, the Prophet Sulayman (as) said that he had asked for these blessings so as to earn Allah’s approval. The relevant verses read: </text:span></text:p>
      <text:p text:style-name="P11"/>
      <text:p text:style-name="P17"><text:span text:style-name="T2">When his swift horses, champing at the bit, were displayed before him in the afternoon, he [Sulayman] said, “Truly do I love the love of good, with a view to the glory of my Lord”—[repeating these words as the Steeds raced away,]until they were hidden by the veil [of distance—whereupon he would command], “Return </text:span><text:soft-page-break/><text:span text:style-name="T2">them to me!” And he set about stroking their shanks and necks. (Surah Sad, 31-33)</text:span></text:p>
      <text:p text:style-name="P9"/>
      <text:p text:style-name="P17"><text:span text:style-name="T3">These words of the Prophet Sulayman (as) are an example for all. Every person of faith knows that everything on the Earth belongs to Allah and that everything he owns is a blessing granted by Allah. For this reason, at the sight of every kind of beauty, he remembers Allah and gives thanks to Him. Meanwhile, he never forgets that everything in this world is transitory and that he will possess its original in the Hereafter for all eternity.</text:span></text:p>
      <text:p text:style-name="P11"/>
      <text:p text:style-name="P17"><text:span text:style-name="T5">The Prophet Sulayman (as) Summoned </text:span></text:p>
      <text:p text:style-name="P17"><text:span text:style-name="T5">His People To Believe In Allah </text:span></text:p>
      <text:p text:style-name="P17"><text:span text:style-name="T3">The Qur’an informs us about the methods the Prophet Sulayman (as) used to communicate Allah’s message to the Queen of Sheba, an idolatrous nation that worshipped the sun. When the hoopoe, who was subject to the Prophet Sulayman(as), brought news from this nation, Prophet Sulayman (as) sent them a letter and summoned them to accept Allah’s religion. When the Queen of Sheba received the letter, she disclosed its contents—a summons to Allah’s religion—to the prominent people of her land, saying: </text:span></text:p>
      <text:p text:style-name="P11"/>
      <text:p text:style-name="P17"><text:span text:style-name="T2">"Council! A noble letter has been delivered to me. It is from Sulayman and says: ‘In the name of Allah, the Compassionate and Most Merciful. Do not rise up against me, but come to me in submission.’” She said, "Council! Give me your opinion about this matter. It is not my habit to make a final decision until I have heard what you have to say.” They said, “We possess strength and we possess great force. But the matter is in your hands, so consider what you command.” (Surat an-Naml,29-33)</text:span></text:p>
      <text:p text:style-name="P9"/>
      <text:p text:style-name="P17"><text:span text:style-name="T3">The might and commitment of the Prophet Sulayman (as)are evident from the style of the letter. The inner circle of the Queen of Sheba grasped that they would be defeated if they opposed Sulayman (as), however, they first sent the Prophet Sulayman (as) a gift to see how he would react.</text:span></text:p>
      <text:p text:style-name="P11"/>
      <text:p text:style-name="P17"><text:span text:style-name="T5">The Prophet Sulayman (as) Stated That What </text:span></text:p>
      <text:p text:style-name="P17"><text:span text:style-name="T5">Was Granted By Allah To Him Was Better </text:span></text:p>
      <text:p text:style-name="P17"><text:span text:style-name="T5">Than Any Gift From Them </text:span></text:p>
      <text:p text:style-name="P17"><text:span text:style-name="T3">The Prophet Sulayman (as), a man of might and honour, re-The Prophet Sulayman (as)101jected the gifts sent by the Queen of Sheba and </text:span><text:soft-page-break/><text:span text:style-name="T3">assumed a very resolute attitude on this matter. The Qur’an gives an account of this event as follows:</text:span></text:p>
      <text:p text:style-name="P11"/>
      <text:p text:style-name="P17"><text:span text:style-name="T2">... “Would you give me wealth when what Allah has given me is better than all the riches He has given you? No, rather it is you who delight in your gift.” (Surat an-Naml, 36)</text:span></text:p>
      <text:p text:style-name="P9"/>
      <text:p text:style-name="P17"><text:span text:style-name="T3">With these words, the Prophet Sulayman (as) made it clear that nothing could ever be above and beyond Allah’s approval. This attitude of the Prophet Sulayman (as), showing that he did not condescend to any worldly value, is an important point of superiority and an attribute of faith that believers should embrace.</text:span></text:p>
      <text:p text:style-name="P11"/>
      <text:p text:style-name="P17"><text:span text:style-name="T5">The Prophet Sulayman (as) Tried Various </text:span></text:p>
      <text:p text:style-name="P17"><text:span text:style-name="T5">Methods To Guide People To Allah’s Religion</text:span></text:p>
      <text:p text:style-name="P17"><text:span text:style-name="T3">The Prophet Sulayman (as) wanted the people of Sheba to convert to Islam. He employed a different method to show the might Allah had granted him and thereby to guide the people of Sheba to faith. For this purpose, the Prophet Sulayman (as)asked his assistants to bring Sheba’s throne to him:</text:span></text:p>
      <text:p text:style-name="P11"/>
      <text:p text:style-name="P17"><text:span text:style-name="T2">[When the messenger left] He [Sulayman] said, “Council! Who among you will bring me her throne before they come to me in submission?” (Surat an-Naml, 38)</text:span></text:p>
      <text:p text:style-name="P9"/>
      <text:p text:style-name="P17"><text:span text:style-name="T2">He who possessed knowledge of the Book said, “I will bring it to you in a twinkling.” (Surat an-Naml, 40)</text:span></text:p>
      <text:p text:style-name="P9"/>
      <text:p text:style-name="P17"><text:span text:style-name="T3">The Prophet Sulayman (as) thereupon saw the throne right beside him. Aware that everything he possessed was given as a test from Allah, Sulayman (as) described this as a trial:</text:span></text:p>
      <text:p text:style-name="P11"/>
      <text:p text:style-name="P17"><text:span text:style-name="T2">“… This is part of my Lord’s favour to test me to see if I will give thanks or show ingratitude. Whoever gives thanks has much to gain. Whoever is ungrateful… my Lord is Rich Beyond Need, and Generous.” (Surat an-Naml, 40)</text:span></text:p>
      <text:p text:style-name="P9"/>
      <text:p text:style-name="P17"><text:span text:style-name="T3">When the Queen of Sheba came, she felt deeply impressed by this miracle and the glory she witnessed in Sulayman’s (as)palace. She immediately repented and turned to the faith. The conversation between her and Prophet Sulayman (as) is related in the Qur’an: </text:span></text:p>
      <text:p text:style-name="P11"><text:soft-page-break/></text:p>
      <text:p text:style-name="P17"><text:span text:style-name="T2">He said, “Disguise her throne. We shall see whether she is someone who is guided to the truth or not.” Then when she came, she was asked, “Is your throne like this?” She said, “It is exactly like it.” He said, “We were given knowledge before her and were already Muslims,” but what she worshipped besides Allah impeded her. She comes from an unbelieving people. She was asked to enter the lofty palace, but when she saw it she supposed it to be a pool and bared her legs. But Sulayman said, “It is a palace paved with glass.” She said, “My Lord, I have wronged myself but now I submit with Sulayman to Allah the Lord of all the worlds.” (Surat an-Naml, 41-44)</text:span></text:p>
      <text:p text:style-name="P9"/>
      <text:p text:style-name="P17"><text:span text:style-name="T3">As the Prophet Sulayman’s (as) message to the people of Sheba reveals, messengers employed all their might and resources for the purpose of guiding people to faith in Allah.</text:span></text:p>
      <text:p text:style-name="P11"/>
      <text:p text:style-name="P21">THE PROPHET ‘ISA (AS)</text:p>
      <text:p text:style-name="P9"/>
      <text:p text:style-name="P11"/>
      <text:p text:style-name="P17"><text:span text:style-name="T2">And We sent ‘Isa son of Maryam following in their footsteps, confirming the Torah that came before him. We gave him the Gospel [Injil] containing guidance and light, corroborating what was revealed in the Torah that came before it, and as guidance and admonition for those who fear Allah. (Surat al-Ma’ida, 46)</text:span></text:p>
      <text:p text:style-name="P9"/>
      <text:p text:style-name="P17"><text:span text:style-name="T3">The Prophet ‘Isa (as) was one of the messengers to whom Allah revealed a book. He (as) was born to the world without a father. This is one of the miracles in his life. Right from the time of his birth on, the Prophet ‘Isa (as) was given a number of miracles to perform. The Qur’an informs us about the creation of the Prophet ‘Isa (as):</text:span></text:p>
      <text:p text:style-name="P11"/>
      <text:p text:style-name="P17"><text:span text:style-name="T2">‘Isa is like Adam in the sight of Allah. He created him from earth and then He said to him, “Be!” and he was. This is the truth from your Lord so do not be among the doubters. (Surah Al ‘Imran, 59-60)</text:span></text:p>
      <text:p text:style-name="P9"/>
      <text:p text:style-name="P17"><text:span text:style-name="T5">The Prophet ‘Isa (as) Informed Us That He Was A </text:span></text:p>
      <text:p text:style-name="P17"><text:span text:style-name="T5">Servant Of Allah And His Messenger When Hews </text:span></text:p>
      <text:p text:style-name="P17"><text:span text:style-name="T5">Still In The Cradle And Spoke Of The Blessings </text:span></text:p>
      <text:p text:style-name="P17"><text:span text:style-name="T5">Given To Him </text:span></text:p>
      <text:p text:style-name="P17"><text:span text:style-name="T3">While he was still in the cradle, the Prophet ‘Isa (as) worked a great miracle by starting to speak. The Prophet ‘Isa (as) communicated to the people around him his status as a messenger: </text:span></text:p>
      <text:p text:style-name="P11"/>
      <text:p text:style-name="P17"><text:span text:style-name="T2">He said, “I am the servant of Allah, He has given me the Book and made me a Prophet. He has made me blessed wherever I am and directed me to be steadfast in prayer and give alms to the poor as long as I live, and to show devotion to my mother. He has not made me insolent or arrogant. Peace be upon me the day I was born, and the day I die and the day I am raised up again alive.” Such was ‘Isa, the son of Maryam. That is the whole truth about which they are still in doubt. (Surah Maryam, 30-34)</text:span></text:p>
      <text:p text:style-name="P9"/>
      <text:p text:style-name="P17"><text:span text:style-name="T5">The Prophet ‘Isa (as) Informed His People </text:span></text:p>
      <text:p text:style-name="P17"><text:span text:style-name="T5">About The Purpose Of His Being Sent As </text:span></text:p>
      <text:p text:style-name="P17"><text:span text:style-name="T5">A Messenger</text:span></text:p>
      <text:p text:style-name="P17"><text:soft-page-break/><text:span text:style-name="T3">One of the most important features of the societies living distant from Allah is that they are unable to come to terms with one another; they are in constant conflict and fail to reach a consensus.</text:span></text:p>
      <text:p text:style-name="P17"><text:span text:style-name="T3">Because their moral understanding is not based on fear of Allah, this conflict applies to almost all issues. Allah sent His messengers to these nations in order to settle the conflicts between them and to guide them to His religion. The Prophet ‘Isa (as) also made known the purpose of his being sent as a messenger to his people. This is related in the Qur’an as follows: </text:span></text:p>
      <text:p text:style-name="P11"/>
      <text:p text:style-name="P17"><text:span text:style-name="T2">And when ‘Isa came with the Clear Signs, he said, “I have come to give you wisdom and to clarify for you some of the things about which you have differed. Therefore fear Allah and obey me.” (Surat az-Zukhruf, 63)</text:span></text:p>
      <text:p text:style-name="P9"/>
      <text:p text:style-name="P17"><text:span text:style-name="T5">The Prophet ‘Isa (as) Admonished His </text:span></text:p>
      <text:p text:style-name="P17"><text:span text:style-name="T5">Disciples To Fear Only Allah </text:span></text:p>
      <text:p text:style-name="P17"><text:span text:style-name="T3">The Prophet ‘Isa’s (as) disciples were those who declared that they had faith in Allah and that they were with Allah’s messengers. However, they later asked the Prophet ‘Isa (as) to work miracles and asked, “Isa, son of Maryam! Can your Lord send down to us from heaven a table spread with food?” (Surat al-Maida, 112) No one should need a miracle to believe, for Allah's existence is an obvious fact. Prophet ‘Isa (as) therefore, answered this wish of his disciples as follows:</text:span></text:p>
      <text:p text:style-name="P11"/>
      <text:p text:style-name="P9">… “Fear Allah if you are believers!” (Surat al-Ma’ida,112)</text:p>
      <text:p text:style-name="P9"/>
      <text:p text:style-name="P11">However, when they said they needed it so that their hearts could be at peace, the Prophet ‘Isa (as) then called upon Allah and asked for a table: </text:p>
      <text:p text:style-name="P11"/>
      <text:p text:style-name="P17"><text:span text:style-name="T2">They [the disciples] said, “We want to eat from it so that our hearts may be at peace and to know that you have told us the truth and to be among those who witness it.” ‘Isa son of Maryam said, “Allah, our Lord, send down to us from heaven a table spread with food to be a feast for us, and for those who will come after us, and as a Sign from You. Provide for us! You are the Best of Providers!”(Surat al-Ma’ida, 113-114)</text:span></text:p>
      <text:p text:style-name="P9"/>
      <text:p text:style-name="P16">The Prophet ‘Isa (as) Gave The Good Tidings </text:p>
      <text:p text:style-name="P17"><text:span text:style-name="T5">Of A Messenger Who Would Come After Him </text:span></text:p>
      <text:p text:style-name="P17"><text:soft-page-break/><text:span text:style-name="T3">As is known, the prophet who was sent after the Prophet ‘Isa(as) was the Prophet Muhammad (saas), whose other name was Ahmad. The Prophet ‘Isa (as) gave the good news of this succeeding prophet: </text:span></text:p>
      <text:p text:style-name="P11"/>
      <text:p text:style-name="P17"><text:span text:style-name="T2">“Tribe of Israel, I am the Messenger of Allah to you, confirming the Torah which came before me and giving you the good news of a Messenger after me whose name is Ahmad…” (Surat as-Saff, 6)</text:span></text:p>
      <text:p text:style-name="P9"/>
      <text:p text:style-name="P25">The Prophet ‘Isa (as) Summoned His People </text:p>
      <text:p text:style-name="P17"><text:span text:style-name="T5">To Believe In Allah And Be Servants To Him </text:span></text:p>
      <text:p text:style-name="P17"><text:span text:style-name="T3">As with all the other prophets, the Prophet ‘Isa (as) also told his people about Allah’s existence, that He was the Creator of everything, that He was exalted above anything associated with Him, that He was the Possessor of all beautiful names, and that He was the All-Powerful and All-Just. And like all other prophets, he summoned his people to fear Allah and to worship Him.</text:span></text:p>
      <text:p text:style-name="P11"/>
      <text:p text:style-name="P17"><text:span text:style-name="T2">“I come confirming the Torah I find already revealed, and to make lawful for you some of what was previously forbidden. I have brought you a Sign from your Lord. So fear Allah and obey me. Allah is my Lord and your Lord so worship Him. That is the straight path.” (Surah Al ‘Imran,50-51)</text:span></text:p>
      <text:p text:style-name="P9"/>
      <text:p text:style-name="P17"><text:span text:style-name="T2">“Allah is my Lord and your Lord, so worship Him. This is a straight path.” (Surat az-Zukhruf, 64)</text:span></text:p>
      <text:p text:style-name="P27"><text:span text:style-name="T4">THE PROPHET MUHAMMAD (SAAS)</text:span></text:p>
      <text:p text:style-name="P9"/>
      <text:p text:style-name="P11"/>
      <text:p text:style-name="P17"><text:span text:style-name="T2">Muhammad is not the father of any of your men, but the Messenger of Allah and the final seal of the prophets. Allah has knowledge of all things. (Surat al-Ahzab, 40)</text:span></text:p>
      <text:p text:style-name="P9"/>
      <text:p text:style-name="P17"><text:span text:style-name="T3">As is stated in the above verses, the Prophet Muhammad(saas) is the last prophet. Through the verses that begin with "Say”, Allah conveyed to our Prophet (saas) what needed to be said to people. Through these verses, our Prophet (saas) communicated Allah's message.</text:span></text:p>
      <text:p text:style-name="P17"><text:span text:style-name="T3">The Prophet Muhammad (saas) said that those who fear Allah and seek to be forgiven, should follow him: </text:span></text:p>
      <text:p text:style-name="P11"/>
      <text:p text:style-name="P17"><text:span text:style-name="T2">Say, “If you love Allah, then follow me and Allah will love you and forgive you for your wrong actions. Allah is Ever-Forgiving, Most Merciful.” (Surah Al ‘Imran, 31)</text:span></text:p>
      <text:p text:style-name="P9"/>
      <text:p text:style-name="P17"><text:span text:style-name="T3">This call of the Prophet Muhammad (saas) still applies universally. Allah enjoined strict obedience on the messengers He sent, and in many verses, states that obedience to the messengers is, in actuality, obedience to Allah.</text:span></text:p>
      <text:p text:style-name="P17"><text:span text:style-name="T3">The Prophet (saas) also stressed the importance of obedience in the hadiths: </text:span></text:p>
      <text:p text:style-name="P17"><text:span text:style-name="T3">“Whoever obeys me, obeys Allah, and whoever disobeys me, disobeys Allah, and whoever obeys the ruler I appoint, obeys me, and whoever disobeys him, disobeys me.” (Sahih Bukhari)</text:span></text:p>
      <text:p text:style-name="P17"><text:span text:style-name="T3">For this reason, obedience to the messenger is at the heart religion and showing this obedience surely comes about through strict submissiveness to the issues conveyed by messengers.</text:span></text:p>
      <text:p text:style-name="P11"/>
      <text:p text:style-name="P17"><text:span text:style-name="T5">The Prophet Muhammad (saas) Made It Clear </text:span></text:p>
      <text:p text:style-name="P17"><text:span text:style-name="T5">That He Did Not Ask For Any Wage In Return </text:span></text:p>
      <text:p text:style-name="P17"><text:span text:style-name="T5">For His Services</text:span></text:p>
      <text:p text:style-name="P17"><text:span text:style-name="T3">As all other messengers, the Prophet Muhammad (saas),stated first and foremost that he did not ask for any recompense in return for his communicating Allah’s message. He stated that he did everything to earn Allah’s approval and that he awaited his reward from Allah alone. Some of the verses through which Allah commanded the Prophet Muhammad (saas) to tell people that he did not ask for any rewards from them are as follows: </text:span></text:p>
      <text:p text:style-name="P11"><text:soft-page-break/></text:p>
      <text:p text:style-name="P17"><text:span text:style-name="T2">They were the ones whom Allah guided, so follow their guidance. Say, “I do not ask you for any recompense for this. It is simply a reminder to all mankind.” (Surat al-An’am, 90)</text:span></text:p>
      <text:p text:style-name="P9"/>
      <text:p text:style-name="P17"><text:span text:style-name="T2">Say: “I have not asked you for any recompense: Keep it for yourselves. My reward is the responsibility of Allah alone. He is the witness of all things.” (Surah Saba’, 47)</text:span></text:p>
      <text:p text:style-name="P9"/>
      <text:p text:style-name="P17"><text:span text:style-name="T3">In another verse, on the other hand, the Prophet Muhammad(saas), who told his people that he did not expect any rewards, made his main goal clear, saying: </text:span></text:p>
      <text:p text:style-name="P11"/>
      <text:p text:style-name="P17"><text:span text:style-name="T2">"I do not ask you for any recompense for it—only let anyone who will, take the right path to his Lord.” (Surat al-Furqan, 57)</text:span></text:p>
      <text:p text:style-name="P9"/>
      <text:p text:style-name="P17"><text:span text:style-name="T5">The Prophet Muhammad (saas) Stated That </text:span></text:p>
      <text:p text:style-name="P17"><text:span text:style-name="T5">Those Who Wanted To See Miracles To </text:span></text:p>
      <text:p text:style-name="P17"><text:span text:style-name="T5">Believe Would Still Fail To Believe, Even </text:span></text:p>
      <text:p text:style-name="P17"><text:span text:style-name="T5">If They Did See Miracles </text:span></text:p>
      <text:p text:style-name="P17"><text:span text:style-name="T3">Although the signs of Allah’s existence are obvious, disbelivers find pretexts not to believe and ask for miracles from Allah. The Prophet Muhammad’s (saas) people also asked him to work miracles in order not to adhere to him; the reason why such people asked for miracles was not to have faith or to deepen their faith; it was simply a pretext for their unwillingness to submit themselves to Allah. Allah commanded the Prophet Muhammad (saas) to say the following to these people: </text:span></text:p>
      <text:p text:style-name="P11"/>
      <text:p text:style-name="P17"><text:span text:style-name="T2">They have solemnly sworn by Allah that if a Sign be given them, they will believe in it. Say: “The Signs are vouchsafed by Allah alone.” How can you tell that even if a Sign be given them, they will indeed believe in it?(Surat al-An’am, 109)</text:span></text:p>
      <text:p text:style-name="P9"/>
      <text:p text:style-name="P17"><text:span text:style-name="T3">Every man is destined to die on a certain day, which is decided in Allah’s sight. When that time comes, angels assigned by Allah descend on man to take his soul. If it is the death of a faithful person, then angels greet him, giving him the good news of Paradise and take his soul with ease. If it is the death of a disbeliever, on the other hand, then angels inform him that he will be exposed to a degrading torment. At that very moment, seeing what should have been obvious to them, those who disbelieve will submit </text:span><text:soft-page-break/><text:span text:style-name="T3">themselves. However, after that point, nothing, not even having faith, will avail the disbeliever, for the time granted to him is already up. Allah conveyed this fact to those seeking excuses for their disbelief and commanded the Prophet Muhammad (saas) to address the people as follows: </text:span></text:p>
      <text:p text:style-name="P11"/>
      <text:p text:style-name="P17"><text:span text:style-name="T2">Are they waiting for the angels to come to them or for your Lord Himself to come, or for one of your Lord's Signs to be given to them? On the day that one of your Lord's Signs does come, faith shall not avail the soul that had no faith or did not put its faith to good uses. Say: "Wait, then if you will; we too are waiting.”(Surat al-An’am, 158)</text:span></text:p>
      <text:p text:style-name="P9"/>
      <text:p text:style-name="P26"><text:span text:style-name="T5">The Prophet Muhammad (saas) Reminded His </text:span></text:p>
      <text:p text:style-name="P17"><text:span text:style-name="T5">People That He Was Only A Human Being </text:span></text:p>
      <text:p text:style-name="P17"><text:span text:style-name="T3">Out of pride, non-God fearing people decline to obey a human being or accept that he could be superior to them, in spite of their own certainty about him. As we have also seen in the case of the past nations to whom messengers were sent, such people believe that messengers should possess attributes beyond ordinary human ability and power; in order not to obey them, they offer many excuses, saying that he could not have been a Prophet, for he was an ordinary person “walking in the market place.</text:span></text:p>
      <text:p text:style-name="P17"><text:span text:style-name="T3">" The Prophet Muhammad (saas) told people who had such expectations that he was only a human being and that those who had any intention of attaining salvation should turn to Allah alone.</text:span></text:p>
      <text:p text:style-name="P11"/>
      <text:p text:style-name="P17"><text:span text:style-name="T2">Say: “I am only a human being like yourselves. It is revealed to me that your god is One God. So let him who hopes to meet his Lord act rightly and not associate anyone in the worship of his Lord.” (Surat al-Kahf, 110)</text:span></text:p>
      <text:p text:style-name="P9"/>
      <text:p text:style-name="P17"><text:span text:style-name="T2">Say: “Had the Earth been safe enough for angels to dwell in, We would have sent down to them an angel from heaven as a messenger.” Say: “Allah is a sufficient witness between me and you. He is certainly aware of and sees His servants.” (Surat al-Isra’, 95-96)</text:span></text:p>
      <text:p text:style-name="P9"/>
      <text:p text:style-name="P17"><text:span text:style-name="T3">Again, in the face of such expectations on the part of his people, the Prophet Muhammad (saas) told them that he was only a reminder, that he only fulfilled his Lord’s commands and that those following him would find salvation: </text:span></text:p>
      <text:p text:style-name="P11"/>
      <text:p text:style-name="P17"><text:span text:style-name="T2">Say: “Obey Allah and obey the Messenger. Then if they turn away, he is responsible only for what he is charged with just as you are responsible for what you are charged with. If you obey him, you shall be rightly guided.” The Messenger is responsible only for giving a clear warning. (Surat an-Nur, 54)</text:span></text:p>
      <text:p text:style-name="P9"/>
      <text:p text:style-name="P17"><text:span text:style-name="T2">“I have simply been ordered to worship the Lord of this land which He has declared sacred—everything belongs to Him—and I have been ordered to be one of the Muslims and to recite the Qur’an.” Whoever is guided is only guided for his own good; if someone is misguided, just say, “I am only a warner.” Then say: </text:span><text:soft-page-break/><text:span text:style-name="T2">“Praise be to Allah. He will show you His Signs and you will recognise them. Your Lord is not unaware of what you do.”(Surat an-Naml, 91-93)</text:span></text:p>
      <text:p text:style-name="P9"/>
      <text:p text:style-name="P26"><text:span text:style-name="T5">The Prophet Muhammad (saas) Told His People </text:span></text:p>
      <text:p text:style-name="P17"><text:span text:style-name="T5">That He Was Submissive To Allah </text:span></text:p>
      <text:p text:style-name="P17"><text:span text:style-name="T3">As with all disbelieving nations, the Prophet Muhammad’s(saas) people also attempted to argue about Allah. Against his nation who assumed such an ugly attitude, the Prophet Muhammad (saas) communicated them that he submitted himself to Allah: </text:span></text:p>
      <text:p text:style-name="P11"/>
      <text:p text:style-name="P17"><text:span text:style-name="T2">Say, “Do you argue with us about Allah when He is our Lord and your Lord? We shall both be judged by our actions. To Him alone we are devoted.” (Surat al-Baqara,139)</text:span></text:p>
      <text:p text:style-name="P9"/>
      <text:p text:style-name="P17"><text:span text:style-name="T2">If they argue with you, say, “I have submitted myself completely to Allah, and so have all who follow me.” Say to those given the Book and those who have no Book, "Will you surrender yourselves to Allah?” If they become Muslim, they shall be rightly guided. If they give no heed, you are responsible only for warning them. Allah is watching all His servants. (Surah Al ‘Imran, 20)</text:span></text:p>
      <text:p text:style-name="P9"/>
      <text:p text:style-name="P17"><text:span text:style-name="T5">The Prophet Muhammad (saas) Told His People </text:span></text:p>
      <text:p text:style-name="P17"><text:span text:style-name="T5">That He Had Faith In Allah Alone And That He </text:span></text:p>
      <text:p text:style-name="P17"><text:span text:style-name="T5">Would Not Ascribe Any Partners To Him </text:span></text:p>
      <text:p text:style-name="P17"><text:span text:style-name="T3">The Prophet Muhammad (saas) explained his people that Allah is the only god and summoned them to believe in Allah. He warned against a grievous torment. Some of the relevant verses are as follows: </text:span></text:p>
      <text:p text:style-name="P11"/>
      <text:p text:style-name="P17"><text:span text:style-name="T2">Say: “This is my path. With inner sight, I call on you to believe in Allah, I and all who follow me. Glory be to Allah! I am not one of the idolaters!” (Surah Yusuf, 108)</text:span></text:p>
      <text:p text:style-name="P9"/>
      <text:p text:style-name="P17"><text:span text:style-name="T2">Say: “I call only upon my Lord and do not associate anyone else with Him.” Say: “I have no control over any good or evil that befalls you.” Say: “No one can protect me from Allah and I will never find any refuge apart from Him. My mission is only to make known His Messages.” “As for one who disobeys Allah and His Messenger, he shall abide in the Fire of Hell, remaining in it timelessly, for ever and ever.” (Surat al-Jinn, 20-23)</text:span></text:p>
      <text:p text:style-name="P9"/>
      <text:p text:style-name="P17"><text:span text:style-name="T2">Say: “I am commanded to serve Allah, and to worship none besides Him. And I am commanded to be the first of the Muslims.” Say: “I fear, were I to disobey my Lord, the punishment of a </text:span><text:soft-page-break/><text:span text:style-name="T2">Terrible Day.” Say: “It is Allah I serve, and Him alone I worship. As for yourselves worship anything you will apart from Him!” Say: “The real losers are those who will lose themselves and their families on the Day of Rising. That shall be the ultimate loss.”(Surat az-Zumar, 11-15)</text:span></text:p>
      <text:p text:style-name="P9"/>
      <text:p text:style-name="P17"><text:span text:style-name="T2">Surely worthier is He Who originates creation and then regenerates it and provides for you from the Earth and sky. Is there another god besides Allah? Say: “Bring your proof if you are being truthful.” (Surat an-Naml, 64)</text:span></text:p>
      <text:p text:style-name="P9"/>
      <text:p text:style-name="P17"><text:span text:style-name="T5">The Prophet Muhammad (saas) Stated That </text:span></text:p>
      <text:p text:style-name="P17"><text:span text:style-name="T5">He Would Never Follow Disbelievers </text:span></text:p>
      <text:p text:style-name="P17"><text:span text:style-name="T3">To his people, who strove to divert him from the straight path, slandered him, threatened him with murdering and exiled him, the Prophet Muhammad (saas) conveyed the following message: </text:span></text:p>
      <text:p text:style-name="P11"/>
      <text:p text:style-name="P17"><text:span text:style-name="T2">Say: “I am forbidden to worship those you invoke besides Allah.” Say: “I will not yield to your whims and desires. If I did, I would go astray and cease to be on the right path.” Say: “I have received veritable proofs from my Lord and yet you deny Him. I have no power to hasten that which you challenge. Jurisdiction over this is Allah's alone. He tells the truth and He is the Best of Arbiters.” (Surat al-An’am, 56-57)</text:span></text:p>
      <text:p text:style-name="P9"/>
      <text:p text:style-name="P17"><text:span text:style-name="T5">The Prophet Muhammad (saas) Told His People </text:span></text:p>
      <text:p text:style-name="P17"><text:span text:style-name="T5">That None Of The Partners They Ascribed To </text:span></text:p>
      <text:p text:style-name="P17"><text:span text:style-name="T5">Allah Had Any Might </text:span></text:p>
      <text:p text:style-name="P17"><text:span text:style-name="T3">The Prophet Muhammad (saas), who reminded his people that Allah was one God, also conveyed in various ways that none of the things which they ascribed as partners to Allah, would harm anyone or do any good. Some of the relevant verses are as follows: </text:span></text:p>
      <text:p text:style-name="P11"/>
      <text:p text:style-name="P17"><text:span text:style-name="T2">Say: “Pray if you will to those whom you deify besides Him. They cannot relieve your distress nor can they change it.” (Surat al-Isra’, 56)</text:span></text:p>
      <text:p text:style-name="P9"/>
      <text:p text:style-name="P17"><text:span text:style-name="T2">Say: “Have you pondered on those you invoke besides Allah? Show me what part of the Earth they have created. Or do they have a share in the heavens? Produce a Book for me revealed before this </text:span><text:soft-page-break/><text:span text:style-name="T2">one or some other shred of divine knowledge, if you are telling the truth.” (Surat al-Ahqaf, 4)</text:span></text:p>
      <text:p text:style-name="P9"/>
      <text:p text:style-name="P17"><text:span text:style-name="T2">Say: “Call on those whom you deify besides Allah. They have no power over even the smallest particle, either in the heavens or on Earth. They have no share in them. Nor has He any helpers among them.” (Surah Saba’, 22)</text:span></text:p>
      <text:p text:style-name="P9"/>
      <text:p text:style-name="P17"><text:span text:style-name="T2">Say: “Show me those you have appointed to Him as associates. No indeed! Allah alone is the Almighty, the All-Wise.” (Surah Saba’, 27)</text:span></text:p>
      <text:p text:style-name="P9"/>
      <text:p text:style-name="P17"><text:span text:style-name="T2">Say: “Have you seen your partner gods, those you call upon besides Allah? Show me what part of the Earth they have created, or do they have a share in the heavens?" Have We given them a Book whose Clear Signs they follow? No indeed! The wrongdoers promise each other nothing but delusion. (Surah Fatir, 40)</text:span></text:p>
      <text:p text:style-name="P9"/>
      <text:p text:style-name="P17"><text:span text:style-name="T5">The Prophet Muhammad (saas) Reminded His </text:span></text:p>
      <text:p text:style-name="P17"><text:span text:style-name="T5">Followers To Trust In The Destiny Ordained By Allah </text:span></text:p>
      <text:p text:style-name="P17"><text:span text:style-name="T3">Every event in the eternal past was predetermined by Allah. A man is also bound by a destiny ordained for him. The Prophet Muhammad (saas) told his people that they would not encounter anything other than what was predestined for them, for which reason they need to trust in Allah moment by moment and earn the rewards of such an attitude: </text:span></text:p>
      <text:p text:style-name="P11"/>
      <text:p text:style-name="P17"><text:span text:style-name="T2">Say: “Nothing can happen to us except what Allah has ordained for us. He is our Guardian. It is in Allah that the believers should put their trust.” (Surat at-Tawba, 51)</text:span></text:p>
      <text:p text:style-name="P9"/>
      <text:p text:style-name="P17"><text:span text:style-name="T3">The Prophet (saas), by his submission to Allah, was an example to all Muslims, and he warned people that they would never have the power to change anything that came from Allah: </text:span></text:p>
      <text:p text:style-name="P17"><text:span text:style-name="T3">"Everything is by decree—even incapacity and ability.” (Malik’s Muwatta)</text:span></text:p>
      <text:p text:style-name="P17"><text:span text:style-name="T3">“… When you ask for anything ask it from Allah, and if you seek help seek it from Allah. Know that if the people were to unite to do you some benefit, they could benefit you only with what Allah had recorded for you, and that if they were to unite to do you some injury, they could injure you </text:span><text:soft-page-break/><text:span text:style-name="T3">only with what Allah had recorded for you. The pens are withdrawn and the pages are dry.”(Tirmidhi)</text:span></text:p>
      <text:p text:style-name="P11"/>
      <text:p text:style-name="P17"><text:span text:style-name="T5">The Prophet Muhammad (saas) Declared That </text:span></text:p>
      <text:p text:style-name="P17"><text:span text:style-name="T5">The Unseen Of The Heavens And Earth Could </text:span></text:p>
      <text:p text:style-name="P17"><text:span text:style-name="T5">Be Seen Only By Allah </text:span></text:p>
      <text:p text:style-name="P17"><text:span text:style-name="T3">The word “unseen” in the Qur’an means everything beyond one's perceptions and knowledge, everything concealed from the eyes. Knowledge of the unseen is Allah’s alone. And Allah informs us that He grants this knowledge only to those He wills. The Prophet Muhammad (saas) stated that it was Allah alone Who knew the “unseen": </text:span></text:p>
      <text:p text:style-name="P11"/>
      <text:p text:style-name="P17"><text:span text:style-name="T2">Say: “Allah knows best how long they stayed. His are the secrets of the heavens and the Earth. How perfectly He sees, how well He hears! Man has no protector apart from Him. Nor does He share His rule with anyone.” (Surat al-Kahf, 26)</text:span></text:p>
      <text:p text:style-name="P9"/>
      <text:p text:style-name="P17"><text:span text:style-name="T2">Say: “No one in the heavens and on Earth knows the Unseen except Allah.” Men shall never be aware of when they will be raised to life. (Surat an-Naml, 65)</text:span></text:p>
      <text:p text:style-name="P9"/>
      <text:p text:style-name="P17"><text:span text:style-name="T2">Say: “My Lord hurls forth the Truth—the Knower of all unseen things.” (Surah Saba’, 48)</text:span></text:p>
      <text:p text:style-name="P9"/>
      <text:p text:style-name="P17"><text:span text:style-name="T5">The Prophet Muhammad (saas) Explained </text:span></text:p>
      <text:p text:style-name="P17"><text:span text:style-name="T5">That Allah Possessed Infinite Might </text:span></text:p>
      <text:p text:style-name="P17"><text:span text:style-name="T3">It is Allah Who creates every condition that people need to survive. The location of the Earth in the solar system, the atmosphere that provides the required environment for life, water, an essential part of life that covers a great part of the Earth, the movements of the Earth that enables the rise of the Sun every morning and its sinking every evening and many such other happenings take place by Allah’s Will.</text:span></text:p>
      <text:p text:style-name="P17"><text:span text:style-name="T3">The Prophet Muhammad (saas) reminded his people about Allah's superior might: </text:span></text:p>
      <text:p text:style-name="P11"/>
      <text:p text:style-name="P17"><text:span text:style-name="T2">Say: “Think! If Allah made it permanent night for you till the Day of Rising, what god is there other than Allah to bring you light? Do you not then hear?” Say: “Think! If Allah made it permanent day for you till the Day of Rising, what god is there other than Allah to </text:span><text:soft-page-break/><text:span text:style-name="T2">bring you the night to rest in? Do you not then see?” (Surat al-Qasas, 71-72)</text:span></text:p>
      <text:p text:style-name="P9"/>
      <text:p text:style-name="P17"><text:span text:style-name="T3">The Prophet Muhammad told his people to look at the signs of creation in this world and to take lessons from them. Seeing these flawless signs of creation, people should grasp another important fact. Allah, Who is able to create all these things, will surely create their exact counterparts in the Hereafter. The Prophet Muhammad(saas) explained this important fact to his people: </text:span></text:p>
      <text:p text:style-name="P11"/>
      <text:p text:style-name="P17"><text:span text:style-name="T2">Say: “Travel about the Earth and see how He brought creation out of nothing. Then later Allah will bring about the Second Creation. Allah has power over all things.” (Surat al-’Ankabut, 20)</text:span></text:p>
      <text:p text:style-name="P9"/>
      <text:p text:style-name="P16">He Declared That Allah Was Exalted </text:p>
      <text:p text:style-name="P17"><text:span text:style-name="T5">Above All Things And That He Was </text:span></text:p>
      <text:p text:style-name="P17"><text:span text:style-name="T5">The Creator Of Everything</text:span></text:p>
      <text:p text:style-name="P17"><text:span text:style-name="T3">Man is a weak being with many inadequacies. He can only lead his life if Allah wills. However, Allah, Who is the Owner of everything, is far removed from all sorts of inadequacies and is exalted above all weaknesses. He is not in need of anything. The Prophet Muhammad (saas) was commanded to speak thus to his nation: </text:span></text:p>
      <text:p text:style-name="P11"/>
      <text:p text:style-name="P17"><text:span text:style-name="T2">Say: “Am I to take anyone other than Allah as my Protector, the Creator of the heavens and the Earth, He Who feeds and is not fed?” Say: “I was commanded to be the first of the Muslims,” and, “You shall serve no other god besides Him.” Say: “I will never disobey my Lord, for I fear the punishment of a dreadful Day.” (Surat al-An’am, 14-15)</text:span></text:p>
      <text:p text:style-name="P9"/>
      <text:p text:style-name="P17"><text:span text:style-name="T3">The Prophet Muhammad (saas) told his people that Allah is the One and that He is the sole Possessor of everything.</text:span></text:p>
      <text:p text:style-name="P11"/>
      <text:p text:style-name="P17"><text:span text:style-name="T2">Say: “Who is the Lord of the heavens and the Earth?” Say: "Allah.” Say: “So why have you taken protectors apart from Him who possess no power even to help or harm themselves?” Say: “Are the blind and seeing equal? Or are darkness and light the same? Or have they assigned partners to Allah who create as He creates, so that all creating seems the same to them?” Say: “Allah </text:span><text:soft-page-break/><text:span text:style-name="T2">is the Creator of everything. He is the One, the All-Conquering.” (Surat ar-Ra’d, 16)</text:span></text:p>
      <text:p text:style-name="P9"/>
      <text:p text:style-name="P16">No One Can Do Any Good Or Harm</text:p>
      <text:p text:style-name="P17"><text:span text:style-name="T5">To Another Unless Allah Wills </text:span></text:p>
      <text:p text:style-name="P17"><text:span text:style-name="T3">One of the most important attributes of the societies who are ignorant of the morality of the Qur’an is their faith in Allah despite their failure to appreciate His Might and grandeur. The Prophet Muhammad (saas) told his people—those who said that Allah created them in reply to the question, “Who created you?" yet failed to appreciate Him—that Allah had everything underHis control and that ascribing partners to Him would bring nobenefit to them:</text:span></text:p>
      <text:p text:style-name="P11"/>
      <text:p text:style-name="P17"><text:span text:style-name="T2">If you ask them, “Who created the heavens and theEarth?” They will say, “Allah.” Say: “So what do you think? If Allah desired harm for me, could those you call upon besides Allah relieve my affliction? Or if He desired mercy for me, could they withhold His mercy? "Say: “Allah is enough for me. In Him let the faithful put their trust.” (Surat az-Zumar, 38)</text:span></text:p>
      <text:p text:style-name="P9"/>
      <text:p text:style-name="P17"><text:span text:style-name="T2">Say: “Who is going to shield you from Allah if it is His will to scourge you? And who can prevent Him from showing you mercy?” They will find no one to protect or help them besides Allah. (Surat al-Ahzab, 17)</text:span></text:p>
      <text:p text:style-name="P9"/>
      <text:p text:style-name="P16">The Prophet Muhammad (saas) Asked </text:p>
      <text:p text:style-name="P17"><text:span text:style-name="T5">His People How They Remained </text:span></text:p>
      <text:p text:style-name="P17"><text:span text:style-name="T5">Unheeding Despite Their Knowing </text:span></text:p>
      <text:p text:style-name="P16">About Allah’s Grandeur And That He </text:p>
      <text:p text:style-name="P17"><text:span text:style-name="T5">Is The Possessor Of Everything </text:span></text:p>
      <text:p text:style-name="P17"><text:span text:style-name="T3">The Prophet Muhammad (saas) made his people—who knew about Allah’s existence but did not think about His superior might and thus failed to appreciate His grandeur—admit Allah’s existence and grandeur. Then, he summoned them to take warning and to have fear in Him: </text:span></text:p>
      <text:p text:style-name="P11"/>
      <text:p text:style-name="P17"><text:span text:style-name="T2">Say: “To whom does the Earth belong, and everything and everyone in it? Tell me if you know the truth.” They will reply: “To Allah.” Say: “So will you not pay heed?" Say: “Who is the Lord of the Seven Heavens and the Lord of the Mighty Throne?” They will reply: “Allah.” Say: "So will you not fear Allah?” Say: “In Whose </text:span><text:soft-page-break/><text:span text:style-name="T2">hands is the dominion over everything, He Who gives protection and from Whom no protection can be given? Tell me, if you know the truth.” They will reply: “Allah’s.” Say: “So how have you been so bewitched?” (Surat al-Muminun, 84-89)</text:span></text:p>
      <text:p text:style-name="P9"/>
      <text:p text:style-name="P16">The Prophet Muhammad (saas) Gave </text:p>
      <text:p text:style-name="P17"><text:span text:style-name="T5">The Good News That Allah Would Forgive </text:span></text:p>
      <text:p text:style-name="P17"><text:span text:style-name="T5">The Sins Of Those Who Repented </text:span></text:p>
      <text:p text:style-name="P17"><text:span text:style-name="T3">Allah is the most compassionate of all. When Allah’s sincere servants make any mistake, they should not be seized by pessimism, for upon making a mistake, they should not be depressed but turn to Allah and ask His forgiveness. Allah commanded the Prophet Muhammad (saas) to say the following about this issue: </text:span></text:p>
      <text:p text:style-name="P11"/>
      <text:p text:style-name="P17"><text:span text:style-name="T2">Say [from Me]: “My servants, you who have transgressed against yourselves, do not despair of the mercy of Allah. Truly, Allah forgives all wrong actions. He is the Ever-Forgiving, the Most Merciful.” (Surat az-Zumar, 53)</text:span></text:p>
      <text:p text:style-name="P9"/>
      <text:p text:style-name="P16">He Declared That Allah’s Path </text:p>
      <text:p text:style-name="P17"><text:span text:style-name="T5">Is The Sole Straight Path </text:span></text:p>
      <text:p text:style-name="P17"><text:span text:style-name="T3">The only way to lead an honorable and beautiful life is to tread the path to which Allah summons man. Those who associate partners with Allah and seek the approval of other beings, will be punished by a great humiliation both in this world and in the Hereafter. For this reason, the Prophet Muhammad (saas)told his people that the main way to salvation both in this world and beyond is the way of Allah: </text:span></text:p>
      <text:p text:style-name="P11"/>
      <text:p text:style-name="P17"><text:span text:style-name="T2">Say: “Are we to call on something besides Allah which can neither help nor harm us, and to turn on our heels after Allah has guided us, like someone the devils have bewitched, leaving him confused and stupefied, despite the fact that he has companions calling him to the right path, saying, ‘Come with us’?” Say: “Allah’s guidance, that is true guidance. We are commanded to submit as Muslims to the Lord of all the worlds.” (Surat al-An’am,71)</text:span></text:p>
      <text:p text:style-name="P9"/>
      <text:p text:style-name="P16">He Declared That Allah Knew </text:p>
      <text:p text:style-name="P17"><text:span text:style-name="T5">What Was Hidden Deep Inside </text:span></text:p>
      <text:p text:style-name="P17"><text:span text:style-name="T3">While engaging in a hidden wicked deed, there are those who assume that nobody sees them and thus feel relieved. The fact is, however, that </text:span><text:soft-page-break/><text:span text:style-name="T3">Allah sees everything in the heavens and on the Earth. Moment by moment, He witnesses everything a man does. People will give an account of everything they do on the Day of Judgment, when everyone congregates in Allah's presence. The Prophet Muhammad (saas) called attention to this important fact, and reminded his people that, whether one is open or secretive, Allah knows everything. Some of the verses about this issue are as follows: </text:span></text:p>
      <text:p text:style-name="P11"/>
      <text:p text:style-name="P17"><text:span text:style-name="T2">Say, “Whether you conceal what is in your breasts or make it known, Allah knows it. He knows what is in the heavens and what is on the Earth. Allah has power overall things.” (Surah Al ‘Imran, 29)</text:span></text:p>
      <text:p text:style-name="P9"/>
      <text:p text:style-name="P17"><text:span text:style-name="T2">Say: “Allah is a sufficient witness between me and you. He is certainly aware of and sees His servants.” (Surat al-Isra’, 96)</text:span></text:p>
      <text:p text:style-name="P9"/>
      <text:p text:style-name="P17"><text:span text:style-name="T2">If they turn their backs, then say: “I have warned you all alike, though I do not know if the scourge you have been threatened with is near or far. He knows what is said openly and He knows what you hide.” (Surat al-Anbiya’,109-110)</text:span></text:p>
      <text:p text:style-name="P9"/>
      <text:p text:style-name="P17"><text:span text:style-name="T2">Say: “Allah is a sufficient witness between me and you. He knows everything in the heavens and on the Earth. Those who believe in falsehood and reject Allah shall have much to lose.” (Surat al-’Ankabut, 52)</text:span></text:p>
      <text:p text:style-name="P9"/>
      <text:p text:style-name="P17"><text:span text:style-name="T2">Say: “Do you presume to teach Allah your religion when Allah knows everything in the heavens and everything on the Earth? Allah has knowledge of all things.” (Surat al-Hujurat, 16)</text:span></text:p>
      <text:p text:style-name="P9"/>
      <text:p text:style-name="P16">He Explained In Various Ways </text:p>
      <text:p text:style-name="P17"><text:span text:style-name="T5">That There Is No Protector Other </text:span></text:p>
      <text:p text:style-name="P17"><text:span text:style-name="T5">Than Allah </text:span></text:p>
      <text:p text:style-name="P17"><text:span text:style-name="T3">The sole friend and protector of man is his Creator, Allah. Those who are not God-fearing, however, refuse to accept this fact. They condition themselves to ignore Allah’s existence and His superior might. However, there are such moments when man very well grasps that no one but Allah can help him.</text:span></text:p>
      <text:p text:style-name="P17"><text:span text:style-name="T3">This is the fact of which the Prophet Muhammad (saas) reminded his people. For instance, when something harmful afflicts man, he has no one </text:span><text:soft-page-break/><text:span text:style-name="T3">but Allah on Whom He can call. When faced with such an experience, he understands that those partners he ascribes to Allah can offer no benefit to him. This being the case, while there is still time, the individual should reflect upon this fact, and remember that he has no one from whom to seek help. About this issue, the Prophet Muhammad (saas) gave the following reminder: </text:span></text:p>
      <text:p text:style-name="P11"/>
      <text:p text:style-name="P17"><text:span text:style-name="T2">Say: “What do you think? If Allah’s punishment were to smite you or the Hour of Doom overtook you, would you call on any but Allah to help you? Answer me, if you are truthful!” No, on Him alone you call on and, if He wills, He will relieve your affliction; and you will forget what you associated with Him. (Surat al-An’am, 40-41)</text:span></text:p>
      <text:p text:style-name="P9"/>
      <text:p text:style-name="P25">He Reminded His Hearers To Feel </text:p>
      <text:p text:style-name="P17"><text:span text:style-name="T5">Grateful To Allah, Who Had </text:span></text:p>
      <text:p text:style-name="P17"><text:span text:style-name="T5">Imbued Them With Faith </text:span></text:p>
      <text:p text:style-name="P17"><text:span text:style-name="T3">Allah states in the Qur’an that the number of believers unearth would be always very few and that only this minority of believers would attain Paradise. For this reason, faith is one of the favours that could be granted to a person. However, during our Prophet’s (saas) time, once having faith, certain people attempted to lay our Prophet (saas) under obligation, as if they had done him a favour. In order to explain this very erroneous logic—”They think they have done you a favour by becoming Muslims!”—our Prophet (saas) was commanded to speak thus: </text:span></text:p>
      <text:p text:style-name="P11"/>
      <text:p text:style-name="P17"><text:span text:style-name="T2">Say: “Do not consider your Islam a favour to me. No indeed! It is Allah Who has favoured you by guiding you to faith, if you are telling the truth.” (Surat al-Hujurat, 17)</text:span></text:p>
      <text:p text:style-name="P9"/>
      <text:p text:style-name="P16">He Declared That Allah </text:p>
      <text:p text:style-name="P17"><text:span text:style-name="T5">Had Sent The Qur’an </text:span></text:p>
      <text:p text:style-name="P17"><text:span text:style-name="T3">Disbelievers who were unwilling to obey the Prophet Muhammad (saas) put forth many pretexts to deny the Qur’an. One of the most outrageous of these claims was that the Qur’an had been written by the Prophet Muhammad (saas). However, the Qur’an reveals countless miracles, thus confirming that it could not be the work of a human being. The Prophet Muhammad (saas) reminded his people about this fact and reaffirmed that Allah had sent it. Some of the relevant verses are as follows: </text:span></text:p>
      <text:p text:style-name="P11"/>
      <text:p text:style-name="P17"><text:span text:style-name="T2">Say: “The One Who sent it down is He Who knows all hidden secrets in the heavens and Earth. He is Ever-Forgiving, Most Merciful.” (Surat al-Furqan, 6)</text:span></text:p>
      <text:p text:style-name="P9"/>
      <text:p text:style-name="P17"><text:span text:style-name="T2">Say: “Do but consider: If this Qur’an is indeed fromAllah and you reject it, who could be more misguided than one who openly defies Him?” (Surah Fussilat, 52)</text:span></text:p>
      <text:p text:style-name="P9"/>
      <text:p text:style-name="P17"><text:span text:style-name="T3">The Qur’an is the just book through which Allah communicates to His servants the demands. He makes upon them the purpose of their existence, the way of living they have to adopt both in this world and beyond and many other facts man needs to know. The Prophet Muhammad (saas) also said the following about the Qur’an, the word of Allah: </text:span></text:p>
      <text:p text:style-name="P11"/>
      <text:p text:style-name="P17"><text:soft-page-break/><text:span text:style-name="T2">Say: “This is momentous news, yet you ignore it!” (Surah Sad, 67-68)</text:span></text:p>
      <text:p text:style-name="P9"/>
      <text:p text:style-name="P17"><text:span text:style-name="T3">In a hadith, our Prophet (saas) stated that the Qur’an was the word of Allah: </text:span></text:p>
      <text:p text:style-name="P17"><text:span text:style-name="T3">"Honesty descended from the Heavens and settled in the roots of the hearts of men [faithful believers], and then the Qur’an was revealed and the people read the Qur’an, [and learned from it] and also learned it from the Sunnah. Both the Qur’an and Sunnah strengthened their [the faithful believers’] honesty.” (Sahih Bukhari)</text:span></text:p>
      <text:p text:style-name="P16">He Stated That No Other Being </text:p>
      <text:p text:style-name="P17"><text:span text:style-name="T5">Could Possess The Power To </text:span></text:p>
      <text:p text:style-name="P17"><text:span text:style-name="T5">Reveal The Qur’an </text:span></text:p>
      <text:p text:style-name="P17"><text:span text:style-name="T3">Those who claim that the Qur’an is the work of a man are aware neither of the miracles it reveals nor of Allah’s Words of infinite wisdom. The fact is, however, that the Qur’an is a Book that no one, not even all the people and jinni in the world, could ever write. The Prophet Muhammad (saas) stated the following about this subject to his people: </text:span></text:p>
      <text:p text:style-name="P11"/>
      <text:p text:style-name="P17"><text:span text:style-name="T2">Say: “If both men and jinn banded together to produce the like of this Qur’an, they could never compose anything like it, even if they helped one another as best they could.” (Surat al-Isra’, 88)</text:span></text:p>
      <text:p text:style-name="P9"/>
      <text:p text:style-name="P17"><text:span text:style-name="T2">If they say, “He has invented it himself,” say: “Then produce a sura like it and call on anyone you can besides Allah to help you, if you are telling the truth.” (SurahYunus, 38)</text:span></text:p>
      <text:p text:style-name="P9"/>
      <text:p text:style-name="P16">He Stated That The Qur’an Was Good </text:p>
      <text:p text:style-name="P17"><text:span text:style-name="T5">News And Guidance For Muslims</text:span></text:p>
      <text:p text:style-name="P17"><text:span text:style-name="T3">A relevant verse reads: </text:span></text:p>
      <text:p text:style-name="P11"/>
      <text:p text:style-name="P17"><text:span text:style-name="T2">Say: “The Holy Spirit brought it down from your Lord in truth, to reassure the faithful, and to give guidance and good news for the Muslims.” (Surat an-Nahl, 102)</text:span></text:p>
      <text:p text:style-name="P9"/>
      <text:p text:style-name="P17"><text:span text:style-name="T3">Again, the Prophet Muhammad (saas) stated that the Qur’an led man to guidance as follows: </text:span></text:p>
      <text:p text:style-name="P11"/>
      <text:p text:style-name="P17"><text:soft-page-break/><text:span text:style-name="T2">Say: “If I am misguided, it is only to my detriment. But if I am in the right, it is thanks to what my Lord has revealed to me. He is All-Hearing, Close-at-hand.” (Surah Saba’,50)</text:span></text:p>
      <text:p text:style-name="P9"/>
      <text:p text:style-name="P16">He Stressed The Importance Of Prayer </text:p>
      <text:p text:style-name="P17"><text:span text:style-name="T5">And Summoned Them To Pray To Allah </text:span></text:p>
      <text:p text:style-name="P17"><text:span text:style-name="T3">One of the forms of worship that is a means to draw man closer to Allah is prayer. Man should call upon Allah for anything he wants. And Allah assures man that He will answer all prayers of His servants, for which reason every individual who hopes to be forgiven, who desires to live as a sincere believer in this world and attain Paradise, which is the abode of eternal salvation in the Hereafter, performs this form of worship: prayer. The Prophet Muhammad (saas) declared to Muslims the worth of prayer in Allah’s sight: </text:span></text:p>
      <text:p text:style-name="P11"/>
      <text:p text:style-name="P17"><text:span text:style-name="T2">Say: “Little cares My Lord if you do not invoke Him? But you have denied His revelations, so punishment is bound to overtake you.” (Surat al-Furqan, 77)</text:span></text:p>
      <text:p text:style-name="P9"/>
      <text:p text:style-name="P17"><text:span text:style-name="T5">The Prophet (saas) Revealed That </text:span></text:p>
      <text:p text:style-name="P17"><text:span text:style-name="T5">On The Day Of Judgment No One Would</text:span></text:p>
      <text:p text:style-name="P17"><text:span text:style-name="T5">Be Burdened With Anyone Else’s Sins </text:span></text:p>
      <text:p text:style-name="P17"><text:span text:style-name="T3">Many people who are willing to live by religion may have heard the words, “I will accept that sin myself” from people around them, in an effort to relieve others of a religious obligation. On the Day of Judgment, however, the truth is that everyone will stand all alone in Allah’s presence. On that day, everyone will be held responsible only for their own deeds. Nobody will be asked about the sins of others, and nobody’s sins will be attributed to anyone else. Prophet Muhammad (saas)told this fact as follows: </text:span></text:p>
      <text:p text:style-name="P11"/>
      <text:p text:style-name="P17"><text:span text:style-name="T2">Say: “Should I seek any but Allah as my Lord, when He is the Lord of all things? Each man shall reap the fruits ofis own deeds. No soul shall bear another’s burden. In the end you shall all return to your Lord, and He will resolve for you your disputes.” (Surat al-An’am, 164)</text:span></text:p>
      <text:p text:style-name="P9"/>
      <text:p text:style-name="P17"><text:span text:style-name="T3">The Prophet’s (saas) words, “no soul will bear another’s burden,”(Sahih Bukhari) also explains the truth about this prevalent superstition.</text:span></text:p>
      <text:p text:style-name="P11"/>
      <text:p text:style-name="P16">He Told His People That The Benefits </text:p>
      <text:p text:style-name="P17"><text:soft-page-break/><text:span text:style-name="T5">Of The Life Of This World Are Much </text:span></text:p>
      <text:p text:style-name="P17"><text:span text:style-name="T5">Less Than Those Of The Hereafter </text:span></text:p>
      <text:p text:style-name="P17"><text:span text:style-name="T3">One of the trials through which Allah put the Prophet Muhammad's (saas) people to the test was war. When it was time to wage war, some of them were afraid of being harmed by others and wished to lag behind. No doubt, fear of death and love for the life of this world lay behind this. However, the life of this world is rather short. Each human being will die on a certain day, whether it be during a war or at some other time. And this time will certainly be the time predetermined by Allah. For this reason, fearing death or anything else and disregarding Allah's approval is a great loss in terms of one’s eternal life. This being the case, telling his people that the life of this world is too short, the Prophet Muhammad (saas) commanded them to work for the Hereafter, the eternal abode of man: </text:span></text:p>
      <text:p text:style-name="P11"/>
      <text:p text:style-name="P17"><text:span text:style-name="T2">Mark those to whom it has been said: “Lay down your arms; recite your prayers and give the alms levy.” Then when they are ordered to fight, some of them fear man as Allah should be feared, or even more than that. They say, "Our Lord, do You bid us fight? If only You would give us just a little respite!” Say, “Trifling are the pleasures of this life. The Hereafter is better for those who would keep from evil. You shall have to suffer the least injustice.”(Surat an-Nisa’, 77)</text:span></text:p>
      <text:p text:style-name="P17"><text:span text:style-name="T3">The same is true of every issue concerning Allah’s command. To make known to others the morality that pleases Allah—reaping lasting benefits for Muslims—dedicating oneself to religion may sometimes conflict with one’s lower self. A Muslim may from time to time make sacrifices. However, for a true believer, whose main goal is to earn Allah’s approval, such moments are great opportunities to seize, for in this short life, sacrifices, that are represented as losses by Satan, will bring great benefits to man.</text:span></text:p>
      <text:p text:style-name="P11"/>
      <text:p text:style-name="P16">He Reminded Those Who Valued </text:p>
      <text:p text:style-name="P17"><text:span text:style-name="T5">Worldly Goods More Than Allah’s </text:span></text:p>
      <text:p text:style-name="P17"><text:span text:style-name="T5">Approval Of Allah’s Wrath</text:span></text:p>
      <text:p text:style-name="P17"><text:span text:style-name="T3">This world is a place where human beings are put to the test by Allah and everything a man possesses is given to test him. Aware of this fact, a man should feel grateful to Allah and strive solely to earn Allah’s approval. The fact is however, that many people ascribe whatever they possess to partners of Allah. The Prophet Muhammad (saas) warned such people against a grievous torment: </text:span></text:p>
      <text:p text:style-name="P11"/>
      <text:p text:style-name="P17"><text:soft-page-break/><text:span text:style-name="T2">Say: “If your fathers, your sons, your brothers, your wives, your tribe, any wealth you have acquired, any commerce in which you fear a decline, or any dwelling which pleases you, are dearer to you than Allah, His Messenger and the struggle for His cause, then wait until Allah shall fulfill His decree. Allah does not guide the evil-doers.” (Surat at-Tawba, 24)</text:span></text:p>
      <text:p text:style-name="P9"/>
      <text:p text:style-name="P16">He Declared That Disbelievers </text:p>
      <text:p text:style-name="P17"><text:span text:style-name="T5">Would Certainly Be Defeated </text:span></text:p>
      <text:p text:style-name="P17"><text:span text:style-name="T3">Throughout world history, disbelievers have waged an inconclusive war against believers. This struggle has added to the faith of believers and increased their worth in Allah’s sight while it has turned out to be a great loss for disbelievers. Allah has never let any disbelieving society harm believers. If disbelievers ever seem to gain a victory, Allah definitely reverses this to the benefit of believers. As Allah states in the Surat al-Maida, “It is the party of Allah who are victorious.” This is a defeat that disbelievers will meet in this world. In the Hereafter, however, these people will be requited with the torment of Hell. Allah commanded the Prophet Muhammad (saas) to say the following: </text:span></text:p>
      <text:p text:style-name="P11"/>
      <text:p text:style-name="P17"><text:span text:style-name="T2">Say to those who are disbelievers: “You will be overwhelmed and crowded into Hell. What an evil resting place!”(Surah Al ‘Imran, 12)</text:span></text:p>
      <text:p text:style-name="P9"/>
      <text:p text:style-name="P25">He Reminded His People To Learn </text:p>
      <text:p text:style-name="P17"><text:span text:style-name="T5">Their Lesson From The End Of The </text:span></text:p>
      <text:p text:style-name="P17"><text:span text:style-name="T5">Disbelieving Nations Of The Past </text:span></text:p>
      <text:p text:style-name="P17"><text:span text:style-name="T3">As is evident from the life stories of the prophets, throughout world history, all nations who opposed Allah’s messengers faced great torment, unless they repented and atoned for their actions. No doubt, latter-day deniers should fear their end and learn lesson from them. For this reason, the Prophet Muhammad (saas) summoned his people to ponder upon what had happened to the nations of the past and enjoined them to take warning from it: </text:span></text:p>
      <text:p text:style-name="P11"/>
      <text:p text:style-name="P17"><text:span text:style-name="T2">Say: “Travel about the Earth and see the final fate of the evil-doers.” (Surat an-Naml, 69)</text:span></text:p>
      <text:p text:style-name="P9"/>
      <text:p text:style-name="P17"><text:span text:style-name="T2">Say: “Travel about the Earth and see the final fate of the deniers.” (Surat al-Anam, 11)</text:span></text:p>
      <text:p text:style-name="P9"/>
      <text:p text:style-name="P17"><text:span text:style-name="T2">Say: “Travel about the Earth and see the final fate of those who flourished before. Most of them were idolaters.”(Surat ar-Rum, 42)</text:span></text:p>
      <text:p text:style-name="P9"/>
      <text:p text:style-name="P17"><text:span text:style-name="T3">One thing our Prophet (saas) said in the light of the above verses was: “Rejoice and hope for what will please you! By Allah, I am not afraid of your poverty but I am afraid that you will lead a life of luxury as past nations did, whereupon you will compete with each other for it, as they competed for it, and it will destroy you as it destroyed them.” (Sahih Bukhari) In so saying, he warned people of the disasters that had come upon others because of their indulgence.</text:span></text:p>
      <text:p text:style-name="P11"/>
      <text:p text:style-name="P17"><text:span text:style-name="T5">He Reminded His People That </text:span></text:p>
      <text:p text:style-name="P17"><text:span text:style-name="T5">There Is No Flight From Death </text:span></text:p>
      <text:p text:style-name="P17"><text:span text:style-name="T3">One of the greatest fears of those who do not believe in the Hereafter is the fear of death. Unbelieving people try in everyway to ward off death. However, for every human being, there is a time of death determined in Allah’s sight and, when that time comes, nobody can postpone it. For this reason, the Prophet Muhammad (saas) reminded his people that they would die no matter how much they strove not to: </text:span></text:p>
      <text:p text:style-name="P11"/>
      <text:p text:style-name="P17"><text:soft-page-break/><text:span text:style-name="T2">Say: “Flight will not benefit you. If you try to run away from death or slaughter, you will only enjoy a short respite.” (Surat al-Ahzab, 16)</text:span></text:p>
      <text:p text:style-name="P9"/>
      <text:p text:style-name="P17"><text:span text:style-name="T2">Say: “You have a promised appointment on a Day which you cannot delay or advance by a single hour.” (Surah Saba’, 30)</text:span></text:p>
      <text:p text:style-name="P9"/>
      <text:p text:style-name="P25">He Reminded His People That Death Is Not </text:p>
      <text:p text:style-name="P17"><text:span text:style-name="T5">An End And That It Is A Return To Allah </text:span></text:p>
      <text:p text:style-name="P17"><text:span text:style-name="T3">Many people in societies where ignorance prevails, assume that death will end everything. The fact is, however, that death is the moment when real life begins. Contrary to what is assumed, it is not an end but a beginning. Following death, people will give an account of their deeds in Allah’s presence and after that they will be led to the abode where they will live for all eternity. The Prophet Muhammad (saas) reminded his people of this fact as follows: </text:span></text:p>
      <text:p text:style-name="P11"/>
      <text:p text:style-name="P17"><text:span text:style-name="T2">Say: “The Angel of Death, who has been given charge of you, will take you back and then you will be sent back to your Lord.” (Surat as-Sajda, 11)</text:span></text:p>
      <text:p text:style-name="P9"/>
      <text:p text:style-name="P16">He Declared That Nobody But Allah </text:p>
      <text:p text:style-name="P17"><text:span text:style-name="T5">Knew The Time Of The Day Of Judgment</text:span></text:p>
      <text:p text:style-name="P17"><text:span text:style-name="T3">One of the things about which people wonder most is the time of the Day of Judgment. However, Allah tells us that it is He alone Who knows its time: He commanded the Prophet Muhammad (saas) to answer the questions posed to him as follows: </text:span></text:p>
      <text:p text:style-name="P11"/>
      <text:p text:style-name="P17"><text:span text:style-name="T2">People will ask you about the Last Hour. Say: “Only Allah has knowledge of it. What will make you understand? It may be that the Last Hour is very near.” (Surat al-Ahzab, 63)</text:span></text:p>
      <text:p text:style-name="P9"/>
      <text:p text:style-name="P17"><text:span text:style-name="T2">Say: “I do not know whether the scourge you are threatened with is imminent or whether my Lord has set for it afar-off day.” (Surat al-Jinn, 25)</text:span></text:p>
      <text:p text:style-name="P9"/>
      <text:p text:style-name="P17"><text:span text:style-name="T2">If they turn their backs, say: “I have warned you all alike, though I do not know whether the scourge you have been threatened with is imminent or far-off.” (Surat al-Anbiya’, 109)</text:span></text:p>
      <text:p text:style-name="P9"/>
      <text:p text:style-name="P16">He Told Disbelievers That </text:p>
      <text:p text:style-name="P17"><text:span text:style-name="T5">They Would Be Resurrected </text:span></text:p>
      <text:p text:style-name="P17"><text:span text:style-name="T3">Disbelievers who assume that the real life is the one they have in this world told the Prophet Muhammad (saas) that they did not believe in the fact that they would be resurrected. Allah thereupon commanded our Prophet (saas) to answer as follows: </text:span></text:p>
      <text:p text:style-name="P11"/>
      <text:p text:style-name="P17"><text:soft-page-break/><text:span text:style-name="T2">They say, “What! When we are bones and crumbled dust, shall we then be restored to life!” Say: “It would not matter if you were rock or iron or indeed any created thing which you may think unlikely to be given life!” They will say, “Who will restore us?” Say: “He Who brought you into being in the first place.” They will shake their heads at you and ask, “When will this happen?” Say: “It may well be that it is very near at hand.” (Surat al-Isra’,49-51)</text:span></text:p>
      <text:p text:style-name="P16">He Declared That Those Who Become </text:p>
      <text:p text:style-name="P17"><text:span text:style-name="T5">Arrogant To Allah’s Messenger And Deny </text:span></text:p>
      <text:p text:style-name="P17"><text:span text:style-name="T5">The Hereafter Would Be Resurrected On The </text:span></text:p>
      <text:p text:style-name="P17"><text:span text:style-name="T5">Day Of Judgment And Be Submissive To Allah</text:span></text:p>
      <text:p text:style-name="P17"><text:span text:style-name="T3">Disbelievers deny Allah’s existence and refuse to be subject to the messenger, for they find it hard to submit themselves to a being other than themselves. However, on the Day of Judgment, they will be resurrected and witness Allah's grandeur, might and the torment they will undergo. For this reason, Allah commanded that those disbelievers who asked:" When we are dead and turned to dust and bones, will we then be raised up again alive? And our earlier ancestors as well?” be answered thus: “Yes, and you will be in a despicable state.” (Surat as-Saffat, 16-18)</text:span></text:p>
      <text:p text:style-name="P11"/>
      <text:p text:style-name="P17"><text:span text:style-name="T5">He Warned Those Who Disbelieved In Allah's </text:span></text:p>
      <text:p text:style-name="P17"><text:span text:style-name="T5">Verses, Saying That They Would Go To Hell </text:span></text:p>
      <text:p text:style-name="P17"><text:span text:style-name="T3">Disbelievers feel great hatred and resentment on being told about the morality of the Qur’an. In the Qur’an, Allah makes us aware of the great grudge disbelievers feel towards believers. Allah commands the Prophet Muhammad (saas) to say the following to these people: </text:span></text:p>
      <text:p text:style-name="P11"/>
      <text:p text:style-name="P17"><text:span text:style-name="T2">When Our Signs are recited to them—Clear Signs—you will detect denial in the faces of those who are disbelievers. They all but assault those who recite Our Signs to them! Say: “Shall I inform you of something worse than that? The Fire which Allah has promised those who are disbelievers. What an evil fate!” (Surat al-Hajj, 72)</text:span></text:p>
      <text:p text:style-name="P9"/>
      <text:p text:style-name="P17"><text:span text:style-name="T3">As the verses reveal, the Prophet Muhammad (saas) told disbelievers that their grudges would take them nowhere and that they would be requited with great torment. In another verse, He also stated that those who revolt against Allah and His messenger would remain in Hell for all eternity: </text:span></text:p>
      <text:p text:style-name="P11"/>
      <text:p text:style-name="P17"><text:soft-page-break/><text:span text:style-name="T2">My mission is only to make known Allah’s Messages. Those who disobey Allah and His Messenger shall abide forever in the Fire of Hell. (Surat al-Jinn, 23)</text:span></text:p>
      <text:p text:style-name="P9"/>
      <text:p text:style-name="P17"><text:span text:style-name="T5">He Declared That Hell Was A Place Where </text:span></text:p>
      <text:p text:style-name="P17"><text:span text:style-name="T5">Disbelievers Would Remain For All Eternity</text:span></text:p>
      <text:p text:style-name="P17"><text:span text:style-name="T3">Disbelievers among his people claimed that after serving for some time in Hell, they would go to Paradise. The Prophet Muhammad (saas), however, said that those who deserve to be in Hell will remain there for all eternity: </text:span></text:p>
      <text:p text:style-name="P11"/>
      <text:p text:style-name="P17"><text:span text:style-name="T2">They say, “The Fire will only touch us for a few days." Say, “Did Allah make you such a promise—Allah will not break His promise—or are you rather saying about Allah what you have no means of knowing?” No indeed! Those who commit evil and become engrossed in sin are the heirs of the Fire, remaining in it timelessly, forever; whereas those who believe and do good works, are the heirs of the Garden, remaining in it timelessly, forever. (Surat al-Baqara, 80-82)</text:span></text:p>
      <text:p text:style-name="P9"/>
      <text:p text:style-name="P17"><text:span text:style-name="T3">The Prophet (saas) also had this to say about life in Heaven and Hell: </text:span></text:p>
      <text:p text:style-name="P17"><text:span text:style-name="T3">"When the inmates of Paradise would go to Paradise and the inmates of Hell would go to Hell, death would be called and it would be placed between Paradise and the Hell and then slaughtered and then the announcer would announce: ‘Inmates of Paradise, no death; Inmates of Hell-Fire, no death. 'And it would increase the delight of the inmates of Paradise and it would increase the grief of the inmates of Hell-Fire.” (Sahih Muslim)</text:span></text:p>
      <text:p text:style-name="P11"/>
      <text:p text:style-name="P16">He Declared That Those Who Fear </text:p>
      <text:p text:style-name="P17"><text:span text:style-name="T5">Allah Would Attain Paradise </text:span></text:p>
      <text:p text:style-name="P9"/>
      <text:p text:style-name="P17"><text:span text:style-name="T2">Say, “Shall I tell you of better things than these, with which the righteous shall be rewarded by their Lord? Theirs shall be gardens with rivers flowing under them, where they shall dwell forever; and wives of perfect chastity, and the Grace of Allah. Allah is watching over His servants.” (Surah Al ‘Imran, 15)</text:span></text:p>
      <text:p text:style-name="P9"/>
      <text:p text:style-name="P17"><text:span text:style-name="T5">The Prophet Muhammad (saas) </text:span></text:p>
      <text:p text:style-name="P17"><text:span text:style-name="T5">Commanded His People To Be Just </text:span></text:p>
      <text:p text:style-name="P9"/>
      <text:p text:style-name="P17"><text:soft-page-break/><text:span text:style-name="T2">Say: “My Lord has commanded justice...” (Surat al-A’raf,29)</text:span></text:p>
      <text:p text:style-name="P9"/>
      <text:p text:style-name="P16">He Said That It Was Allah Alone Who </text:p>
      <text:p text:style-name="P17"><text:span text:style-name="T5">Rescued Man From All Sorts Of Plights </text:span></text:p>
      <text:p text:style-name="P9"/>
      <text:p text:style-name="P17"><text:span text:style-name="T2">Say: “Who rescues you from the perils of the land and sea, when you call out to Him humbly and secretly saying:' If You rescue us from this, we will be truly thankful.'" Say: “Allah rescues you from them and from all afflictions. Yet you associate others with Him.” (Surat al-An’am, 63-64)</text:span></text:p>
      <text:p text:style-name="P9"/>
      <text:p text:style-name="P16">The Prophet Muhammad (saas) Summoned </text:p>
      <text:p text:style-name="P17"><text:span text:style-name="T5">His People To Worship Allah Alone Without </text:span></text:p>
      <text:p text:style-name="P17"><text:span text:style-name="T5">Ascribing Partners To Him </text:span></text:p>
      <text:p text:style-name="P9"/>
      <text:p text:style-name="P17"><text:span text:style-name="T2">Say, “People of the Book! Let us come to an agreement: that we should worship none but Allah and not associate any partners with Him and not set up mortals as gods besides Allah.” If they refuse, say, “Bear witness that we are Muslims.” (Surah Al ‘Imran, 64)</text:span></text:p>
      <text:p text:style-name="P16">He Said That The Most Beautiful Names </text:p>
      <text:p text:style-name="P17"><text:span text:style-name="T5">Belong To Allah And That We Should </text:span></text:p>
      <text:p text:style-name="P17"><text:span text:style-name="T5">Glorify Allah With These Names </text:span></text:p>
      <text:p text:style-name="P9"/>
      <text:p text:style-name="P17"><text:span text:style-name="T2">Say: “Call on Allah or call on the All-Merciful, whichever you call upon, the Most Beautiful Names are His." Neither be too loud in your prayer nor too quiet in it, buttery to find a middle course. And say: “Praise be to Allah Who has never begotten a son; Who has no partner in His Kingdom and Who needs no one to protect Him from a basement.” And proclaim His Greatness repeatedly!(Surat al-Isra’, 110-111)</text:span></text:p>
      <text:p text:style-name="P23">CONCLUSION</text:p>
      <text:p text:style-name="P9"/>
      <text:p text:style-name="P11"/>
      <text:p text:style-name="P17"><text:span text:style-name="T3">In this book, we examined how some of Allah’s messengers communicated Allah’s message to the communities to which they were sent. The purpose is to remind readers of the moral excellence of these honorable messengers of Allah, and of the sincerity, effort and commitment they displayed in spreading the message, to refresh our respect and love for them and call attention to the importance of the issues they conveyed. Moreover, by remembering what these messengers communicated to their peoples, we are inclined to reconsider our deficiencies and errors and to atone for them. Indeed, all the information and stories related in the Qur’an are meant primarily for believers, so that they may learn lessons from them and reflect and thereby find the right path.</text:span></text:p>
      <text:p text:style-name="P17"><text:span text:style-name="T3">The life stories of the prophets furnish us today—as much as they did the people who lived in those times—with lessons in faith. In the future too, they will remain a source of guidance. Allah reminds this attribute of the Qur’an with the verse: “This Qur’an guides men to that which is most upright and gives the good news to the believers who do good works that they will have a rich reward.” (Surat al-Isra’, 9) For this reason, as is the case with every verse of the Qur’an, the life stories of messengers comprise information that “guide to the most upright way." As is stated in our Lord’s address to our Prophet (saas), “…Allah has sent down the Book and Wisdom to you and taught you what you did not know before. Allah’s favour to you is indeed immense.” (Surat an-Nisa’, 113) This clarifies that every verse of the Qur’an contains “what one did not know before" and “guidance." </text:span></text:p>
      <text:p text:style-name="P17"><text:span text:style-name="T3">This book calls for believers to see the divine purpose in the stories of the messengers, to ponder over them and to embrace them.</text:span></text:p>
      <text:p text:style-name="P27"><text:span text:style-name="T4">THE DECEPTION OF EVOLUTION</text:span></text:p>
      <text:p text:style-name="P9"/>
      <text:p text:style-name="P11"/>
      <text:p text:style-name="P17"><text:span text:style-name="T3">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7"><text:span text:style-name="T3">Yet this propaganda cannot conceal the truth. The fact that the theory of evolution is the greatest deception in the history of science has been expressed more and more in the scientific world over the last 20-30 years. Research carried out after the1980s in particular has revealed that the claims of Darwinism are totally unfounded, something that has been stated by a large number of scientists. In the United States in particular, many scientists from such different fields as biology, biochemistry and141paleontology recognize the invalidity of Darwinism and employ the concept of intelligent design to account for the origin of life. This “intelligent design” is a scientific expression of the fact that Allah created all living things.</text:span></text:p>
      <text:p text:style-name="P17"><text:span text:style-name="T3">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11"/>
      <text:p text:style-name="P16">THE SCIENTIFIC COLLAPSEOF DARWINISM</text:p>
      <text:p text:style-name="P17"><text:span text:style-name="T3">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text:span></text:p>
      <text:p text:style-name="P17"><text:soft-page-break/><text:span text:style-name="T3">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11">1) The theory cannot explain how life originated on Earth.</text:p>
      <text:p text:style-name="P17"><text:span text:style-name="T3">2) No scientific finding shows that the “evolutionary mechanisms" proposed by the theory have any evolutionary power at all.</text:span></text:p>
      <text:p text:style-name="P17"><text:span text:style-name="T3">3) The fossil record proves the exact opposite of what the theory suggests.</text:span></text:p>
      <text:p text:style-name="P17"><text:span text:style-name="T3">In this section, we will examine these three basic points in general outlines:</text:span></text:p>
      <text:p text:style-name="P16">THE FIRST INSURMOUNTABLE STEP:</text:p>
      <text:p text:style-name="P16">THE ORIGIN OF LIFE</text:p>
      <text:p text:style-name="P17"><text:span text:style-name="T3">The theory of evolution posits that all living species evolved from a single living cell that emerged on the primitive Earth 3.8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 </text:span></text:p>
      <text:p text:style-name="P17"><text:span text:style-name="T3">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text:span></text:p>
      <text:p text:style-name="P11"/>
      <text:p text:style-name="P16">“LIFE COMES FROM LIFE”</text:p>
      <text:p text:style-name="P17"><text:span text:style-name="T3">In his book, Darwin never referred to the origin of life. The primitive understanding of science in his time rested on the assumption that living beings had a very simple structure. Since The Deception Of Evolution143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text:span></text:p>
      <text:p text:style-name="P17"><text:span text:style-name="T3">Similarly, maggots developing in rotting meat was assumed to be evidence of spontaneous generation. However, it was later understood that </text:span><text:soft-page-break/><text:span text:style-name="T3">worms did not appear on meat spontaneously, but were carried there by flies in the form of larvae, invisible to the naked eye.</text:span></text:p>
      <text:p text:style-name="P17"><text:span text:style-name="T3">Even when Darwin wrote The Origin of Species, the belief that bacteria could come into existence from non-living matter was widely accepted in the world of science.</text:span></text:p>
      <text:p text:style-name="P17"><text:span text:style-name="T3">However, five years after the publication of Darwin’s book, Louis Pasteur announced his results after long studies and experiments, that disproved spontaneous generation, a cornerstone of Darwin's theory. In his triumphal lecture at the Sorbonne in 1864,Pasteur said: “Never will the doctrine of spontaneous generation recover from the mortal blow struck by this simple experiment.”1</text:span></text:p>
      <text:p text:style-name="P17"><text:span text:style-name="T3">For a long time, advocates of the theory of evolution resisted these findings. However, as the development of science unraveled the complex structure of the cell of a living being, the idea that life could come into being coincidentally faced an even greater impasse.</text:span></text:p>
      <text:p text:style-name="P11"/>
      <text:p text:style-name="P16">INCONCLUSIVE EFFORTS IN THE</text:p>
      <text:p text:style-name="P16">TWENTIETH CENTURY</text:p>
      <text:p text:style-name="P17"><text:span text:style-name="T3">The first evolutionist who took up the subject of the origin of life in the twentieth century was the renowned Russian biologist Alexander Oparin. With various theses he advanced in the1930s, he tried to prove that a living cell could originate by coincidence. These studies, however, were doomed to failure, and Oparin had to make the following confession: </text:span></text:p>
      <text:p text:style-name="P17"><text:span text:style-name="T3">Unfortunately, however, the problem of the origin of the cell is perhaps the most obscure point in the whole study of the evolution of organisms.2</text:span></text:p>
      <text:p text:style-name="P17"><text:span text:style-name="T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text:span></text:p>
      <text:p text:style-name="P17"><text:span text:style-name="T3">Barely a few years had passed before it was revealed that this experiment, which was then presented as an important step in the name of evolution, was invalid, for the atmosphere used in the experiment was very different from the real Earthconditions.3</text:span></text:p>
      <text:p text:style-name="P17"><text:span text:style-name="T3">After a long silence, Miller confessed that the atmosphere medium he used was unrealistic.4</text:span></text:p>
      <text:p text:style-name="P17"><text:span text:style-name="T3">All the evolutionists’ efforts throughout the twentieth century to explain the origin of life ended in failure. The geochemist Jeffrey Bada, from </text:span><text:soft-page-break/><text:span text:style-name="T3">the San Diego Scripps Institute accepts this fact in an article published in Earth magazine in 1998:</text:span></text:p>
      <text:p text:style-name="P17"><text:span text:style-name="T3">Today as we leave the twentieth century, we still face the biggest unsolved problem that we had when we entered the twentieth century: How did life originate on Earth?</text:span></text:p>
      <text:p text:style-name="P11"/>
      <text:p text:style-name="P16">THE COMPLEX STRUCTURE OF LIFE</text:p>
      <text:p text:style-name="P17"><text:span text:style-name="T3">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17"><text:span text:style-name="T3">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17"><text:span text:style-name="T3">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17"><text:span text:style-name="T3">A very interesting dilemma emerges at this point: DNA can replicate itself only with the help of some specialized proteins(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 </text:span></text:p>
      <text:p text:style-name="P17"><text:span text:style-name="T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text:span></text:p>
      <text:p text:style-name="P17"><text:span text:style-name="T3">No doubt, if it is impossible for life to have originated from natural causes, then it has to be accepted that life was “created" in a supernatural way. This fact explicitly invalidates the theory of evolution, whose main purpose is to deny creation.</text:span></text:p>
      <text:p text:style-name="P11"><text:soft-page-break/></text:p>
      <text:p text:style-name="P16">IMAGINARY MECHANISM OF EVOLUTION</text:p>
      <text:p text:style-name="P17"><text:span text:style-name="T3">The second important point that negates Darwin’s theory is that both concepts put forward by the theory as “evolutionary mechanisms” were understood to have, in reality, no evolutionary power.</text:span></text:p>
      <text:p text:style-name="P17"><text:span text:style-name="T3">Darwin based his evolution allegation entirely on the mechanism of “natural selection.” The importance he placed on this mechanism was evident in the name of his book: The Origin of Species, By Means of Natural Selection…</text:span></text:p>
      <text:p text:style-name="P17"><text:span text:style-name="T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text:span></text:p>
      <text:p text:style-name="P17"><text:span text:style-name="T3">Therefore, the mechanism of natural selection has no evolutionary power. Darwin was also aware of this fact and had to state this in his book The Origin of Species: </text:span></text:p>
      <text:p text:style-name="P17"><text:span text:style-name="T3">Natural selection can do nothing until favorable individual differences or variations occur.7</text:span></text:p>
      <text:p text:style-name="P11"/>
      <text:p text:style-name="P17"><text:span text:style-name="T5">LAMARCK’S IMPACT </text:span></text:p>
      <text:p text:style-name="P17"><text:span text:style-name="T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text:span></text:p>
      <text:p text:style-name="P17"><text:span text:style-name="T3">Darwin also gave similar examples. In his book The Origin of Species, for instance, he said that some bears going into water to find food transformed themselves into whales over time.8</text:span></text:p>
      <text:p text:style-name="P17"><text:span text:style-name="T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span></text:p>
      <text:p text:style-name="P11"><text:soft-page-break/></text:p>
      <text:p text:style-name="P16">NEO-DARWINISM AND MUTATIONS</text:p>
      <text:p text:style-name="P17"><text:span text:style-name="T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text:span></text:p>
      <text:p text:style-name="P17"><text:span text:style-name="T3">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text:span></text:p>
      <text:p text:style-name="P17"><text:span text:style-name="T3">The reason for this is very simple: DNA has a very complex structure, and random effects can only harm it. The American geneticist B. G. Rang Nathan explains this as follows: </text:span></text:p>
      <text:p text:style-name="P17"><text:span text:style-name="T3">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9</text:span></text:p>
      <text:p text:style-name="P17"><text:span text:style-name="T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text:span></text:p>
      <text:p text:style-name="P11"/>
      <text:p text:style-name="P16">THE FOSSIL RECORD:</text:p>
      <text:p text:style-name="P16">NO SIGN OF INTERMEDIATE FORMS</text:p>
      <text:p text:style-name="P17"><text:soft-page-break/><text:span text:style-name="T3">The clearest evidence that the scenario suggested by the theory of evolution did not take place is the fossil record.</text:span></text:p>
      <text:p text:style-name="P17"><text:span text:style-name="T3">According to this theory, every living species has sprung from a predecessor. A previously existing species turned into something else over time and all species have come into being in this way. In other words, this transformation proceeds gradually over millions of years.</text:span></text:p>
      <text:p text:style-name="P17"><text:span text:style-name="T3">Had this been the case, numerous intermediary species should have existed and lived within this long transformation period.</text:span></text:p>
      <text:p text:style-name="P17"><text:span text:style-name="T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17"><text:span text:style-name="T3">If such animals ever really existed, there should be millions and even billions of them in number and variety. More importantly, the remains of these strange creatures should be presenting the fossil record. In The Origin of Species, Darwin explained:</text:span></text:p>
      <text:p text:style-name="P17"><text:span text:style-name="T3">If my theory be true, numberless intermediate varieties, linking most closely all of the species of the same group together must assuredly have existed... Consequently, evidence of their former existence could be found only amongst fossil remains.</text:span></text:p>
      <text:p text:style-name="P11"/>
      <text:p text:style-name="P16">DARWIN’S HOPES SHATTERED</text:p>
      <text:p text:style-name="P17"><text:span text:style-name="T3">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text:span></text:p>
      <text:p text:style-name="P17"><text:span text:style-name="T3">One famous British paleontologist, Derek V. Ager, admits this fact, even though he is an evolutionist: </text:span></text:p>
      <text:p text:style-name="P17"><text:span text:style-name="T3">The point emerges that if we examine the fossil record in detail, whether at the level of orders or of species, we find—over and over again—not gradual evolution, but the sudden explosion of one group at the expense of another.11</text:span></text:p>
      <text:p text:style-name="P17"><text:span text:style-name="T3">This means that in the fossil record, all living species suddenly emerge as fully formed, without any intermediate forms in between. This is just the opposite of Darwin’s assumptions. Also, this is very strong evidence that all </text:span><text:soft-page-break/><text:span text:style-name="T3">living things are created. The only explanation of a living species emerging suddenly and complete in every detail without any evolutionary ancestor is that it was created. This fact is admitted also by the widely known evolutionist biologist Douglas Futuyma: </text:span></text:p>
      <text:p text:style-name="P17"><text:span text:style-name="T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12</text:span></text:p>
      <text:p text:style-name="P17"><text:span text:style-name="T3">Fossils show that living beings emerged fully developed and in a perfect state on the Earth. That means that “the origin of species,” contrary to Darwin’s supposition, is not evolution, but creation.</text:span></text:p>
      <text:p text:style-name="P11"/>
      <text:p text:style-name="P16">THE TALE OF HUMAN EVOLUTION</text:p>
      <text:p text:style-name="P17"><text:span text:style-name="T3">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text:span></text:p>
      <text:p text:style-name="P11">1. Australopithecus</text:p>
      <text:p text:style-name="P11">2. Homo habilis</text:p>
      <text:p text:style-name="P11">3. Homo erectus</text:p>
      <text:p text:style-name="P17"><text:span text:style-name="T3">4. Homo sapiens </text:span></text:p>
      <text:p text:style-name="P17"><text:span text:style-name="T3">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ape species that became extinct and bore no resemblanceto humans.13</text:span></text:p>
      <text:p text:style-name="P17"><text:span text:style-name="T3">Evolutionists classify the next stage of human evolution as“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text:span><text:soft-page-break/><text:span text:style-name="T3">evolutionists, contends in his book One Long Argument that “particularly historical [puzzles] such as the origin of life or of Homo sapiens, are extremely difficult and may even resist a final, satisfying explanation.”14</text:span></text:p>
      <text:p text:style-name="P17"><text:span text:style-name="T3">By outlining the link chain as Australopithecus &gt; Homo habilis&gt; Homo erectus &gt; Homo sapiens, evolutionists imply that each of these species is one another’s ancestor. However, recent findings of paleoanthropologists have revealed that Australopithecus, Homo habilis, and Homo erectus lived at different parts of the world at the same time.15</text:span></text:p>
      <text:p text:style-name="P17"><text:span text:style-name="T3">Moreover, a certain segment of humans classified as Homo erectus have lived up until very modern times. Homo sapiens neandarthalensis and Homo sapiens sapiens (modern man) co-existed in the same region.16</text:span></text:p>
      <text:p text:style-name="P17"><text:span text:style-name="T3">This situation apparently indicates the invalidity of the claim that they are ancestors of one another. A paleontologist from Harvard University, Stephen Jay Gould, explains this deadlock of the theory of evolution, although he is an evolutionist himself: </text:span></text:p>
      <text:p text:style-name="P17"><text:span text:style-name="T3">What has become of our ladder if there are three coexisting lineages of hominids (A. africanus, the robust australopithecines and H. habilis), none clearly derived from another? Moreover, none of the three display any evolutionary trends during their tenure on earth.17</text:span></text:p>
      <text:p text:style-name="P11">Put briefly, the scenario of human evolution, which is “upheld" with the help of various drawings of some “half ape, half human” creatures appearing in the media and course books, that is, frankly, by means of propaganda, is nothing but a tale with no scientific foundation.</text:p>
      <text:p text:style-name="P17"><text:span text:style-name="T3">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text:span></text:p>
      <text:p text:style-name="P17"><text:span text:style-name="T3">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 </text:span></text:p>
      <text:p text:style-name="P17"><text:span text:style-name="T3">We then move right off the register of objective truth into those fields of presumed biological science, like extrasensory perception or the interpretation of man’s fossil history, whereto the faithful [evolutionist] </text:span><text:soft-page-break/><text:span text:style-name="T3">anything is possible—and where the ardent believer [in evolution] is sometimes able to believe several contradictory things at the same time.18</text:span></text:p>
      <text:p text:style-name="P17"><text:span text:style-name="T3">The tale of human evolution boils down to nothing but the prejudiced interpretations of some fossils unearthed by certain people, who blindly adhere to their theory.</text:span></text:p>
      <text:p text:style-name="P11"/>
      <text:p text:style-name="P16">DARWINIAN FORMULA!</text:p>
      <text:p text:style-name="P17"><text:span text:style-name="T3">Besides all the technical evidence we have dealt with so far, let us now for once, examine what kind of a superstition the evolutionists have with an example so simple as to be understood even by children: </text:span></text:p>
      <text:p text:style-name="P17"><text:span text:style-name="T3">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 </text:span></text:p>
      <text:p text:style-name="P17"><text:span text:style-name="T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text:span></text:p>
      <text:p text:style-name="P17"><text:soft-page-break/><text:span text:style-name="T3">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text:span></text:p>
      <text:p text:style-name="P17"><text:span text:style-name="T3">The theory of evolution, which claims the opposite, is a total fallacy completely contrary to reason. Thinking even a little bit on the claims of the evolutionists discloses this reality, just as in the above example.</text:span></text:p>
      <text:p text:style-name="P11"/>
      <text:p text:style-name="P16">TECHNOLOGY IN THE EYE AND THE EAR</text:p>
      <text:p text:style-name="P17"><text:span text:style-name="T3">Another subject that remains unanswered by evolutionary theory is the excellent quality of perception in the eye and the ear.</text:span></text:p>
      <text:p text:style-name="P17"><text:span text:style-name="T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17"><text:span text:style-name="T3">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17"><text:span text:style-name="T3">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text:span></text:p>
      <text:p text:style-name="P17"><text:soft-page-break/><text:span text:style-name="T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17"><text:span text:style-name="T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 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text:span></text:p>
      <text:p text:style-name="P17"><text:span text:style-name="T3">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text:span></text:p>
      <text:p text:style-name="P17"><text:span text:style-name="T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text:span><text:soft-page-break/><text:span text:style-name="T3">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17"><text:span text:style-name="T3">So far, no man-made visual or recording apparatus has been as sensitive and successful in perceiving sensory data as are the eye and the ear. However, as far as seeing and hearing are concerned, a far greater truth lies beyond all this.</text:span></text:p>
      <text:p text:style-name="P11"/>
      <text:p text:style-name="P17"><text:span text:style-name="T5">TO WHOM DOES THE CONSCIOUSNESSTHAT SEES AND </text:span></text:p>
      <text:p text:style-name="P16">HEARS WITHIN THEBRAIN BELONG?</text:p>
      <text:p text:style-name="P17"><text:span text:style-name="T3">Who watches an alluring world in the brain, listens to symphonies and the twittering of birds, and smells the rose? 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text:span></text:p>
      <text:p text:style-name="P17"><text:span text:style-name="T3">For this consciousness is the spirit created by Allah, which needs neither the eye to watch the images nor the ear to hear the sounds. Furthermore, it does not need the brain to think.</text:span></text:p>
      <text:p text:style-name="P17"><text:span text:style-name="T3">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11"/>
      <text:p text:style-name="P16">AMATERIALIST FAITH</text:p>
      <text:p text:style-name="P17"><text:span text:style-name="T3">The information we have presented so far shows us that the theory of evolution is an incompatible with scientific findings. The theory’s claim regarding the origin of life is inconsistent with science, the evolutionary mechanisms it proposes have no evolutionary power, and fossils demonstrate that the required intermediate forms have never existed. So, it </text:span><text:soft-page-break/><text:span text:style-name="T3">certainly follows that the theory of evolution should be pushed aside as an unscientific idea. This is how many ideas, such as the Earth-centered universe model, have been taken out of the agenda of science throughout history.</text:span></text:p>
      <text:p text:style-name="P17"><text:span text:style-name="T3">However, the theory of evolution is kept on the agenda of science. Some people even try to represent criticisms directed against it as an “attack on science.” Why? 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17"><text:span text:style-name="T3">Interestingly enough, they also confess this fact from time to time. A well-known geneticist and an outspoken evolutionist, Richard C. Lewontin from Harvard University, confesses that he is “first and foremost a materialist and then a scientist": </text:span></text:p>
      <text:p text:style-name="P17"><text:span text:style-name="T3">It is not that the methods and institutions of science somehow compel us accept a material explanation of the phenomenal world, but, on the contrary, that we are forced by our a prior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1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 </text:span></text:p>
      <text:p text:style-name="P17"><text:span text:style-name="T3">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11"/>
      <text:p text:style-name="P16">THE THEORY OF EVOLUTION IS </text:p>
      <text:p text:style-name="P16">THE MOSTPOTENT SPELL IN THE WORLD</text:p>
      <text:p text:style-name="P17"><text:soft-page-break/><text:span text:style-name="T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17"><text:span text:style-name="T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buh)worshipping idols they had made with their own hands, or the people of the Prophet Musa (pbuh) worshipping the Golden Calf.</text:span></text:p>
      <text:p text:style-name="P17"><text:span text:style-name="T3">In fact, Allah has pointed to this lack of reason in the Qur’an. In many verse, He reveals in many verses that some peoples' minds will be closed and that they will be powerless to see the truth. Some of these verses are as follows: </text:span></text:p>
      <text:p text:style-name="P11"/>
      <text:p text:style-name="P17"><text:span text:style-name="T2">As for those who do not believe, it makes no difference to them whether you warn them or do not warn them, they will not believe. Allah has sealed up their hearts and hearing and over their eyes is a blindfold. They will have a terrible punishment. (Surat al-Baqara, 2: 6-7)</text:span></text:p>
      <text:p text:style-name="P9"/>
      <text:p text:style-name="P17"><text:span text:style-name="T2">… They have hearts with which they do not understand. They have eyes with which they do not see. They have ears with which they do not hear. Such people are like cattle. No, they are even further astray! They are the unaware. (Surat al-A`raf, 7: 179)</text:span></text:p>
      <text:p text:style-name="P9"/>
      <text:p text:style-name="P17"><text:span text:style-name="T2">Even if We opened up to them a door into heaven, and they spent the day ascending through it, they would only say: “Our eyesight is befuddled! Or rather we have been put under a spell!” (Surat al-Hijr, 15: 14-15)</text:span></text:p>
      <text:p text:style-name="P9"/>
      <text:p text:style-name="P17"><text:soft-page-break/><text:span text:style-name="T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text:span></text:p>
      <text:p text:style-name="P17"><text:span text:style-name="T3">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 </text:span></text:p>
      <text:p text:style-name="P11"/>
      <text:p text:style-name="P17"><text:span text:style-name="T2">He said: “You throw.” And when they threw, they cast a spell on the people’s eyes and caused them to feel great fear of them. They produced an extremely powerful magic. (Surat al-A`raf, 7: 116)</text:span></text:p>
      <text:p text:style-name="P9"/>
      <text:p text:style-name="P17"><text:span text:style-name="T3">As we have seen, Pharaoh’s magicians were able to deceive everyone, apart from Musa and those who believed in him. However, his evidence broke the spell, or “swallowed up what they had forged,” as the verse puts it.</text:span></text:p>
      <text:p text:style-name="P11"/>
      <text:p text:style-name="P17"><text:span text:style-name="T2">We revealed to Musa, “Throw down your staff.” And it immediately swallowed up what they had forged. So the Truth took place and what they did was shown to be false. (Surat al-A`raf, 7: 117-118)</text:span></text:p>
      <text:p text:style-name="P9"/>
      <text:p text:style-name="P17"><text:span text:style-name="T3">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 </text:span></text:p>
      <text:p text:style-name="P17"><text:soft-page-break/><text:span text:style-name="T3">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20</text:span></text:p>
      <text:p text:style-name="P17"><text:span text:style-name="T3">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5">1 Sidney Fox, Klaus Dose, Molecular Evolution and The Origin of Life,W.H. Freeman and Company, San Francisco, 1972, p. 4.</text:p>
      <text:p text:style-name="P1">2 Alexander I. Oparin, Origin of Life, Dover Publications, NewYork,1936, 1953 (reprint), p. 196.</text:p>
      <text:p text:style-name="P1">3 “New Evidence on Evolution of Early Atmosphere and Life”,Bulletin of the American Meteorological Society, vol 63, November1982, p. 1328-1330.</text:p>
      <text:p text:style-name="P1">4 Stanley Miller, Molecular Evolution of Life: Current Status of the PrebioticSynthesis of Small Molecules, 1986, p. 7.</text:p>
      <text:p text:style-name="P1">5 Jeffrey Bada, Earth, February 1998, p. 40.</text:p>
      <text:p text:style-name="P1">6 Leslie E. Orgel, “The Origin of Life on Earth”, Scientific American,vol. 271, October 1994, p. 78.</text:p>
      <text:p text:style-name="P1">7 Charles Darwin, The Origin of Species by Means of Natural Selection,The Modern Library, New York, p. 127.</text:p>
      <text:p text:style-name="P1">8 Charles Darwin, The Origin of Species: A Facsimile of the First Edition,Harvard University Press, 1964, p. 184.</text:p>
      <text:p text:style-name="P1">9 B. G. Ranganathan, Origins?, Pennsylvania: The Banner Of TruthTrust, 1988, p. 7.</text:p>
      <text:p text:style-name="P1">10 Charles Darwin, The Origin of Species: A Facsimile of the First Edition,Harvard University Press, 1964, p. 179.</text:p>
      <text:p text:style-name="P1">11 Derek A. Ager, “The Nature of the Fossil Record”, Proceedings ofthe British Geological Association, vol 87, 1976, p. 133.</text:p>
      <text:p text:style-name="P1">12 Douglas J. Futuyma, Science on Trial, Pantheon Books, NewYork, 1983. p. 197.</text:p>
      <text:p text:style-name="P1">13 Solly Zuckerman, Beyond The Ivory Tower, Toplinger Publications,New York, 1970, pp. 75-14; Charles E. Oxnard, “The Place ofOUR MESSENGERS SAY166NOTESAustralopithecines in Human Evolution: Grounds for Doubt”,Nature, vol 258, p. 389.</text:p>
      <text:p text:style-name="P1">14 “Could science be brought to an end by scientists’ belief thatthey have final answers or by society’s reluctance to pay the bills?”Scientific American, December 1992, p. 20.</text:p>
      <text:p text:style-name="P1">15 Alan Walker, Science, vol. 207, 7 March 1980, p. 1103; A. J. Kelso,Physical Antropology, 1st ed., J. B. Lipincott Co., New York, 1970, p.</text:p>
      <text:p text:style-name="P1">221; M. D. Leakey, Olduvai Gorge, vol. 3, Cambridge UniversityPress, Cambridge, 1971, p. 272.</text:p>
      <text:p text:style-name="P1">16 Jeffrey Kluger, “Not So Extinct After All: The Primitive HomoErectus May Have Survived Long Enough To Coexist With ModernHumans”, Time, 23 December 1996.</text:p>
      <text:p text:style-name="P1">17 S. J. Gould, Natural History, vol. 85, 1976, p. 30.</text:p>
      <text:p text:style-name="P1">18 Solly Zuckerman, Beyond The Ivory Tower, p. 19.</text:p>
      <text:p text:style-name="P1"><text:soft-page-break/>19 Richard Lewontin, “The Demon-Haunted World,” 71 MalcolmMuggeridge, The End of Christendom, Grand Rapids: Eerdmans,1980, p. 43.</text:p>
      <text:p text:style-name="P1">20 Malcolm Muggeridge, The End of Christendom, Grand Rapids:Eerdmans, 1980, p. 43.</text:p>
      <text:p text:style-name="P1">Notes167They said, “Glory be to You! We have noknowledge except what You have taught us.</text:p>
      <text:p text:style-name="P1">You are the All-Knowing, the All-Wise.”(Surat al-Baqara, 2: 32)</text:p>
      <text:p text:style-name="P2"/>
      <text:p text:style-name="P2"/>
      <text:p text:style-name="P2"/>
      <text:p text:style-name="P2">HARUN YAHYA ON THE INTERNET</text:p>
      <text:p text:style-name="P2"/>
      <text:p text:style-name="P2"/>
      <text:p text:style-name="P3"><text:a xlink:type="simple" xlink:href="http://www.harunyahya.com/" text:style-name="Internet_20_link" text:visited-style-name="Visited_20_Internet_20_Link"><text:span text:style-name="Internet_20_link"><text:span text:style-name="T9">www.harunyahya.com</text:span></text:span></text:a><text:span text:style-name="T6"> e-mail: </text:span><text:a xlink:type="simple" xlink:href="mailto:info@harunyahya.com" text:style-name="Internet_20_link" text:visited-style-name="Visited_20_Internet_20_Link"><text:span text:style-name="Internet_20_link"><text:span text:style-name="T9">info@harunyahya.com</text:span></text:span></text:a></text:p>
      <text:p text:style-name="P4"><text:span text:style-name="T3">If you would like to purchase the books of Harun Yahya, please visit www.bookglobal.net</text:span><text:span text:style-name="T7">.</text:span></text:p>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_28_Web_29_" style:display-name="Normal (Web)" style:family="paragraph" style:parent-style-name="Standard">
      <style:paragraph-properties fo:margin-top="0.494cm" fo:margin-bottom="0.494cm" loext:contextual-spacing="false"/>
      <style:text-properties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UR MESSENGERS SAY</dc:title>
    <meta:initial-creator>HARUN YAHYA</meta:initial-creator>
    <meta:creation-date>2005-05-15T03:22:00</meta:creation-date>
    <dc:date>2020-07-05T00:46:57.565957566</dc:date>
    <meta:editing-cycles>82</meta:editing-cycles>
    <meta:editing-duration>PT17H19M30S</meta:editing-duration>
    <meta:generator>LibreOffice/6.4.4.2$Linux_X86_64 LibreOffice_project/523b8e55cdb4890550c54dc0a0ee2ea29d34e811</meta:generator>
    <meta:keyword>OUR MESSENGERS SAY</meta:keyword>
    <dc:subject>OUR MESSENGERS SAY</dc:subject>
    <meta:document-statistic meta:table-count="0" meta:image-count="0" meta:object-count="0" meta:page-count="133" meta:paragraph-count="1049" meta:word-count="39737" meta:character-count="227543" meta:non-whitespace-character-count="188536"/>
  </office:meta>
</office:document-meta>
</file>